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4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c586c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0">
      <style:graphic-properties fo:wrap-option="wrap" fo:padding-top="0.05in" fo:padding-bottom="0.05in" fo:padding-left="0.1in" fo:padding-right="0.1in" draw:textarea-vertical-align="middle" draw:textarea-horizontal-align="center" draw:fill="solid" draw:fill-color="#c00000"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d4d4d4"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77">
      <style:text-properties fo:font-variant="normal" fo:text-transform="none" fo:color="#ff0000" style:text-line-through-type="none" style:text-line-through-style="none" style:text-line-through-width="auto" style:text-line-through-color="font-color" style:text-position="0% 100%" fo:font-family="Aptos" style:font-family-asian="ＭＳ Ｐゴシック"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c586c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ptos Display" style:font-family-asian="ＭＳ Ｐゴシック" fo:font-size="0.61111in" style:font-size-asian="0.61111in" style:font-size-complex="0.6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Aptos Display" style:font-family-asian="ＭＳ Ｐゴシック" style:font-family-generic-asian="swiss" style:font-pitch-asian="variable" fo:font-size="0.61111in" style:font-size-asian="0.61111in" style:font-size-complex="0.6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55556in" style:font-size-asian="0.55556in" style:font-size-complex="0.55556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MS PGothic" style:font-family-asian="Aptos"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MS PGothic" style:font-family-asian="Aptos" style:font-family-complex="Aptos" fo:font-size="0.55556in" style:font-size-asian="0.55556in" style:font-size-complex="0.5555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MS PGothic" style:font-family-asian="Aptos"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MS PGothic" style:font-family-asian="Aptos"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MS PGothic" style:font-family-asian="Aptos"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0">
      <style:text-properties fo:font-variant="normal" fo:text-transform="none" fo:color="#cccccc"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1">
      <style:text-properties fo:font-variant="normal" fo:text-transform="none" fo:color="#9cdcfe"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2">
      <style:text-properties fo:font-variant="normal" fo:text-transform="none" fo:color="#cccccc"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4">
      <style:text-properties fo:font-variant="normal" fo:text-transform="none" fo:color="#cccccc"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5">
      <style:text-properties fo:font-variant="normal" fo:text-transform="none" fo:color="#c586c0"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6">
      <style:text-properties fo:font-variant="normal" fo:text-transform="none" fo:color="#cccccc"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7">
      <style:text-properties fo:font-variant="normal" fo:text-transform="none" fo:color="#4ec9b0"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8">
      <style:text-properties fo:font-variant="normal" fo:text-transform="none" fo:color="#cccccc"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9">
      <style:text-properties fo:font-variant="normal" fo:text-transform="none" fo:color="#ce9178"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0">
      <style:text-properties fo:font-variant="normal" fo:text-transform="none" fo:color="#ce9178"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1">
      <style:text-properties fo:font-variant="normal" fo:text-transform="none" fo:color="#ce9178"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2">
      <style:text-properties fo:font-variant="normal" fo:text-transform="none" fo:color="#cccccc"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4">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true"/>
      <style:paragraph-properties style:font-independent-line-spacing="true" style:writing-mode="lr-tb"/>
    </style:style>
    <style:style style:family="text" style:name="a1715">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7">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1">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3">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5">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9">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4fc1ff"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c586c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1">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2">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3">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4">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9">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3">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8">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true"/>
      <style:paragraph-properties style:font-independent-line-spacing="true" style:writing-mode="lr-tb"/>
    </style:style>
    <style:style style:family="text" style:name="a1429">
      <style:text-properties fo:font-variant="normal" fo:text-transform="none" fo:color="#ffffff"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2">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true"/>
      <style:paragraph-properties style:font-independent-line-spacing="true" style:writing-mode="lr-tb"/>
    </style:style>
    <style:style style:family="drawing-page" style:name="a11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1">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3">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d4d4d4"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7">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9">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0">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1">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200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04">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true"/>
      <style:paragraph-properties style:font-independent-line-spacing="true" style:writing-mode="lr-tb"/>
    </style:style>
    <style:style style:family="paragraph" style:name="a1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5">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0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7">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09">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0">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1">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8">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6a9955"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3">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01">
      <style:text-properties fo:font-variant="normal" fo:text-transform="none" fo:color="#6a9955"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5">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0070c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7">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0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MS PGothic" style:font-family-asian="Aptos"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ff0000" style:text-line-through-type="none" style:text-line-through-style="none" style:text-line-through-width="auto" style:text-line-through-color="font-color" style:text-position="0% 100%" fo:font-family="MS PGothic" style:font-family-asian="Aptos"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ff0000" style:text-line-through-type="none" style:text-line-through-style="none" style:text-line-through-width="auto" style:text-line-through-color="font-color" style:text-position="0% 100%" fo:font-family="MS PGothic" style:font-family-asian="Aptos"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0">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6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0070c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64">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6">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7">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1">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3">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8">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6">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true"/>
      <style:paragraph-properties style:font-independent-line-spacing="true" style:writing-mode="lr-tb"/>
    </style:style>
    <style:style style:family="text" style:name="a202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ff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9">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7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3">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5">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7">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0">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1">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2">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3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6">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4fc1ff"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38">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9">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1">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3">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4">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5">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8">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true"/>
      <style:paragraph-properties style:font-independent-line-spacing="true" style:writing-mode="lr-tb"/>
    </style:style>
    <style:style style:family="text" style:name="a947">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9">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1">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true"/>
      <style:paragraph-properties style:font-independent-line-spacing="true" style:writing-mode="lr-tb"/>
    </style:style>
    <style:style style:family="text" style:name="a1471">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2">
      <style:text-properties fo:font-variant="normal" fo:text-transform="none" fo:color="#ffffff"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4">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473">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5">
      <style:text-properties fo:font-variant="normal" fo:text-transform="none" fo:color="#ffffff"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70c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7">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graphic" style:name="a1476">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true"/>
      <style:paragraph-properties style:font-independent-line-spacing="true" style:writing-mode="lr-tb"/>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8">
      <style:text-properties fo:font-variant="normal" fo:text-transform="none" fo:color="#ffffff"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0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9">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1">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c586c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3">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9">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true"/>
      <style:paragraph-properties style:font-independent-line-spacing="true" style:writing-mode="lr-tb"/>
    </style:style>
    <style:style style:family="text" style:name="a179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7">
      <style:text-properties fo:font-variant="normal" fo:text-transform="none" fo:color="#c586c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9">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true"/>
      <style:paragraph-properties style:font-independent-line-spacing="true" style:writing-mode="lr-tb"/>
    </style:style>
    <style:style style:family="text" style:name="a95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50">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48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1">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1">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5">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6">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5">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8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9">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8">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0">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0">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5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3">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2">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94">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6">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6">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9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4fc1ff"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d4d4d4"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6">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true"/>
      <style:paragraph-properties style:font-independent-line-spacing="true" style:writing-mode="lr-tb"/>
    </style:style>
    <style:style style:family="drawing-page" style:name="a9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5">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true"/>
      <style:paragraph-properties style:font-independent-line-spacing="true" style:writing-mode="lr-tb"/>
    </style:style>
    <style:style style:family="text" style:name="a1196">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6a9955"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6a9955"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MS PGothic" style:font-family-asian="Aptos"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ff0000" style:text-line-through-type="none" style:text-line-through-style="none" style:text-line-through-width="auto" style:text-line-through-color="font-color" style:text-position="0% 100%" fo:font-family="MS PGothic" style:font-family-asian="Aptos"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0">
      <style:text-properties fo:font-variant="normal" fo:text-transform="none" fo:color="#c586c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2">
      <style:text-properties fo:font-variant="normal" fo:text-transform="none" fo:color="#000000"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4">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7">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9">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1">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5">
      <style:text-properties fo:font-variant="normal" fo:text-transform="none" fo:color="#c586c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7">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true"/>
      <style:paragraph-properties style:font-independent-line-spacing="true" style:writing-mode="lr-tb"/>
    </style:style>
    <style:style style:family="text" style:name="a1918">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MS PGothic" style:font-family-asian="Aptos Display"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44444in" style:font-size-asian="0.44444in" style:font-size-complex="0.44444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MS PGothic" style:font-family-asian="Aptos Display"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44444in" style:font-size-asian="0.44444in" style:font-size-complex="0.44444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MS PGothic" style:font-family-asian="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44444in" style:font-size-asian="0.44444in" style:font-size-complex="0.44444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44444in" style:font-size-asian="0.44444in" style:font-size-complex="0.44444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0">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2">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5">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9">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rial"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0">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1">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3">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5">
      <style:text-properties fo:font-variant="normal" fo:text-transform="none" fo:color="#00000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8">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22">
      <style:text-properties fo:font-variant="normal" fo:text-transform="none" fo:color="#ffffff"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4">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625">
      <style:text-properties fo:font-variant="normal" fo:text-transform="none" fo:color="#ffffff"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7">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0">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1">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2">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3">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font-variant="normal" fo:text-transform="none" fo:color="#4fc1ff"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5">
      <style:text-properties fo:font-variant="normal" fo:text-transform="none" fo:color="#00000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7">
      <style:text-properties fo:font-variant="normal" fo:text-transform="none" fo:color="#000000"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9">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ff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70c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05">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07">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2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c586c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1">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3">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5">
      <style:text-properties fo:font-variant="normal" fo:text-transform="none" fo:color="#00000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8">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7">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5">
      <style:text-properties fo:font-variant="normal" fo:text-transform="none" fo:color="#ff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c586c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c586c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0">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1">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2">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4">
      <style:text-properties fo:font-variant="normal" fo:text-transform="none" fo:color="#00000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8">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4fc1ff"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55556in" style:font-size-asian="0.55556in" style:font-size-complex="0.55556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c586c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0">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MS PGothic" style:font-family-asian="Aptos"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6">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tru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2">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MS PGothic" style:font-family-asian="Aptos Display"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4">
      <style:text-properties fo:font-variant="normal" fo:text-transform="none" fo:color="#00000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MS PGothic" style:font-family-asian="Aptos Display"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55556in" style:font-size-asian="0.55556in" style:font-size-complex="0.55556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7">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9">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MS PGothic" style:font-family-asian="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5">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7">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44444in" style:font-size-asian="0.44444in" style:font-size-complex="0.44444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MS PGothic" style:font-family-asian="Aptos Display"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MS PGothic" style:font-family-asian="Aptos"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MS PGothic" style:font-family-asian="Aptos Display"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44444in" style:font-size-asian="0.44444in" style:font-size-complex="0.44444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0">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MS PGothic" style:font-family-asian="Aptos Display"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1">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44444in" style:font-size-asian="0.44444in" style:font-size-complex="0.44444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MS PGothic" style:font-family-asian="Aptos Display"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44444in" style:font-size-asian="0.44444in" style:font-size-complex="0.44444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3">
      <style:text-properties fo:font-variant="normal" fo:text-transform="none" fo:color="#00000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55556in" style:font-size-asian="0.55556in" style:font-size-complex="0.55556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Aptos Display" style:font-family-asian="Aptos Display"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MS PGothic" style:font-family-asian="Aptos"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7">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9">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1">
      <style:text-properties fo:font-variant="normal" fo:text-transform="none" fo:color="#569cd6"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font-variant="normal" fo:text-transform="none" fo:color="#cccccc"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3">
      <style:text-properties fo:font-variant="normal" fo:text-transform="none" fo:color="#4ec9b0"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4">
      <style:text-properties fo:font-variant="normal" fo:text-transform="none" fo:color="#cccccc"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5">
      <style:text-properties fo:font-variant="normal" fo:text-transform="none" fo:color="#4ec9b0"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6">
      <style:text-properties fo:font-variant="normal" fo:text-transform="none" fo:color="#cccccc"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8">
      <style:text-properties fo:font-variant="normal" fo:text-transform="none" fo:color="#cccccc"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9">
      <style:text-properties fo:font-variant="normal" fo:text-transform="none" fo:color="#569cd6"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MS PGothic" style:font-family-asian="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44444in" style:font-size-asian="0.44444in" style:font-size-complex="0.44444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ptos"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44444in" style:font-size-asian="0.44444in" style:font-size-complex="0.44444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91">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5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9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3">
      <style:text-properties fo:font-variant="normal" fo:text-transform="none" fo:color="#00000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6">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8">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9">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tru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80">
      <style:text-properties fo:font-variant="normal" fo:text-transform="none" fo:color="#cccccc"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1">
      <style:text-properties fo:font-variant="normal" fo:text-transform="none" fo:color="#dcdcaa"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2">
      <style:text-properties fo:font-variant="normal" fo:text-transform="none" fo:color="#cccccc"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83">
      <style:text-properties fo:font-variant="normal" fo:text-transform="none" fo:color="#9cdcfe"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ffffff"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4">
      <style:text-properties fo:font-variant="normal" fo:text-transform="none" fo:color="#cccccc"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6">
      <style:text-properties fo:font-variant="normal" fo:text-transform="none" fo:color="#cccccc"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7">
      <style:text-properties fo:font-variant="normal" fo:text-transform="none" fo:color="#c586c0"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8">
      <style:text-properties fo:font-variant="normal" fo:text-transform="none" fo:color="#cccccc"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9">
      <style:text-properties fo:font-variant="normal" fo:text-transform="none" fo:color="#4ec9b0"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MS PGothic" style:font-family-asian="MS PGothic" style:font-family-complex="Arial"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8">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9">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1">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90">
      <style:text-properties fo:font-variant="normal" fo:text-transform="none" fo:color="#cccccc"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1">
      <style:text-properties fo:font-variant="normal" fo:text-transform="none" fo:color="#ce9178"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2">
      <style:text-properties fo:font-variant="normal" fo:text-transform="none" fo:color="#ce9178"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3">
      <style:text-properties fo:font-variant="normal" fo:text-transform="none" fo:color="#ce9178"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4">
      <style:text-properties fo:font-variant="normal" fo:text-transform="none" fo:color="#cccccc"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6">
      <style:text-properties fo:font-variant="normal" fo:text-transform="none" fo:color="#cccccc"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7">
      <style:text-properties fo:font-variant="normal" fo:text-transform="none" fo:color="#569cd6"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8">
      <style:text-properties fo:font-variant="normal" fo:text-transform="none" fo:color="#cccccc"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9">
      <style:text-properties fo:font-variant="normal" fo:text-transform="none" fo:color="#dcdcaa" style:text-line-through-type="none" style:text-line-through-style="none" style:text-line-through-width="auto" style:text-line-through-color="font-color" style:text-position="0% 100%" fo:font-family="Consolas" style:font-family-asian="Consolas" style:font-family-complex="Consolas"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true"/>
      <style:paragraph-properties style:font-independent-line-spacing="true" style:writing-mode="lr-tb"/>
    </style:style>
    <style:style style:family="drawing-page" style:name="a8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2">
      <style:text-properties fo:font-variant="normal" fo:text-transform="none" fo:color="#4fc1ff"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9">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d4d4d4"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d4d4d4"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Aptos Display" style:font-family-asian="ＭＳ Ｐゴシック" style:font-family-generic-asian="swiss" style:font-pitch-asian="variable" fo:font-size="0.61111in" style:font-size-asian="0.61111in" style:font-size-complex="0.61111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9">
      <style:text-properties fo:font-variant="normal" fo:text-transform="none" fo:color="#0070c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9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6a9955"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6a9955"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6a9955"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6a9955"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0">
      <style:text-properties fo:font-variant="normal" fo:text-transform="none" fo:color="#ffffff"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2">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803">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07">
      <style:text-properties fo:font-variant="normal" fo:text-transform="none" fo:color="#ffffff"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9">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8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7">
      <style:text-properties fo:font-variant="normal" fo:text-transform="none" fo:color="#0070c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c586c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4">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true"/>
      <style:paragraph-properties style:font-independent-line-spacing="true" style:writing-mode="lr-tb"/>
    </style:style>
    <style:style style:family="text" style:name="a1505">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9">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7">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9">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5">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7">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2">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MS PGothic" style:font-family-asian="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39">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3">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4fc1ff"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9">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complex="Arial"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4">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6">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8">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0">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true"/>
      <style:paragraph-properties style:font-independent-line-spacing="true" style:writing-mode="lr-tb"/>
    </style:style>
    <style:style style:family="text" style:name="a1221">
      <style:text-properties fo:font-variant="normal" fo:text-transform="none" fo:color="#ffffff"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3">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52">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5">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7">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9">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2">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4">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4fc1ff"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3">
      <style:text-properties fo:font-variant="normal" fo:text-transform="none" fo:color="#c586c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7">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2">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6">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7">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true"/>
      <style:paragraph-properties style:font-independent-line-spacing="true" style:writing-mode="lr-tb"/>
    </style:style>
    <style:style style:family="graphic" style:name="a1559">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true"/>
      <style:paragraph-properties style:font-independent-line-spacing="true" style:writing-mode="lr-tb"/>
    </style:style>
    <style:style style:family="drawing-page" style:name="a7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0">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2">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4">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8">
      <style:text-properties fo:font-variant="normal" fo:text-transform="none" fo:color="#c586c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0">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4">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5in" style:font-size-asian="0.5in" style:font-size-complex="0.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Aptos Display" style:font-family-asian="ＭＳ Ｐゴシック" style:font-family-generic-asian="swiss" style:font-pitch-asian="variable" fo:font-size="0.61111in" style:font-size-asian="0.61111in" style:font-size-complex="0.61111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69">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d4d4d4"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0">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true"/>
      <style:paragraph-properties style:font-independent-line-spacing="true" style:writing-mode="lr-tb"/>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onsola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1">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3">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5">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9">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2">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74">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ff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6">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7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8">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2">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4">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6">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0">
      <style:text-properties fo:font-variant="normal" fo:text-transform="none" fo:color="#4ec9b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4fc1ff"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6">
      <style:text-properties fo:font-variant="normal" fo:text-transform="none" fo:color="#c586c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dcdcaa"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8">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true"/>
      <style:paragraph-properties style:font-independent-line-spacing="true" style:writing-mode="lr-tb"/>
    </style:style>
    <style:style style:family="text" style:name="a747">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9">
      <style:text-properties fo:font-variant="normal" fo:text-transform="none" fo:color="#ffffff"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3">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Aptos Display" style:font-family-asian="ＭＳ Ｐゴシック" fo:font-size="0.66667in" style:font-size-asian="0.66667in" style:font-size-complex="0.6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1276">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tru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9">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presentation" style:name="a4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4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1">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750">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MS PGothic" style:font-family-asian="Aptos Display"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MS PGothic" style:font-family-asian="Aptos Display"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44444in" style:font-size-asian="0.44444in" style:font-size-complex="0.44444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MS PGothic" style:font-family-asian="Aptos Display"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c586c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MS PGothic" style:font-family-asian="Aptos Display"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MS PGothic" style:font-family-asian="MS PGothic" fo:font-size="0.44444in" style:font-size-asian="0.44444in" style:font-size-complex="0.44444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Aptos Display" style:font-family-asian="ＭＳ Ｐゴシック" fo:font-size="0.61111in" style:font-size-asian="0.61111in" style:font-size-complex="0.6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2">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Aptos Display" style:font-family-asian="ＭＳ Ｐゴシック" style:font-family-generic-asian="swiss" style:font-pitch-asian="variable" fo:font-size="0.61111in" style:font-size-asian="0.61111in" style:font-size-complex="0.6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complex="Aptos" style:font-family-generic-asian="swiss" style:font-pitch-asian="variable"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d4d4d4"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ce9178"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c586c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9cdcfe"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5">
      <style:text-properties fo:font-variant="normal" fo:text-transform="none" fo:color="#ff0000"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56">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298">
      <style:text-properties fo:font-variant="normal" fo:text-transform="none" fo:color="#569cd6"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9">
      <style:text-properties fo:font-variant="normal" fo:text-transform="none" fo:color="#cccccc"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Apto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16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431" draw:master-page-name="Master1-Layout1-title-タイトル-スライド" presentation:presentation-page-layout-name="Master1-PPL1" draw:id="Slide-256">
        <draw:frame draw:id="id63" presentation:style-name="a434" draw:name="タイトル 1" svg:x="1.66667in" svg:y="1.22743in" svg:width="10in" svg:height="2.61111in" presentation:class="title" presentation:placeholder="false">
          <draw:text-box>
            <text:p text:style-name="a433" text:class-names="" text:cond-style-name=""><text:span text:style-name="a432" text:class-names="">保守・拡張性の高いクラス設計</text:span></text:p>
          </draw:text-box>
          <svg:title/>
          <svg:desc/>
        </draw:frame>
        <draw:frame draw:id="id64" presentation:style-name="a438" draw:name="サブタイトル 2" svg:x="1.66667in" svg:y="3.93924in" svg:width="10in" svg:height="1.81076in" presentation:class="subtitle" presentation:placeholder="false">
          <draw:text-box>
            <text:p text:style-name="a437" text:class-names="" text:cond-style-name=""><text:span text:style-name="a435" text:class-names="">～SOLID原則について～</text:span><text:span text:style-name="a436" text:class-names=""/></text:p>
          </draw:text-box>
          <svg:title/>
          <svg:desc/>
        </draw:frame>
      </draw:page>
      <draw:page draw:name="Slide2" draw:style-name="a439" draw:master-page-name="Master1-Layout2-obj-タイトルとコンテンツ" presentation:presentation-page-layout-name="Master1-PPL2" draw:id="Slide-257">
        <draw:frame draw:id="id65" presentation:style-name="a443" draw:name="タイトル 1" svg:x="0.91667in" svg:y="0.39931in" svg:width="11.5in" svg:height="1.44965in" presentation:class="title" presentation:placeholder="false">
          <draw:text-box>
            <text:p text:style-name="a442" text:class-names="" text:cond-style-name=""><text:span text:style-name="a440" text:class-names="">SOLID原則とは</text:span><text:span text:style-name="a441" text:class-names=""/></text:p>
          </draw:text-box>
          <svg:title/>
          <svg:desc/>
        </draw:frame>
        <draw:frame draw:id="id66" presentation:style-name="a452" draw:name="コンテンツ プレースホルダー 2" svg:x="0.91667in" svg:y="1.99653in" svg:width="11.96413in" svg:height="4.75868in" presentation:class="outline" presentation:placeholder="false">
          <draw:text-box>
            <text:list text:style-name="a448">
              <text:list-item>
                <text:p text:style-name="a447" text:class-names="" text:cond-style-name=""><text:span text:style-name="a444" text:class-names="">保守性、拡張性の向上を目的としたクラス設計の</text:span><text:span text:style-name="a445" text:class-names="">ガイドライン</text:span><text:span text:style-name="a446" text:class-names=""/></text:p>
              </text:list-item>
            </text:list>
            <text:list text:style-name="a451">
              <text:list-item>
                <text:list text:style-name="a451">
                  <text:list-item>
                    <text:p text:style-name="a450" text:class-names="" text:cond-style-name=""><text:span text:style-name="a449" text:class-names=""/></text:p>
                  </text:list-item>
                </text:list>
              </text:list-item>
            </text:list>
          </draw:text-box>
          <svg:title/>
          <svg:desc/>
        </draw:frame>
        <draw:custom-shape svg:x="4.69807in" svg:y="2.91063in" svg:width="4.58937in" svg:height="0.97826in" draw:id="id67" draw:style-name="a456" draw:name="正方形/長方形 3">
          <svg:title/>
          <svg:desc/>
          <text:p text:style-name="a455" text:class-names="" text:cond-style-name=""><text:span text:style-name="a453" text:class-names="">システムアーキテクチャ</text:span><text:span text:style-name="a454" text:class-names=""/></text:p>
          <draw:enhanced-geometry xmlns:dr3d="urn:oasis:names:tc:opendocument:xmlns:dr3d:1.0" draw:type="non-primitive" svg:viewBox="0 0 21600 21600" draw:enhanced-path="M 0 0 L 21600 0 21600 21600 0 21600 Z N"/>
        </draw:custom-shape>
        <draw:custom-shape svg:x="4.69807in" svg:y="4.08151in" svg:width="4.58937in" svg:height="0.97826in" draw:id="id68" draw:style-name="a460" draw:name="正方形/長方形 4">
          <svg:title/>
          <svg:desc/>
          <text:p text:style-name="a459" text:class-names="" text:cond-style-name=""><text:span text:style-name="a457" text:class-names="">クラス・モジュール・コンポーネント</text:span><text:span text:style-name="a458" text:class-names=""/></text:p>
          <draw:enhanced-geometry xmlns:dr3d="urn:oasis:names:tc:opendocument:xmlns:dr3d:1.0" draw:type="non-primitive" svg:viewBox="0 0 21600 21600" draw:enhanced-path="M 0 0 L 21600 0 21600 21600 0 21600 Z N"/>
        </draw:custom-shape>
        <draw:custom-shape svg:x="4.69806in" svg:y="5.24185in" svg:width="4.58937in" svg:height="0.97826in" draw:id="id69" draw:style-name="a464" draw:name="正方形/長方形 5">
          <svg:title/>
          <svg:desc/>
          <text:p text:style-name="a463" text:class-names="" text:cond-style-name=""><text:span text:style-name="a461" text:class-names="">関数・コード</text:span><text:span text:style-name="a462" text:class-names=""/></text:p>
          <draw:enhanced-geometry xmlns:dr3d="urn:oasis:names:tc:opendocument:xmlns:dr3d:1.0" draw:type="non-primitive" svg:viewBox="0 0 21600 21600" draw:enhanced-path="M 0 0 L 21600 0 21600 21600 0 21600 Z N"/>
        </draw:custom-shape>
        <draw:custom-shape svg:x="3.09179in" svg:y="3.01932in" svg:width="0.80199in" svg:height="3.19284in" draw:id="id70" draw:style-name="a467" draw:name="矢印: 上下 9">
          <svg:title/>
          <svg:desc/>
          <text:p text:style-name="a466" text:class-names="" text:cond-style-name=""><text:span text:style-name="a465" text:class-names=""/></text:p>
          <draw:enhanced-geometry xmlns:dr3d="urn:oasis:names:tc:opendocument:xmlns:dr3d:1.0" draw:path-stretchpoint-x="21600" draw:path-stretchpoint-y="21600" draw:type="non-primitive" svg:viewBox="0 0 21600 21600" draw:enhanced-path="M ?f0 ?f13 L ?f9 ?f2 ?f1 ?f13 ?f17 ?f13 ?f17 ?f14 ?f1 ?f14 ?f9 ?f3 ?f0 ?f14 ?f16 ?f14 ?f16 ?f13 Z N" draw:text-areas="?f16 ?f19 ?f17 ?f20" draw:glue-points="?f0 ?f13 ?f16 ?f6 ?f0 ?f14 ?f1 ?f14 ?f17 ?f6 ?f1 ?f13" draw:glue-point-leaving-directions="-270, -270, -270, -90, -90, -90" draw:modifiers="50000 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1"/>
            <draw:equation draw:name="f13" draw:formula="?f10 * ?f12 / 100000"/>
            <draw:equation draw:name="f14" draw:formula="?f3 - ?f13"/>
            <draw:equation draw:name="f15" draw:formula="?f7 * ?f11 / 200000"/>
            <draw:equation draw:name="f16" draw:formula="?f9 - ?f15"/>
            <draw:equation draw:name="f17" draw:formula="?f9 + ?f15"/>
            <draw:equation draw:name="f18" draw:formula="?f16 * ?f13 / ?f8"/>
            <draw:equation draw:name="f19" draw:formula="?f13 - ?f18"/>
            <draw:equation draw:name="f20" draw:formula="?f14 + ?f18"/>
          </draw:enhanced-geometry>
        </draw:custom-shape>
        <draw:frame draw:id="id71" draw:style-name="a470" draw:name="テキスト ボックス 10" svg:x="1.23112in" svg:y="4.31847in" svg:width="1.29114in" svg:height="0.50488in">
          <draw:text-box>
            <text:p text:style-name="a469" text:class-names="" text:cond-style-name=""><text:span text:style-name="a468" text:class-names="">抽象度</text:span></text:p>
          </draw:text-box>
          <svg:title/>
          <svg:desc/>
        </draw:frame>
        <draw:frame draw:id="id72" draw:style-name="a473" draw:name="テキスト ボックス 11" svg:x="2.41255in" svg:y="2.98936in" svg:width="0.45781in" svg:height="0.43757in">
          <draw:text-box>
            <text:p text:style-name="a472" text:class-names="" text:cond-style-name=""><text:span text:style-name="a471" text:class-names="">高</text:span></text:p>
          </draw:text-box>
          <svg:title/>
          <svg:desc/>
        </draw:frame>
        <draw:frame draw:id="id73" draw:style-name="a476" draw:name="テキスト ボックス 12" svg:x="2.41255in" svg:y="5.73198in" svg:width="0.46836in" svg:height="0.43757in">
          <draw:text-box>
            <text:p text:style-name="a475" text:class-names="" text:cond-style-name=""><text:span text:style-name="a474" text:class-names="">低</text:span></text:p>
          </draw:text-box>
          <svg:title/>
          <svg:desc/>
        </draw:frame>
        <draw:frame draw:id="id74" draw:style-name="a479" draw:name="テキスト ボックス 14" svg:x="9.49596in" svg:y="4.30706in" svg:width="2.661in" svg:height="0.50488in">
          <draw:text-box>
            <text:p text:style-name="a478" text:class-names="" text:cond-style-name=""><text:span text:style-name="a477" text:class-names="">← 今回のトピック</text:span></text:p>
          </draw:text-box>
          <svg:title/>
          <svg:desc/>
        </draw:frame>
      </draw:page>
      <draw:page draw:name="Slide3" draw:style-name="a480" draw:master-page-name="Master1-Layout2-obj-タイトルとコンテンツ" presentation:presentation-page-layout-name="Master1-PPL2" draw:id="Slide-258">
        <draw:frame draw:id="id75" presentation:style-name="a484" draw:name="タイトル 1" svg:x="0.91667in" svg:y="0.39931in" svg:width="11.5in" svg:height="1.44965in" presentation:class="title" presentation:placeholder="false">
          <draw:text-box>
            <text:p text:style-name="a483" text:class-names="" text:cond-style-name=""><text:span text:style-name="a481" text:class-names="">SOLID原則とは</text:span><text:span text:style-name="a482" text:class-names=""/></text:p>
          </draw:text-box>
          <svg:title/>
          <svg:desc/>
        </draw:frame>
        <draw:frame draw:id="id76" presentation:style-name="a524" draw:name="コンテンツ プレースホルダー 7" svg:x="0.91667in" svg:y="1.99653in" svg:width="11.5in" svg:height="3.97809in" presentation:class="outline" presentation:placeholder="false">
          <draw:text-box>
            <text:list text:style-name="a492">
              <text:list-item>
                <text:p text:style-name="a491" text:class-names="" text:cond-style-name=""><text:span text:style-name="a485" text:class-names="">S</text:span><text:span text:style-name="a486" text:class-names="">ingle Responsibility Principle</text:span><text:span text:style-name="a487" text:class-names="">:</text:span><text:span text:style-name="a488" text:class-names=""><text:s text:c="1"/></text:span><text:span text:style-name="a489" text:class-names="">単一責任原則</text:span><text:span text:style-name="a490" text:class-names=""/></text:p>
              </text:list-item>
            </text:list>
            <text:list text:style-name="a501">
              <text:list-item>
                <text:p text:style-name="a500" text:class-names="" text:cond-style-name=""><text:span text:style-name="a493" text:class-names="">O</text:span><text:span text:style-name="a494" text:class-names="">pen/Closed</text:span><text:span text:style-name="a495" text:class-names=""><text:s text:c="1"/></text:span><text:span text:style-name="a496" text:class-names="">Principle:<text:s text:c="1"/></text:span><text:span text:style-name="a497" text:class-names="">開放</text:span><text:span text:style-name="a498" text:class-names="">/</text:span><text:span text:style-name="a499" text:class-names="">閉鎖原則</text:span></text:p>
              </text:list-item>
            </text:list>
            <text:list text:style-name="a508">
              <text:list-item>
                <text:p text:style-name="a507" text:class-names="" text:cond-style-name=""><text:span text:style-name="a502" text:class-names="">L</text:span><text:span text:style-name="a503" text:class-names="">iskov Substitution Principle</text:span><text:span text:style-name="a504" text:class-names="">:</text:span><text:span text:style-name="a505" text:class-names=""><text:s text:c="1"/>リスコフの置換原則</text:span><text:span text:style-name="a506" text:class-names=""/></text:p>
              </text:list-item>
            </text:list>
            <text:list text:style-name="a516">
              <text:list-item>
                <text:p text:style-name="a515" text:class-names="" text:cond-style-name=""><text:span text:style-name="a509" text:class-names="">I</text:span><text:span text:style-name="a510" text:class-names="">nterface Segregation Principl</text:span><text:span text:style-name="a511" text:class-names="">e:</text:span><text:span text:style-name="a512" text:class-names=""><text:s text:c="1"/></text:span><text:span text:style-name="a513" text:class-names="">インターフェース分離原則</text:span><text:span text:style-name="a514" text:class-names=""/></text:p>
              </text:list-item>
            </text:list>
            <text:list text:style-name="a523">
              <text:list-item>
                <text:p text:style-name="a522" text:class-names="" text:cond-style-name=""><text:span text:style-name="a517" text:class-names="">D</text:span><text:span text:style-name="a518" text:class-names="">ependency Inversion Principle</text:span><text:span text:style-name="a519" text:class-names="">:</text:span><text:span text:style-name="a520" text:class-names=""><text:s text:c="1"/>依存性逆転の原則</text:span><text:span text:style-name="a521" text:class-names=""/></text:p>
              </text:list-item>
            </text:list>
          </draw:text-box>
          <svg:title/>
          <svg:desc/>
        </draw:frame>
      </draw:page>
      <draw:page draw:name="Slide4" draw:style-name="a525" draw:master-page-name="Master1-Layout2-obj-タイトルとコンテンツ" presentation:presentation-page-layout-name="Master1-PPL2" draw:id="Slide-259">
        <draw:frame draw:id="id77" presentation:style-name="a530" draw:name="タイトル 1" svg:x="0.91667in" svg:y="0.39931in" svg:width="11.5in" svg:height="0.8218in" presentation:class="title" presentation:placeholder="false">
          <draw:text-box>
            <text:p text:style-name="a529" text:class-names="" text:cond-style-name=""><text:span text:style-name="a526" text:class-names="">Single Responsibility Principle</text:span><text:span text:style-name="a527" text:class-names="">:</text:span><text:span text:style-name="a528" text:class-names=""><text:s text:c="1"/>単一責任原則</text:span></text:p>
          </draw:text-box>
          <svg:title/>
          <svg:desc/>
        </draw:frame>
        <draw:frame draw:id="id78" presentation:style-name="a538" draw:name="コンテンツ プレースホルダー 3" svg:x="0.91667in" svg:y="1.41434in" svg:width="11.5in" svg:height="1.65366in" presentation:class="outline" presentation:placeholder="false">
          <draw:text-box>
            <text:list text:style-name="a533">
              <text:list-item>
                <text:p text:style-name="a532" text:class-names="" text:cond-style-name=""><text:span text:style-name="a531" text:class-names="">クラスは、たった一つの責務（理由）を持つべきである</text:span></text:p>
              </text:list-item>
            </text:list>
            <text:list text:style-name="a537">
              <text:list-item>
                <text:p text:style-name="a536" text:class-names="" text:cond-style-name=""><text:span text:style-name="a534" text:class-names="">変更理由は、ひとつだけであるべき</text:span><text:span text:style-name="a535" text:class-names=""/></text:p>
              </text:list-item>
            </text:list>
          </draw:text-box>
          <svg:title/>
          <svg:desc/>
        </draw:frame>
        <draw:g draw:name="グループ化 11" draw:id="id79">
          <svg:title/>
          <svg:desc/>
          <draw:frame draw:id="id80" draw:style-name="a616" draw:name="テキスト ボックス 8" svg:x="1.71918in" svg:y="3.1347in" svg:width="9.22146in" svg:height="3.73613in">
            <draw:text-box>
              <text:p text:style-name="a543" text:class-names="" text:cond-style-name=""><text:span text:style-name="a539" text:class-names="">class</text:span><text:span text:style-name="a540" text:class-names=""><text:s text:c="1"/></text:span><text:span text:style-name="a541" text:class-names="">UserManager</text:span><text:span text:style-name="a542" text:class-names="">:</text:span></text:p>
              <text:p text:style-name="a553" text:class-names="" text:cond-style-name=""><text:span text:style-name="a544" text:class-names="">   <text:s text:c="1"/></text:span><text:span text:style-name="a545" text:class-names="">def</text:span><text:span text:style-name="a546" text:class-names=""><text:s text:c="1"/></text:span><text:span text:style-name="a547" text:class-names="">__init__</text:span><text:span text:style-name="a548" text:class-names="">(</text:span><text:span text:style-name="a549" text:class-names="">self</text:span><text:span text:style-name="a550" text:class-names="">,<text:s text:c="1"/></text:span><text:span text:style-name="a551" text:class-names="">user_repository</text:span><text:span text:style-name="a552" text:class-names="">):</text:span></text:p>
              <text:p text:style-name="a562" text:class-names="" text:cond-style-name=""><text:span text:style-name="a554" text:class-names="">       <text:s text:c="1"/></text:span><text:span text:style-name="a555" text:class-names="">self</text:span><text:span text:style-name="a556" text:class-names="">.</text:span><text:span text:style-name="a557" text:class-names="">user_repository</text:span><text:span text:style-name="a558" text:class-names=""><text:s text:c="1"/></text:span><text:span text:style-name="a559" text:class-names="">=</text:span><text:span text:style-name="a560" text:class-names=""><text:s text:c="1"/></text:span><text:span text:style-name="a561" text:class-names="">user_repository</text:span></text:p>
              <text:p text:style-name="a572" text:class-names="" text:cond-style-name=""><text:span text:style-name="a563" text:class-names=""><text:line-break/>   <text:s text:c="1"/></text:span><text:span text:style-name="a564" text:class-names="">def</text:span><text:span text:style-name="a565" text:class-names=""><text:s text:c="1"/></text:span><text:span text:style-name="a566" text:class-names="">create_user</text:span><text:span text:style-name="a567" text:class-names="">(</text:span><text:span text:style-name="a568" text:class-names="">self</text:span><text:span text:style-name="a569" text:class-names="">,<text:s text:c="1"/></text:span><text:span text:style-name="a570" text:class-names="">user_data</text:span><text:span text:style-name="a571" text:class-names="">):</text:span></text:p>
              <text:p text:style-name="a577" text:class-names="" text:cond-style-name=""><text:span text:style-name="a573" text:class-names="">       <text:s text:c="1"/></text:span><text:span text:style-name="a574" text:class-names="">#<text:s text:c="1"/></text:span><text:span text:style-name="a575" text:class-names="">ユーザーの作成ロジック</text:span><text:span text:style-name="a576" text:class-names=""/></text:p>
              <text:p text:style-name="a585" text:class-names="" text:cond-style-name=""><text:span text:style-name="a578" text:class-names="">       <text:s text:c="1"/></text:span><text:span text:style-name="a579" text:class-names="">self</text:span><text:span text:style-name="a580" text:class-names="">.</text:span><text:span text:style-name="a581" text:class-names="">user_repository</text:span><text:span text:style-name="a582" text:class-names="">.save(</text:span><text:span text:style-name="a583" text:class-names="">user_data</text:span><text:span text:style-name="a584" text:class-names="">)</text:span></text:p>
              <text:p text:style-name="a587" text:class-names="" text:cond-style-name=""><text:span text:style-name="a586" text:class-names="">   <text:s text:c="1"/></text:span></text:p>
              <text:p text:style-name="a597" text:class-names="" text:cond-style-name=""><text:span text:style-name="a588" text:class-names="">   <text:s text:c="1"/></text:span><text:span text:style-name="a589" text:class-names="">def</text:span><text:span text:style-name="a590" text:class-names=""><text:s text:c="1"/></text:span><text:span text:style-name="a591" text:class-names="">send_welcome_email</text:span><text:span text:style-name="a592" text:class-names="">(</text:span><text:span text:style-name="a593" text:class-names="">self</text:span><text:span text:style-name="a594" text:class-names="">,<text:s text:c="1"/></text:span><text:span text:style-name="a595" text:class-names="">email_address</text:span><text:span text:style-name="a596" text:class-names="">):</text:span></text:p>
              <text:p text:style-name="a602" text:class-names="" text:cond-style-name=""><text:span text:style-name="a598" text:class-names="">       <text:s text:c="1"/></text:span><text:span text:style-name="a599" text:class-names="">#<text:s text:c="1"/></text:span><text:span text:style-name="a600" text:class-names="">メール送信ロジック</text:span><text:span text:style-name="a601" text:class-names=""/></text:p>
              <text:p text:style-name="a613" text:class-names="" text:cond-style-name=""><text:span text:style-name="a603" text:class-names="">       <text:s text:c="1"/></text:span><text:span text:style-name="a604" text:class-names="">print</text:span><text:span text:style-name="a605" text:class-names="">(</text:span><text:span text:style-name="a606" text:class-names="">f</text:span><text:span text:style-name="a607" text:class-names="">"Sending welcome email to<text:s text:c="1"/></text:span><text:span text:style-name="a608" text:class-names="">{</text:span><text:span text:style-name="a609" text:class-names="">email_address</text:span><text:span text:style-name="a610" text:class-names="">}</text:span><text:span text:style-name="a611" text:class-names="">"</text:span><text:span text:style-name="a612" text:class-names="">)</text:span></text:p>
              <text:p text:style-name="a615" text:class-names="" text:cond-style-name=""><text:span text:style-name="a614" text:class-names=""/></text:p>
            </draw:text-box>
            <svg:title/>
            <svg:desc/>
          </draw:frame>
          <draw:frame draw:id="id81" draw:style-name="a619" draw:name="テキスト ボックス 10" svg:x="1.72374in" svg:y="2.72831in" svg:width="3in" svg:height="0.4in">
            <draw:text-box>
              <text:p text:style-name="a618" text:class-names="" text:cond-style-name=""><text:span text:style-name="a617" text:class-names="">悪い例:</text:span></text:p>
            </draw:text-box>
            <svg:title/>
            <svg:desc/>
          </draw:frame>
        </draw:g>
      </draw:page>
      <draw:page draw:name="Slide5" draw:style-name="a620" draw:master-page-name="Master1-Layout2-obj-タイトルとコンテンツ" presentation:presentation-page-layout-name="Master1-PPL2" draw:id="Slide-260">
        <draw:frame draw:id="id82" presentation:style-name="a625" draw:name="タイトル 1" svg:x="0.91667in" svg:y="0.39931in" svg:width="11.5in" svg:height="0.8218in" presentation:class="title" presentation:placeholder="false">
          <draw:text-box>
            <text:p text:style-name="a624" text:class-names="" text:cond-style-name=""><text:span text:style-name="a621" text:class-names="">Single Responsibility Principle</text:span><text:span text:style-name="a622" text:class-names="">:</text:span><text:span text:style-name="a623" text:class-names=""><text:s text:c="1"/>単一責任原則</text:span></text:p>
          </draw:text-box>
          <svg:title/>
          <svg:desc/>
        </draw:frame>
        <draw:frame draw:id="id83" presentation:style-name="a633" draw:name="コンテンツ プレースホルダー 3" svg:x="0.91667in" svg:y="1.41434in" svg:width="11.5in" svg:height="1.65366in" presentation:class="outline" presentation:placeholder="false">
          <draw:text-box>
            <text:list text:style-name="a628">
              <text:list-item>
                <text:p text:style-name="a627" text:class-names="" text:cond-style-name=""><text:span text:style-name="a626" text:class-names="">クラスは、たった一つの責務（理由）を持つべきである</text:span></text:p>
              </text:list-item>
            </text:list>
            <text:list text:style-name="a632">
              <text:list-item>
                <text:p text:style-name="a631" text:class-names="" text:cond-style-name=""><text:span text:style-name="a629" text:class-names="">変更理由は、ひとつだけであるべき</text:span><text:span text:style-name="a630" text:class-names=""/></text:p>
              </text:list-item>
            </text:list>
          </draw:text-box>
          <svg:title/>
          <svg:desc/>
        </draw:frame>
        <draw:frame draw:id="id84" draw:style-name="a636" draw:name="テキスト ボックス 10" svg:x="1.72374in" svg:y="2.72831in" svg:width="3in" svg:height="0.4in">
          <draw:text-box>
            <text:p text:style-name="a635" text:class-names="" text:cond-style-name=""><text:span text:style-name="a634" text:class-names="">良い例:</text:span></text:p>
          </draw:text-box>
          <svg:title/>
          <svg:desc/>
        </draw:frame>
        <draw:frame draw:id="id85" draw:style-name="a717" draw:name="テキスト ボックス 5" svg:x="1.72106in" svg:y="3.13384in" svg:width="9.27854in" svg:height="3.73613in">
          <draw:text-box>
            <text:p text:style-name="a641" text:class-names="" text:cond-style-name=""><text:span text:style-name="a637" text:class-names="">class</text:span><text:span text:style-name="a638" text:class-names=""><text:s text:c="1"/></text:span><text:span text:style-name="a639" text:class-names="">UserManager</text:span><text:span text:style-name="a640" text:class-names="">:</text:span></text:p>
            <text:p text:style-name="a653" text:class-names="" text:cond-style-name=""><text:span text:style-name="a642" text:class-names="">   <text:s text:c="1"/></text:span><text:span text:style-name="a643" text:class-names="">def</text:span><text:span text:style-name="a644" text:class-names=""><text:s text:c="1"/></text:span><text:span text:style-name="a645" text:class-names="">__</text:span><text:span text:style-name="a646" text:class-names="">init</text:span><text:span text:style-name="a647" text:class-names="">__</text:span><text:span text:style-name="a648" text:class-names="">(</text:span><text:span text:style-name="a649" text:class-names="">self</text:span><text:span text:style-name="a650" text:class-names="">,<text:s text:c="1"/></text:span><text:span text:style-name="a651" text:class-names="">user_repository</text:span><text:span text:style-name="a652" text:class-names="">):</text:span></text:p>
            <text:p text:style-name="a662" text:class-names="" text:cond-style-name=""><text:span text:style-name="a654" text:class-names="">       <text:s text:c="1"/></text:span><text:span text:style-name="a655" text:class-names="">self</text:span><text:span text:style-name="a656" text:class-names="">.</text:span><text:span text:style-name="a657" text:class-names="">user_repository</text:span><text:span text:style-name="a658" text:class-names=""><text:s text:c="1"/></text:span><text:span text:style-name="a659" text:class-names="">=</text:span><text:span text:style-name="a660" text:class-names=""><text:s text:c="1"/></text:span><text:span text:style-name="a661" text:class-names="">user_repository</text:span></text:p>
            <text:p text:style-name="a673" text:class-names="" text:cond-style-name=""><text:span text:style-name="a663" text:class-names=""><text:line-break/></text:span><text:span text:style-name="a664" text:class-names="">   <text:s text:c="1"/></text:span><text:span text:style-name="a665" text:class-names="">def</text:span><text:span text:style-name="a666" text:class-names=""><text:s text:c="1"/></text:span><text:span text:style-name="a667" text:class-names="">create_user</text:span><text:span text:style-name="a668" text:class-names="">(</text:span><text:span text:style-name="a669" text:class-names="">self</text:span><text:span text:style-name="a670" text:class-names="">,<text:s text:c="1"/></text:span><text:span text:style-name="a671" text:class-names="">user_data</text:span><text:span text:style-name="a672" text:class-names="">):</text:span></text:p>
            <text:p text:style-name="a677" text:class-names="" text:cond-style-name=""><text:span text:style-name="a674" text:class-names=""><text:s text:c="8"/>#<text:s text:c="1"/></text:span><text:span text:style-name="a675" text:class-names="">ユーザーの作成ロジック</text:span><text:span text:style-name="a676" text:class-names=""/></text:p>
            <text:p text:style-name="a686" text:class-names="" text:cond-style-name=""><text:span text:style-name="a678" text:class-names="">       <text:s text:c="1"/></text:span><text:span text:style-name="a679" text:class-names="">self</text:span><text:span text:style-name="a680" text:class-names="">.</text:span><text:span text:style-name="a681" text:class-names="">user_repository</text:span><text:span text:style-name="a682" text:class-names="">.save</text:span><text:span text:style-name="a683" text:class-names="">(</text:span><text:span text:style-name="a684" text:class-names="">user_data</text:span><text:span text:style-name="a685" text:class-names="">)</text:span></text:p>
            <text:p text:style-name="a692" text:class-names="" text:cond-style-name=""><text:span text:style-name="a687" text:class-names=""><text:line-break/></text:span><text:span text:style-name="a688" text:class-names="">class</text:span><text:span text:style-name="a689" text:class-names=""><text:s text:c="1"/></text:span><text:span text:style-name="a690" text:class-names="">EmailSender</text:span><text:span text:style-name="a691" text:class-names="">:</text:span></text:p>
            <text:p text:style-name="a702" text:class-names="" text:cond-style-name=""><text:span text:style-name="a693" text:class-names="">   <text:s text:c="1"/></text:span><text:span text:style-name="a694" text:class-names="">def</text:span><text:span text:style-name="a695" text:class-names=""><text:s text:c="1"/></text:span><text:span text:style-name="a696" text:class-names="">send_welcome_email</text:span><text:span text:style-name="a697" text:class-names="">(</text:span><text:span text:style-name="a698" text:class-names="">self</text:span><text:span text:style-name="a699" text:class-names="">,<text:s text:c="1"/></text:span><text:span text:style-name="a700" text:class-names="">email_address</text:span><text:span text:style-name="a701" text:class-names="">):</text:span></text:p>
            <text:p text:style-name="a714" text:class-names="" text:cond-style-name=""><text:span text:style-name="a703" text:class-names="">       <text:s text:c="1"/></text:span><text:span text:style-name="a704" text:class-names="">print</text:span><text:span text:style-name="a705" text:class-names="">(</text:span><text:span text:style-name="a706" text:class-names="">f</text:span><text:span text:style-name="a707" text:class-names="">"Sending</text:span><text:span text:style-name="a708" text:class-names=""><text:s text:c="1"/>welcome email to<text:s text:c="1"/></text:span><text:span text:style-name="a709" text:class-names="">{</text:span><text:span text:style-name="a710" text:class-names="">email_address</text:span><text:span text:style-name="a711" text:class-names="">}</text:span><text:span text:style-name="a712" text:class-names="">"</text:span><text:span text:style-name="a713" text:class-names="">)</text:span></text:p>
            <text:p text:style-name="a716" text:class-names="" text:cond-style-name=""><text:span text:style-name="a715" text:class-names=""/></text:p>
          </draw:text-box>
          <svg:title/>
          <svg:desc/>
        </draw:frame>
      </draw:page>
      <draw:page draw:name="Slide6" draw:style-name="a718" draw:master-page-name="Master1-Layout2-obj-タイトルとコンテンツ" presentation:presentation-page-layout-name="Master1-PPL2" draw:id="Slide-261">
        <draw:frame draw:id="id86" presentation:style-name="a727" draw:name="タイトル 1" svg:x="0.91667in" svg:y="0.39931in" svg:width="11.5in" svg:height="0.8218in" presentation:class="title" presentation:placeholder="false">
          <draw:text-box>
            <text:p text:style-name="a726" text:class-names="" text:cond-style-name=""><text:span text:style-name="a719" text:class-names="">Open/Closed Principle:<text:s text:c="1"/></text:span><text:span text:style-name="a720" text:class-names="">開放</text:span><text:span text:style-name="a721" text:class-names="">/</text:span><text:span text:style-name="a722" text:class-names="">閉鎖原則</text:span><text:span text:style-name="a723" text:class-names="">:</text:span><text:span text:style-name="a724" text:class-names=""><text:s text:c="1"/>単一責任原則</text:span><text:span text:style-name="a725" text:class-names=""/></text:p>
          </draw:text-box>
          <svg:title/>
          <svg:desc/>
        </draw:frame>
        <draw:frame draw:id="id87" presentation:style-name="a732" draw:name="コンテンツ プレースホルダー 3" svg:x="0.91667in" svg:y="1.41434in" svg:width="11.5in" svg:height="1.02075in" presentation:class="outline" presentation:placeholder="false">
          <draw:text-box>
            <text:list text:style-name="a731">
              <text:list-item>
                <text:p text:style-name="a730" text:class-names="" text:cond-style-name=""><text:span text:style-name="a728" text:class-names="">既存コードを修正することなく新しい機能を追加できるようにできるようにクラスを構成すべき</text:span><text:span text:style-name="a729" text:class-names=""/></text:p>
              </text:list-item>
            </text:list>
          </draw:text-box>
          <svg:title/>
          <svg:desc/>
        </draw:frame>
        <draw:frame draw:id="id88" draw:style-name="a735" draw:name="テキスト ボックス 10" svg:x="1.09083in" svg:y="2.4224in" svg:width="3in" svg:height="0.4in">
          <draw:text-box>
            <text:p text:style-name="a734" text:class-names="" text:cond-style-name=""><text:span text:style-name="a733" text:class-names="">悪い例:</text:span></text:p>
          </draw:text-box>
          <svg:title/>
          <svg:desc/>
        </draw:frame>
        <draw:frame draw:id="id89" draw:style-name="a863" draw:name="テキスト ボックス 2" svg:x="1.09494in" svg:y="2.82489in" svg:width="11.50211in" svg:height="4.34199in">
          <draw:text-box>
            <text:p text:style-name="a741" text:class-names="" text:cond-style-name=""><text:span text:style-name="a736" text:class-names="">class</text:span><text:span text:style-name="a737" text:class-names=""><text:s text:c="1"/></text:span><text:span text:style-name="a738" text:class-names="">ReportGenerator</text:span><text:span text:style-name="a739" text:class-names="">:</text:span><text:span text:style-name="a740" text:class-names=""/></text:p>
            <text:p text:style-name="a754" text:class-names="" text:cond-style-name=""><text:span text:style-name="a742" text:class-names="">   <text:s text:c="1"/></text:span><text:span text:style-name="a743" text:class-names="">def</text:span><text:span text:style-name="a744" text:class-names=""><text:s text:c="1"/></text:span><text:span text:style-name="a745" text:class-names="">generate_report</text:span><text:span text:style-name="a746" text:class-names="">(</text:span><text:span text:style-name="a747" text:class-names="">self</text:span><text:span text:style-name="a748" text:class-names="">,<text:s text:c="1"/></text:span><text:span text:style-name="a749" text:class-names="">data</text:span><text:span text:style-name="a750" text:class-names="">,<text:s text:c="1"/></text:span><text:span text:style-name="a751" text:class-names="">format_type</text:span><text:span text:style-name="a752" text:class-names="">):</text:span><text:span text:style-name="a753" text:class-names=""/></text:p>
            <text:p text:style-name="a765" text:class-names="" text:cond-style-name=""><text:span text:style-name="a755" text:class-names="">       <text:s text:c="1"/></text:span><text:span text:style-name="a756" text:class-names="">if</text:span><text:span text:style-name="a757" text:class-names=""><text:s text:c="1"/></text:span><text:span text:style-name="a758" text:class-names="">format_type</text:span><text:span text:style-name="a759" text:class-names=""><text:s text:c="1"/></text:span><text:span text:style-name="a760" text:class-names="">==</text:span><text:span text:style-name="a761" text:class-names=""><text:s text:c="1"/></text:span><text:span text:style-name="a762" text:class-names="">'csv'</text:span><text:span text:style-name="a763" text:class-names="">:</text:span><text:span text:style-name="a764" text:class-names=""/></text:p>
            <text:p text:style-name="a777" text:class-names="" text:cond-style-name=""><text:span text:style-name="a766" text:class-names="">           <text:s text:c="1"/></text:span><text:span text:style-name="a767" text:class-names="">return</text:span><text:span text:style-name="a768" text:class-names=""><text:s text:c="1"/></text:span><text:span text:style-name="a769" text:class-names="">self</text:span><text:span text:style-name="a770" text:class-names="">.</text:span><text:span text:style-name="a771" text:class-names="">_</text:span><text:span text:style-name="a772" text:class-names="">generate_csv</text:span><text:span text:style-name="a773" text:class-names="">(</text:span><text:span text:style-name="a774" text:class-names="">data</text:span><text:span text:style-name="a775" text:class-names="">)</text:span><text:span text:style-name="a776" text:class-names=""/></text:p>
            <text:p text:style-name="a790" text:class-names="" text:cond-style-name=""><text:span text:style-name="a778" text:class-names="">       <text:s text:c="1"/></text:span><text:span text:style-name="a779" text:class-names="">elif</text:span><text:span text:style-name="a780" text:class-names=""><text:s text:c="1"/></text:span><text:span text:style-name="a781" text:class-names="">format_type</text:span><text:span text:style-name="a782" text:class-names=""><text:s text:c="1"/></text:span><text:span text:style-name="a783" text:class-names="">==</text:span><text:span text:style-name="a784" text:class-names=""><text:s text:c="1"/></text:span><text:span text:style-name="a785" text:class-names="">'</text:span><text:span text:style-name="a786" text:class-names="">json</text:span><text:span text:style-name="a787" text:class-names="">'</text:span><text:span text:style-name="a788" text:class-names="">:</text:span><text:span text:style-name="a789" text:class-names=""/></text:p>
            <text:p text:style-name="a802" text:class-names="" text:cond-style-name=""><text:span text:style-name="a791" text:class-names="">           <text:s text:c="1"/></text:span><text:span text:style-name="a792" text:class-names="">return</text:span><text:span text:style-name="a793" text:class-names=""><text:s text:c="1"/></text:span><text:span text:style-name="a794" text:class-names="">self</text:span><text:span text:style-name="a795" text:class-names="">.</text:span><text:span text:style-name="a796" text:class-names="">_</text:span><text:span text:style-name="a797" text:class-names="">generate_json</text:span><text:span text:style-name="a798" text:class-names="">(</text:span><text:span text:style-name="a799" text:class-names="">data</text:span><text:span text:style-name="a800" text:class-names="">)</text:span><text:span text:style-name="a801" text:class-names=""/></text:p>
            <text:p text:style-name="a807" text:class-names="" text:cond-style-name=""><text:span text:style-name="a803" text:class-names="">       <text:s text:c="1"/></text:span><text:span text:style-name="a804" text:class-names="">else</text:span><text:span text:style-name="a805" text:class-names="">:</text:span><text:span text:style-name="a806" text:class-names=""/></text:p>
            <text:p text:style-name="a816" text:class-names="" text:cond-style-name=""><text:span text:style-name="a808" text:class-names="">           <text:s text:c="1"/></text:span><text:span text:style-name="a809" text:class-names="">raise</text:span><text:span text:style-name="a810" text:class-names=""><text:s text:c="1"/></text:span><text:span text:style-name="a811" text:class-names="">ValueError</text:span><text:span text:style-name="a812" text:class-names="">(</text:span><text:span text:style-name="a813" text:class-names="">"Unsupported format type"</text:span><text:span text:style-name="a814" text:class-names="">)</text:span><text:span text:style-name="a815" text:class-names=""/></text:p>
            <text:p text:style-name="a818" text:class-names="" text:cond-style-name=""><text:span text:style-name="a817" text:class-names=""/></text:p>
            <text:p text:style-name="a830" text:class-names="" text:cond-style-name=""><text:span text:style-name="a819" text:class-names="">   <text:s text:c="1"/></text:span><text:span text:style-name="a820" text:class-names="">def</text:span><text:span text:style-name="a821" text:class-names=""><text:s text:c="1"/></text:span><text:span text:style-name="a822" text:class-names="">_</text:span><text:span text:style-name="a823" text:class-names="">generate_csv</text:span><text:span text:style-name="a824" text:class-names="">(</text:span><text:span text:style-name="a825" text:class-names="">self</text:span><text:span text:style-name="a826" text:class-names="">,<text:s text:c="1"/></text:span><text:span text:style-name="a827" text:class-names="">data</text:span><text:span text:style-name="a828" text:class-names="">):</text:span><text:span text:style-name="a829" text:class-names=""/></text:p>
            <text:p text:style-name="a839" text:class-names="" text:cond-style-name=""><text:span text:style-name="a831" text:class-names="">       <text:s text:c="1"/></text:span><text:span text:style-name="a832" text:class-names="">print</text:span><text:span text:style-name="a833" text:class-names="">(</text:span><text:span text:style-name="a834" text:class-names="">"CSV</text:span><text:span text:style-name="a835" text:class-names="">出力の処理</text:span><text:span text:style-name="a836" text:class-names="">"</text:span><text:span text:style-name="a837" text:class-names="">)</text:span><text:span text:style-name="a838" text:class-names=""/></text:p>
            <text:p text:style-name="a841" text:class-names="" text:cond-style-name=""><text:span text:style-name="a840" text:class-names=""/></text:p>
            <text:p text:style-name="a853" text:class-names="" text:cond-style-name=""><text:span text:style-name="a842" text:class-names="">   <text:s text:c="1"/></text:span><text:span text:style-name="a843" text:class-names="">def</text:span><text:span text:style-name="a844" text:class-names=""><text:s text:c="1"/></text:span><text:span text:style-name="a845" text:class-names="">_</text:span><text:span text:style-name="a846" text:class-names="">generate_json</text:span><text:span text:style-name="a847" text:class-names="">(</text:span><text:span text:style-name="a848" text:class-names="">self</text:span><text:span text:style-name="a849" text:class-names="">,<text:s text:c="1"/></text:span><text:span text:style-name="a850" text:class-names="">data</text:span><text:span text:style-name="a851" text:class-names="">):</text:span><text:span text:style-name="a852" text:class-names=""/></text:p>
            <text:p text:style-name="a862" text:class-names="" text:cond-style-name=""><text:span text:style-name="a854" text:class-names="">       <text:s text:c="1"/></text:span><text:span text:style-name="a855" text:class-names="">print</text:span><text:span text:style-name="a856" text:class-names="">(</text:span><text:span text:style-name="a857" text:class-names="">"JSON</text:span><text:span text:style-name="a858" text:class-names="">出力の処理</text:span><text:span text:style-name="a859" text:class-names="">"</text:span><text:span text:style-name="a860" text:class-names="">)</text:span><text:span text:style-name="a861" text:class-names=""/></text:p>
          </draw:text-box>
          <svg:title/>
          <svg:desc/>
        </draw:frame>
      </draw:page>
      <draw:page draw:name="Slide9" draw:style-name="a864" draw:master-page-name="Master1-Layout2-obj-タイトルとコンテンツ" presentation:presentation-page-layout-name="Master1-PPL2" draw:id="Slide-264">
        <draw:frame draw:id="id90" presentation:style-name="a873" draw:name="タイトル 1" svg:x="0.91667in" svg:y="0.39931in" svg:width="11.5in" svg:height="0.8218in" presentation:class="title" presentation:placeholder="false">
          <draw:text-box>
            <text:p text:style-name="a872" text:class-names="" text:cond-style-name=""><text:span text:style-name="a865" text:class-names="">Open/Closed Principle:<text:s text:c="1"/></text:span><text:span text:style-name="a866" text:class-names="">開放</text:span><text:span text:style-name="a867" text:class-names="">/</text:span><text:span text:style-name="a868" text:class-names="">閉鎖原則</text:span><text:span text:style-name="a869" text:class-names="">:</text:span><text:span text:style-name="a870" text:class-names=""><text:s text:c="1"/>単一責任原則</text:span><text:span text:style-name="a871" text:class-names=""/></text:p>
          </draw:text-box>
          <svg:title/>
          <svg:desc/>
        </draw:frame>
        <draw:frame draw:id="id91" presentation:style-name="a878" draw:name="コンテンツ プレースホルダー 3" svg:x="0.91667in" svg:y="1.41434in" svg:width="11.5in" svg:height="1.02075in" presentation:class="outline" presentation:placeholder="false">
          <draw:text-box>
            <text:list text:style-name="a877">
              <text:list-item>
                <text:p text:style-name="a876" text:class-names="" text:cond-style-name=""><text:span text:style-name="a874" text:class-names="">既存コードを修正することなく新しい機能を追加できるようにできるようにクラスを構成すべき</text:span><text:span text:style-name="a875" text:class-names=""/></text:p>
              </text:list-item>
            </text:list>
          </draw:text-box>
          <svg:title/>
          <svg:desc/>
        </draw:frame>
        <draw:frame draw:id="id92" draw:style-name="a881" draw:name="テキスト ボックス 10" svg:x="1.37564in" svg:y="2.52789in" svg:width="3in" svg:height="0.4in">
          <draw:text-box>
            <text:p text:style-name="a880" text:class-names="" text:cond-style-name=""><text:span text:style-name="a879" text:class-names="">良い例:</text:span></text:p>
          </draw:text-box>
          <svg:title/>
          <svg:desc/>
        </draw:frame>
        <draw:frame draw:id="id93" draw:style-name="a976" draw:name="テキスト ボックス 5" svg:x="1.37975in" svg:y="2.93038in" svg:width="9.0654in" svg:height="4.34199in">
          <draw:text-box>
            <text:p text:style-name="a886" text:class-names="" text:cond-style-name=""><text:span text:style-name="a882" text:class-names="">class</text:span><text:span text:style-name="a883" text:class-names=""><text:s text:c="1"/></text:span><text:span text:style-name="a884" text:class-names="">ReportGenerator</text:span><text:span text:style-name="a885" text:class-names="">:</text:span></text:p>
            <text:p text:style-name="a898" text:class-names="" text:cond-style-name=""><text:span text:style-name="a887" text:class-names="">   <text:s text:c="1"/></text:span><text:span text:style-name="a888" text:class-names="">def</text:span><text:span text:style-name="a889" text:class-names=""><text:s text:c="1"/></text:span><text:span text:style-name="a890" text:class-names="">__</text:span><text:span text:style-name="a891" text:class-names="">init</text:span><text:span text:style-name="a892" text:class-names="">__</text:span><text:span text:style-name="a893" text:class-names="">(</text:span><text:span text:style-name="a894" text:class-names="">self</text:span><text:span text:style-name="a895" text:class-names="">,<text:s text:c="1"/></text:span><text:span text:style-name="a896" text:class-names="">formatter</text:span><text:span text:style-name="a897" text:class-names="">):</text:span></text:p>
            <text:p text:style-name="a907" text:class-names="" text:cond-style-name=""><text:span text:style-name="a899" text:class-names="">       <text:s text:c="1"/></text:span><text:span text:style-name="a900" text:class-names="">self</text:span><text:span text:style-name="a901" text:class-names="">.</text:span><text:span text:style-name="a902" text:class-names="">formatter</text:span><text:span text:style-name="a903" text:class-names=""><text:s text:c="1"/></text:span><text:span text:style-name="a904" text:class-names="">=</text:span><text:span text:style-name="a905" text:class-names=""><text:s text:c="1"/></text:span><text:span text:style-name="a906" text:class-names="">formatter</text:span></text:p>
            <text:p text:style-name="a918" text:class-names="" text:cond-style-name=""><text:span text:style-name="a908" text:class-names=""><text:line-break/></text:span><text:span text:style-name="a909" text:class-names="">   <text:s text:c="1"/></text:span><text:span text:style-name="a910" text:class-names="">def</text:span><text:span text:style-name="a911" text:class-names=""><text:s text:c="1"/></text:span><text:span text:style-name="a912" text:class-names="">generate_report</text:span><text:span text:style-name="a913" text:class-names="">(</text:span><text:span text:style-name="a914" text:class-names="">self</text:span><text:span text:style-name="a915" text:class-names="">,<text:s text:c="1"/></text:span><text:span text:style-name="a916" text:class-names="">data</text:span><text:span text:style-name="a917" text:class-names="">):</text:span></text:p>
            <text:p text:style-name="a927" text:class-names="" text:cond-style-name=""><text:span text:style-name="a919" text:class-names="">       <text:s text:c="1"/></text:span><text:span text:style-name="a920" text:class-names="">self</text:span><text:span text:style-name="a921" text:class-names="">.</text:span><text:span text:style-name="a922" text:class-names="">formatter</text:span><text:span text:style-name="a923" text:class-names="">.format</text:span><text:span text:style-name="a924" text:class-names="">(</text:span><text:span text:style-name="a925" text:class-names="">data</text:span><text:span text:style-name="a926" text:class-names="">)</text:span></text:p>
            <text:p text:style-name="a933" text:class-names="" text:cond-style-name=""><text:span text:style-name="a928" text:class-names=""><text:line-break/></text:span><text:span text:style-name="a929" text:class-names="">class</text:span><text:span text:style-name="a930" text:class-names=""><text:s text:c="1"/></text:span><text:span text:style-name="a931" text:class-names="">CSVReportFormatter</text:span><text:span text:style-name="a932" text:class-names="">:</text:span></text:p>
            <text:p text:style-name="a943" text:class-names="" text:cond-style-name=""><text:span text:style-name="a934" text:class-names="">   <text:s text:c="1"/></text:span><text:span text:style-name="a935" text:class-names="">def</text:span><text:span text:style-name="a936" text:class-names=""><text:s text:c="1"/></text:span><text:span text:style-name="a937" text:class-names="">format</text:span><text:span text:style-name="a938" text:class-names="">(</text:span><text:span text:style-name="a939" text:class-names="">self</text:span><text:span text:style-name="a940" text:class-names="">,<text:s text:c="1"/></text:span><text:span text:style-name="a941" text:class-names="">data</text:span><text:span text:style-name="a942" text:class-names="">):</text:span></text:p>
            <text:p text:style-name="a951" text:class-names="" text:cond-style-name=""><text:span text:style-name="a944" text:class-names="">       <text:s text:c="1"/></text:span><text:span text:style-name="a945" text:class-names="">print</text:span><text:span text:style-name="a946" text:class-names="">(</text:span><text:span text:style-name="a947" text:class-names="">"CSV</text:span><text:span text:style-name="a948" text:class-names="">で出力する処理</text:span><text:span text:style-name="a949" text:class-names="">"</text:span><text:span text:style-name="a950" text:class-names="">)</text:span></text:p>
            <text:p text:style-name="a957" text:class-names="" text:cond-style-name=""><text:span text:style-name="a952" text:class-names=""><text:line-break/></text:span><text:span text:style-name="a953" text:class-names="">class</text:span><text:span text:style-name="a954" text:class-names=""><text:s text:c="1"/></text:span><text:span text:style-name="a955" text:class-names="">JSONReportFormatter</text:span><text:span text:style-name="a956" text:class-names="">:</text:span></text:p>
            <text:p text:style-name="a967" text:class-names="" text:cond-style-name=""><text:span text:style-name="a958" text:class-names="">   <text:s text:c="1"/></text:span><text:span text:style-name="a959" text:class-names="">def</text:span><text:span text:style-name="a960" text:class-names=""><text:s text:c="1"/></text:span><text:span text:style-name="a961" text:class-names="">format</text:span><text:span text:style-name="a962" text:class-names="">(</text:span><text:span text:style-name="a963" text:class-names="">self</text:span><text:span text:style-name="a964" text:class-names="">,<text:s text:c="1"/></text:span><text:span text:style-name="a965" text:class-names="">data</text:span><text:span text:style-name="a966" text:class-names="">):</text:span></text:p>
            <text:p text:style-name="a975" text:class-names="" text:cond-style-name=""><text:span text:style-name="a968" text:class-names="">       <text:s text:c="1"/></text:span><text:span text:style-name="a969" text:class-names="">print</text:span><text:span text:style-name="a970" text:class-names="">(</text:span><text:span text:style-name="a971" text:class-names="">"JSON</text:span><text:span text:style-name="a972" text:class-names="">で出力する処理</text:span><text:span text:style-name="a973" text:class-names="">"</text:span><text:span text:style-name="a974" text:class-names="">)</text:span></text:p>
          </draw:text-box>
          <svg:title/>
          <svg:desc/>
        </draw:frame>
      </draw:page>
      <draw:page draw:name="Slide8" draw:style-name="a977" draw:master-page-name="Master1-Layout2-obj-タイトルとコンテンツ" presentation:presentation-page-layout-name="Master1-PPL2" draw:id="Slide-263">
        <draw:frame draw:id="id94" presentation:style-name="a990" draw:name="タイトル 1" svg:x="0.91667in" svg:y="0.04066in" svg:width="11.5in" svg:height="0.8218in" presentation:class="title" presentation:placeholder="false">
          <draw:text-box>
            <text:p text:style-name="a989" text:class-names="" text:cond-style-name=""><text:span text:style-name="a978" text:class-names="">Dependency</text:span><text:span text:style-name="a979" text:class-names=""><text:s text:c="1"/></text:span><text:span text:style-name="a980" text:class-names="">Inversion</text:span><text:span text:style-name="a981" text:class-names=""><text:s text:c="1"/></text:span><text:span text:style-name="a982" text:class-names="">Prin</text:span><text:span text:style-name="a983" text:class-names="">ci</text:span><text:span text:style-name="a984" text:class-names="">p</text:span><text:span text:style-name="a985" text:class-names="">le</text:span><text:span text:style-name="a986" text:class-names="">:</text:span><text:span text:style-name="a987" text:class-names=""><text:s text:c="1"/>依存性逆転の原則</text:span><text:span text:style-name="a988" text:class-names=""/></text:p>
          </draw:text-box>
          <svg:title/>
          <svg:desc/>
        </draw:frame>
        <draw:frame draw:id="id95" presentation:style-name="a1000" draw:name="コンテンツ プレースホルダー 3" svg:x="0.91667in" svg:y="0.79198in" svg:width="11.5in" svg:height="1.02075in" presentation:class="outline" presentation:placeholder="false">
          <draw:text-box>
            <text:list text:style-name="a999">
              <text:list-item>
                <text:p text:style-name="a998" text:class-names="" text:cond-style-name=""><text:span text:style-name="a991" text:class-names="">上位</text:span><text:span text:style-name="a992" text:class-names="">モジュールは下</text:span><text:span text:style-name="a993" text:class-names="">位</text:span><text:span text:style-name="a994" text:class-names="">モジュールに依存してはならず、両者は抽象に依存すべき　</text:span><text:span text:style-name="a995" text:class-names="">=&gt;</text:span><text:span text:style-name="a996" text:class-names=""> </text:span><text:span text:style-name="a997" text:class-names="">Interfaceを間に挟め</text:span></text:p>
              </text:list-item>
            </text:list>
          </draw:text-box>
          <svg:title/>
          <svg:desc/>
        </draw:frame>
        <draw:frame draw:id="id96" draw:style-name="a1004" draw:name="テキスト ボックス 4" svg:x="0.72163in" svg:y="1.87388in" svg:width="3in" svg:height="0.4in">
          <draw:text-box>
            <text:p text:style-name="a1003" text:class-names="" text:cond-style-name=""><text:span text:style-name="a1001" text:class-names="">悪い例</text:span><text:span text:style-name="a1002" text:class-names="">:</text:span></text:p>
          </draw:text-box>
          <svg:title/>
          <svg:desc/>
        </draw:frame>
        <draw:frame draw:id="id97" draw:style-name="a1052" draw:name="テキスト ボックス 13" svg:x="2.23418in" svg:y="5.21941in" svg:width="8.55907in" svg:height="2.22148in">
          <draw:text-box>
            <text:p text:style-name="a1009" text:class-names="" text:cond-style-name=""><text:span text:style-name="a1005" text:class-names="">class</text:span><text:span text:style-name="a1006" text:class-names=""><text:s text:c="1"/></text:span><text:span text:style-name="a1007" text:class-names="">CSVReportFormatter</text:span><text:span text:style-name="a1008" text:class-names="">:</text:span></text:p>
            <text:p text:style-name="a1019" text:class-names="" text:cond-style-name=""><text:span text:style-name="a1010" text:class-names="">   <text:s text:c="1"/></text:span><text:span text:style-name="a1011" text:class-names="">def</text:span><text:span text:style-name="a1012" text:class-names=""><text:s text:c="1"/></text:span><text:span text:style-name="a1013" text:class-names="">format</text:span><text:span text:style-name="a1014" text:class-names="">(</text:span><text:span text:style-name="a1015" text:class-names="">self</text:span><text:span text:style-name="a1016" text:class-names="">,<text:s text:c="1"/></text:span><text:span text:style-name="a1017" text:class-names="">data</text:span><text:span text:style-name="a1018" text:class-names="">):</text:span></text:p>
            <text:p text:style-name="a1027" text:class-names="" text:cond-style-name=""><text:span text:style-name="a1020" text:class-names="">       <text:s text:c="1"/></text:span><text:span text:style-name="a1021" text:class-names="">print</text:span><text:span text:style-name="a1022" text:class-names="">(</text:span><text:span text:style-name="a1023" text:class-names="">"CSV</text:span><text:span text:style-name="a1024" text:class-names="">で出力する処理</text:span><text:span text:style-name="a1025" text:class-names="">"</text:span><text:span text:style-name="a1026" text:class-names="">)</text:span></text:p>
            <text:p text:style-name="a1033" text:class-names="" text:cond-style-name=""><text:span text:style-name="a1028" text:class-names=""><text:line-break/></text:span><text:span text:style-name="a1029" text:class-names="">class</text:span><text:span text:style-name="a1030" text:class-names=""><text:s text:c="1"/></text:span><text:span text:style-name="a1031" text:class-names="">JSONReportFormatter</text:span><text:span text:style-name="a1032" text:class-names="">:</text:span></text:p>
            <text:p text:style-name="a1043" text:class-names="" text:cond-style-name=""><text:span text:style-name="a1034" text:class-names="">   <text:s text:c="1"/></text:span><text:span text:style-name="a1035" text:class-names="">def</text:span><text:span text:style-name="a1036" text:class-names=""><text:s text:c="1"/></text:span><text:span text:style-name="a1037" text:class-names="">format</text:span><text:span text:style-name="a1038" text:class-names="">(</text:span><text:span text:style-name="a1039" text:class-names="">self</text:span><text:span text:style-name="a1040" text:class-names="">,<text:s text:c="1"/></text:span><text:span text:style-name="a1041" text:class-names="">data</text:span><text:span text:style-name="a1042" text:class-names="">):</text:span></text:p>
            <text:p text:style-name="a1051" text:class-names="" text:cond-style-name=""><text:span text:style-name="a1044" text:class-names="">       <text:s text:c="1"/></text:span><text:span text:style-name="a1045" text:class-names="">print</text:span><text:span text:style-name="a1046" text:class-names="">(</text:span><text:span text:style-name="a1047" text:class-names="">"JSON</text:span><text:span text:style-name="a1048" text:class-names="">で出力する処理</text:span><text:span text:style-name="a1049" text:class-names="">"</text:span><text:span text:style-name="a1050" text:class-names="">)</text:span></text:p>
          </draw:text-box>
          <svg:title/>
          <svg:desc/>
        </draw:frame>
        <draw:frame draw:id="id98" draw:style-name="a1055" draw:name="テキスト ボックス 20" svg:x="2.23007in" svg:y="2.0743in" svg:width="3in" svg:height="0.4in">
          <draw:text-box>
            <text:p text:style-name="a1054" text:class-names="" text:cond-style-name=""><text:span text:style-name="a1053" text:class-names="">上位モジュール</text:span></text:p>
          </draw:text-box>
          <svg:title/>
          <svg:desc/>
        </draw:frame>
        <draw:frame draw:id="id100" draw:style-name="a1058" draw:name="テキスト ボックス 21" svg:x="2.23007in" svg:y="4.81692in" svg:width="3in" svg:height="0.4in">
          <draw:text-box>
            <text:p text:style-name="a1057" text:class-names="" text:cond-style-name="" text:id="id99"><text:span text:style-name="a1056" text:class-names="">下位モジュール</text:span></text:p>
          </draw:text-box>
          <svg:title/>
          <svg:desc/>
        </draw:frame>
        <draw:custom-shape svg:width="0.5754in" svg:height="0.47179in" draw:id="id101" draw:style-name="a1061" draw:transform="translate(-0.2877in -0.2359in) rotate(-1.5708) translate(6.50627in 4.81424in)" draw:name="矢印: 右 24">
          <svg:title/>
          <svg:desc/>
          <text:p text:style-name="a1060" text:class-names="" text:cond-style-name=""><text:span text:style-name="a1059"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2745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draw:frame draw:id="id102" draw:style-name="a1065" draw:name="テキスト ボックス 25" svg:x="6.92417in" svg:y="4.5532in" svg:width="0.827in" svg:height="0.40391in">
          <draw:text-box>
            <text:p text:style-name="a1064" text:class-names="" text:cond-style-name=""><text:span text:style-name="a1062" text:class-names="">依存</text:span><text:span text:style-name="a1063" text:class-names=""/></text:p>
          </draw:text-box>
          <svg:title/>
          <svg:desc/>
        </draw:frame>
        <draw:frame draw:id="id103" draw:style-name="a1112" draw:name="テキスト ボックス 27" svg:x="2.23418in" svg:y="2.47679in" svg:width="9.0654in" svg:height="1.91855in">
          <draw:text-box>
            <text:p text:style-name="a1070" text:class-names="" text:cond-style-name=""><text:span text:style-name="a1066" text:class-names="">class</text:span><text:span text:style-name="a1067" text:class-names=""><text:s text:c="1"/></text:span><text:span text:style-name="a1068" text:class-names="">ReportGenerator</text:span><text:span text:style-name="a1069" text:class-names="">:</text:span></text:p>
            <text:p text:style-name="a1082" text:class-names="" text:cond-style-name=""><text:span text:style-name="a1071" text:class-names="">   <text:s text:c="1"/></text:span><text:span text:style-name="a1072" text:class-names="">def</text:span><text:span text:style-name="a1073" text:class-names=""><text:s text:c="1"/></text:span><text:span text:style-name="a1074" text:class-names="">__</text:span><text:span text:style-name="a1075" text:class-names="">init</text:span><text:span text:style-name="a1076" text:class-names="">__</text:span><text:span text:style-name="a1077" text:class-names="">(</text:span><text:span text:style-name="a1078" text:class-names="">self</text:span><text:span text:style-name="a1079" text:class-names="">,<text:s text:c="1"/></text:span><text:span text:style-name="a1080" text:class-names="">formatter</text:span><text:span text:style-name="a1081" text:class-names="">):</text:span></text:p>
            <text:p text:style-name="a1091" text:class-names="" text:cond-style-name=""><text:span text:style-name="a1083" text:class-names="">       <text:s text:c="1"/></text:span><text:span text:style-name="a1084" text:class-names="">self</text:span><text:span text:style-name="a1085" text:class-names="">.</text:span><text:span text:style-name="a1086" text:class-names="">formatter</text:span><text:span text:style-name="a1087" text:class-names=""><text:s text:c="1"/></text:span><text:span text:style-name="a1088" text:class-names="">=</text:span><text:span text:style-name="a1089" text:class-names=""><text:s text:c="1"/></text:span><text:span text:style-name="a1090" text:class-names="">formatter</text:span></text:p>
            <text:p text:style-name="a1102" text:class-names="" text:cond-style-name=""><text:span text:style-name="a1092" text:class-names=""><text:line-break/></text:span><text:span text:style-name="a1093" text:class-names="">   <text:s text:c="1"/></text:span><text:span text:style-name="a1094" text:class-names="">def</text:span><text:span text:style-name="a1095" text:class-names=""><text:s text:c="1"/></text:span><text:span text:style-name="a1096" text:class-names="">generate_report</text:span><text:span text:style-name="a1097" text:class-names="">(</text:span><text:span text:style-name="a1098" text:class-names="">self</text:span><text:span text:style-name="a1099" text:class-names="">,<text:s text:c="1"/></text:span><text:span text:style-name="a1100" text:class-names="">data</text:span><text:span text:style-name="a1101" text:class-names="">):</text:span></text:p>
            <text:p text:style-name="a1111" text:class-names="" text:cond-style-name=""><text:span text:style-name="a1103" text:class-names="">       <text:s text:c="1"/></text:span><text:span text:style-name="a1104" text:class-names="">self</text:span><text:span text:style-name="a1105" text:class-names="">.</text:span><text:span text:style-name="a1106" text:class-names="">formatter</text:span><text:span text:style-name="a1107" text:class-names="">.format</text:span><text:span text:style-name="a1108" text:class-names="">(</text:span><text:span text:style-name="a1109" text:class-names="">data</text:span><text:span text:style-name="a1110" text:class-names="">)</text:span></text:p>
          </draw:text-box>
          <svg:title/>
          <svg:desc/>
        </draw:frame>
      </draw:page>
      <draw:page draw:name="Slide10" draw:style-name="a1113" draw:master-page-name="Master1-Layout2-obj-タイトルとコンテンツ" presentation:presentation-page-layout-name="Master1-PPL2" draw:id="Slide-265">
        <draw:frame draw:id="id104" presentation:style-name="a1126" draw:name="タイトル 1" svg:x="0.91667in" svg:y="0.00901in" svg:width="11.5in" svg:height="0.8218in" presentation:class="title" presentation:placeholder="false">
          <draw:text-box>
            <text:p text:style-name="a1125" text:class-names="" text:cond-style-name=""><text:span text:style-name="a1114" text:class-names="">Dependency</text:span><text:span text:style-name="a1115" text:class-names=""><text:s text:c="1"/></text:span><text:span text:style-name="a1116" text:class-names="">Inversion</text:span><text:span text:style-name="a1117" text:class-names=""><text:s text:c="1"/></text:span><text:span text:style-name="a1118" text:class-names="">Prin</text:span><text:span text:style-name="a1119" text:class-names="">ci</text:span><text:span text:style-name="a1120" text:class-names="">p</text:span><text:span text:style-name="a1121" text:class-names="">le</text:span><text:span text:style-name="a1122" text:class-names="">:</text:span><text:span text:style-name="a1123" text:class-names=""><text:s text:c="1"/>依存性逆転の原則</text:span><text:span text:style-name="a1124" text:class-names=""/></text:p>
          </draw:text-box>
          <svg:title/>
          <svg:desc/>
        </draw:frame>
        <draw:frame draw:id="id105" presentation:style-name="a1136" draw:name="コンテンツ プレースホルダー 3" svg:x="0.91667in" svg:y="0.70759in" svg:width="11.5in" svg:height="1.02075in" presentation:class="outline" presentation:placeholder="false">
          <draw:text-box>
            <text:list text:style-name="a1135">
              <text:list-item>
                <text:p text:style-name="a1134" text:class-names="" text:cond-style-name=""><text:span text:style-name="a1127" text:class-names="">上位</text:span><text:span text:style-name="a1128" text:class-names="">モジュールは下</text:span><text:span text:style-name="a1129" text:class-names="">位</text:span><text:span text:style-name="a1130" text:class-names="">モジュールに依存してはならず、両者は抽象に依存すべき　</text:span><text:span text:style-name="a1131" text:class-names="">=&gt; </text:span><text:span text:style-name="a1132" text:class-names="">Interfaceを間に挟め</text:span><text:span text:style-name="a1133" text:class-names=""/></text:p>
              </text:list-item>
            </text:list>
          </draw:text-box>
          <svg:title/>
          <svg:desc/>
        </draw:frame>
        <draw:frame draw:id="id106" draw:style-name="a1139" draw:name="テキスト ボックス 4" svg:x="0.73218in" svg:y="1.67346in" svg:width="3in" svg:height="0.4in">
          <draw:text-box>
            <text:p text:style-name="a1138" text:class-names="" text:cond-style-name=""><text:span text:style-name="a1137" text:class-names="">良い例:</text:span></text:p>
          </draw:text-box>
          <svg:title/>
          <svg:desc/>
        </draw:frame>
        <draw:frame draw:id="id107" draw:style-name="a1142" draw:name="テキスト ボックス 20" svg:x="2.24062in" svg:y="1.7051in" svg:width="3in" svg:height="0.4in">
          <draw:text-box>
            <text:p text:style-name="a1141" text:class-names="" text:cond-style-name=""><text:span text:style-name="a1140" text:class-names="">上位モジュール</text:span></text:p>
          </draw:text-box>
          <svg:title/>
          <svg:desc/>
        </draw:frame>
        <draw:frame draw:id="id108" draw:style-name="a1145" draw:name="テキスト ボックス 21" svg:x="3.26469in" svg:y="4.22562in" svg:width="1.98734in" svg:height="0.40391in">
          <draw:text-box>
            <text:p text:style-name="a1144" text:class-names="" text:cond-style-name=""><text:span text:style-name="a1143" text:class-names="">インターフェース</text:span></text:p>
          </draw:text-box>
          <svg:title/>
          <svg:desc/>
        </draw:frame>
        <draw:frame draw:id="id109" draw:style-name="a1169" draw:name="テキスト ボックス 2" svg:x="3.27935in" svg:y="4.62811in" svg:width="5.56329in" svg:height="1.3127in">
          <draw:text-box>
            <text:p text:style-name="a1152" text:class-names="" text:cond-style-name=""><text:span text:style-name="a1146" text:class-names="">class</text:span><text:span text:style-name="a1147" text:class-names=""><text:s text:c="1"/></text:span><text:span text:style-name="a1148" text:class-names="">ReportFormatter</text:span><text:span text:style-name="a1149" text:class-names="">(</text:span><text:span text:style-name="a1150" text:class-names="">ABC</text:span><text:span text:style-name="a1151" text:class-names="">):</text:span></text:p>
            <text:p text:style-name="a1155" text:class-names="" text:cond-style-name=""><text:span text:style-name="a1153" text:class-names="">   <text:s text:c="1"/></text:span><text:span text:style-name="a1154" text:class-names="">@abstractmethod</text:span></text:p>
            <text:p text:style-name="a1165" text:class-names="" text:cond-style-name=""><text:span text:style-name="a1156" text:class-names="">   <text:s text:c="1"/></text:span><text:span text:style-name="a1157" text:class-names="">def</text:span><text:span text:style-name="a1158" text:class-names=""><text:s text:c="1"/></text:span><text:span text:style-name="a1159" text:class-names="">format</text:span><text:span text:style-name="a1160" text:class-names="">(</text:span><text:span text:style-name="a1161" text:class-names="">self</text:span><text:span text:style-name="a1162" text:class-names="">,<text:s text:c="1"/></text:span><text:span text:style-name="a1163" text:class-names="">data</text:span><text:span text:style-name="a1164" text:class-names="">):</text:span></text:p>
            <text:p text:style-name="a1168" text:class-names="" text:cond-style-name=""><text:span text:style-name="a1166" text:class-names="">       <text:s text:c="1"/></text:span><text:span text:style-name="a1167" text:class-names="">pass</text:span></text:p>
          </draw:text-box>
          <svg:title/>
          <svg:desc/>
        </draw:frame>
        <draw:frame draw:id="id110" draw:style-name="a1195" draw:name="テキスト ボックス 5" svg:x="0.05063in" svg:y="6.37975in" svg:width="6.00633in" svg:height="1.00977in">
          <draw:text-box>
            <text:p text:style-name="a1176" text:class-names="" text:cond-style-name=""><text:span text:style-name="a1170" text:class-names="">class</text:span><text:span text:style-name="a1171" text:class-names=""><text:s text:c="1"/></text:span><text:span text:style-name="a1172" text:class-names="">CSVReportFormatter</text:span><text:span text:style-name="a1173" text:class-names="">(</text:span><text:span text:style-name="a1174" text:class-names="">ReportFormatter</text:span><text:span text:style-name="a1175" text:class-names="">):</text:span></text:p>
            <text:p text:style-name="a1186" text:class-names="" text:cond-style-name=""><text:span text:style-name="a1177" text:class-names="">   <text:s text:c="1"/></text:span><text:span text:style-name="a1178" text:class-names="">def</text:span><text:span text:style-name="a1179" text:class-names=""><text:s text:c="1"/></text:span><text:span text:style-name="a1180" text:class-names="">format</text:span><text:span text:style-name="a1181" text:class-names="">(</text:span><text:span text:style-name="a1182" text:class-names="">self</text:span><text:span text:style-name="a1183" text:class-names="">,<text:s text:c="1"/></text:span><text:span text:style-name="a1184" text:class-names="">data</text:span><text:span text:style-name="a1185" text:class-names="">):</text:span></text:p>
            <text:p text:style-name="a1194" text:class-names="" text:cond-style-name=""><text:span text:style-name="a1187" text:class-names="">       <text:s text:c="1"/></text:span><text:span text:style-name="a1188" text:class-names="">print</text:span><text:span text:style-name="a1189" text:class-names="">(</text:span><text:span text:style-name="a1190" text:class-names="">"CSV</text:span><text:span text:style-name="a1191" text:class-names="">で出力する処理</text:span><text:span text:style-name="a1192" text:class-names="">"</text:span><text:span text:style-name="a1193" text:class-names="">)</text:span></text:p>
          </draw:text-box>
          <svg:title/>
          <svg:desc/>
        </draw:frame>
        <draw:frame draw:id="id111" draw:style-name="a1220" draw:name="テキスト ボックス 8" svg:x="8.19409in" svg:y="6.37975in" svg:width="4.79325in" svg:height="1.00977in">
          <draw:text-box>
            <text:p text:style-name="a1201" text:class-names="" text:cond-style-name=""><text:span text:style-name="a1196" text:class-names="">class</text:span><text:span text:style-name="a1197" text:class-names=""><text:s text:c="1"/></text:span><text:span text:style-name="a1198" text:class-names="">JSONReportFormatter</text:span><text:span text:style-name="a1199" text:class-names="">:</text:span><text:span text:style-name="a1200" text:class-names=""/></text:p>
            <text:p text:style-name="a1211" text:class-names="" text:cond-style-name=""><text:span text:style-name="a1202" text:class-names="">   <text:s text:c="1"/></text:span><text:span text:style-name="a1203" text:class-names="">def</text:span><text:span text:style-name="a1204" text:class-names=""><text:s text:c="1"/></text:span><text:span text:style-name="a1205" text:class-names="">format</text:span><text:span text:style-name="a1206" text:class-names="">(</text:span><text:span text:style-name="a1207" text:class-names="">self</text:span><text:span text:style-name="a1208" text:class-names="">,<text:s text:c="1"/></text:span><text:span text:style-name="a1209" text:class-names="">data</text:span><text:span text:style-name="a1210" text:class-names="">):</text:span></text:p>
            <text:p text:style-name="a1219" text:class-names="" text:cond-style-name=""><text:span text:style-name="a1212" text:class-names="">       <text:s text:c="1"/></text:span><text:span text:style-name="a1213" text:class-names="">print</text:span><text:span text:style-name="a1214" text:class-names="">(</text:span><text:span text:style-name="a1215" text:class-names="">"JSON</text:span><text:span text:style-name="a1216" text:class-names="">で出力する処理</text:span><text:span text:style-name="a1217" text:class-names="">"</text:span><text:span text:style-name="a1218" text:class-names="">)</text:span></text:p>
          </draw:text-box>
          <svg:title/>
          <svg:desc/>
        </draw:frame>
        <draw:custom-shape svg:width="0.49289in" svg:height="0.5137in" draw:id="id112" draw:style-name="a1223" draw:transform="translate(-0.24644in -0.25685in) rotate(-1.5708) translate(5.6681in 4.30878in)" draw:name="矢印: 右 9">
          <svg:title/>
          <svg:desc/>
          <text:p text:style-name="a1222" text:class-names="" text:cond-style-name=""><text:span text:style-name="a1221"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08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draw:frame draw:id="id113" draw:style-name="a1227" draw:name="テキスト ボックス 18" svg:x="5.92307in" svg:y="4.05844in" svg:width="0.827in" svg:height="0.40391in">
          <draw:text-box>
            <text:p text:style-name="a1226" text:class-names="" text:cond-style-name=""><text:span text:style-name="a1224" text:class-names="">依存</text:span><text:span text:style-name="a1225" text:class-names=""/></text:p>
          </draw:text-box>
          <svg:title/>
          <svg:desc/>
        </draw:frame>
        <draw:frame draw:id="id114" draw:style-name="a1276" draw:name="テキスト ボックス 24" svg:x="2.24473in" svg:y="2.0654in" svg:width="9.0654in" svg:height="1.91855in">
          <draw:text-box>
            <text:p text:style-name="a1232" text:class-names="" text:cond-style-name=""><text:span text:style-name="a1228" text:class-names="">class</text:span><text:span text:style-name="a1229" text:class-names=""><text:s text:c="1"/></text:span><text:span text:style-name="a1230" text:class-names="">ReportGenerator</text:span><text:span text:style-name="a1231" text:class-names="">:</text:span></text:p>
            <text:p text:style-name="a1246" text:class-names="" text:cond-style-name=""><text:span text:style-name="a1233" text:class-names="">   <text:s text:c="1"/></text:span><text:span text:style-name="a1234" text:class-names="">def</text:span><text:span text:style-name="a1235" text:class-names=""><text:s text:c="1"/></text:span><text:span text:style-name="a1236" text:class-names="">__</text:span><text:span text:style-name="a1237" text:class-names="">init</text:span><text:span text:style-name="a1238" text:class-names="">__</text:span><text:span text:style-name="a1239" text:class-names="">(</text:span><text:span text:style-name="a1240" text:class-names="">self</text:span><text:span text:style-name="a1241" text:class-names="">,<text:s text:c="1"/></text:span><text:span text:style-name="a1242" text:class-names="">formatter</text:span><text:span text:style-name="a1243" text:class-names="">:<text:s text:c="1"/></text:span><text:span text:style-name="a1244" text:class-names="">ReportFormatter</text:span><text:span text:style-name="a1245" text:class-names="">):</text:span></text:p>
            <text:p text:style-name="a1255" text:class-names="" text:cond-style-name=""><text:span text:style-name="a1247" text:class-names="">       <text:s text:c="1"/></text:span><text:span text:style-name="a1248" text:class-names="">self</text:span><text:span text:style-name="a1249" text:class-names="">.</text:span><text:span text:style-name="a1250" text:class-names="">formatter</text:span><text:span text:style-name="a1251" text:class-names=""><text:s text:c="1"/></text:span><text:span text:style-name="a1252" text:class-names="">=</text:span><text:span text:style-name="a1253" text:class-names=""><text:s text:c="1"/></text:span><text:span text:style-name="a1254" text:class-names="">formatter</text:span></text:p>
            <text:p text:style-name="a1266" text:class-names="" text:cond-style-name=""><text:span text:style-name="a1256" text:class-names=""><text:line-break/></text:span><text:span text:style-name="a1257" text:class-names="">   <text:s text:c="1"/></text:span><text:span text:style-name="a1258" text:class-names="">def</text:span><text:span text:style-name="a1259" text:class-names=""><text:s text:c="1"/></text:span><text:span text:style-name="a1260" text:class-names="">generate_report</text:span><text:span text:style-name="a1261" text:class-names="">(</text:span><text:span text:style-name="a1262" text:class-names="">self</text:span><text:span text:style-name="a1263" text:class-names="">,<text:s text:c="1"/></text:span><text:span text:style-name="a1264" text:class-names="">data</text:span><text:span text:style-name="a1265" text:class-names="">):</text:span></text:p>
            <text:p text:style-name="a1275" text:class-names="" text:cond-style-name=""><text:span text:style-name="a1267" text:class-names="">       <text:s text:c="1"/></text:span><text:span text:style-name="a1268" text:class-names="">self</text:span><text:span text:style-name="a1269" text:class-names="">.</text:span><text:span text:style-name="a1270" text:class-names="">formatter</text:span><text:span text:style-name="a1271" text:class-names="">.format</text:span><text:span text:style-name="a1272" text:class-names="">(</text:span><text:span text:style-name="a1273" text:class-names="">data</text:span><text:span text:style-name="a1274" text:class-names="">)</text:span></text:p>
          </draw:text-box>
          <svg:title/>
          <svg:desc/>
        </draw:frame>
        <draw:custom-shape svg:x="1.52159in" svg:y="5.05809in" svg:width="1.55251in" svg:height="0.93607in" draw:id="id115" draw:style-name="a1279" draw:name="矢印: 折線 25">
          <svg:title/>
          <svg:desc/>
          <text:p text:style-name="a1278" text:class-names="" text:cond-style-name=""><text:span text:style-name="a1277" text:class-names=""/></text:p>
          <draw:enhanced-geometry xmlns:dr3d="urn:oasis:names:tc:opendocument:xmlns:dr3d:1.0" draw:path-stretchpoint-x="21600" draw:path-stretchpoint-y="21600" draw:type="non-primitive" svg:viewBox="0 0 21600 21600" draw:enhanced-path="M ?f3 ?f6 L ?f3 ?f27 A ?f67 ?f68 ?f69 ?f70 ?f3 ?f27 ?f64 ?f66  W ?f71 ?f72 ?f73 ?f74 ?f3 ?f27 ?f64 ?f66 L ?f19 ?f17 ?f19 ?f5 ?f4 ?f15 ?f19 ?f26 ?f19 ?f25 ?f24 ?f25 A ?f114 ?f115 ?f116 ?f117 ?f24 ?f25 ?f111 ?f113  W ?f118 ?f119 ?f120 ?f121 ?f24 ?f25 ?f111 ?f113 L ?f14 ?f6 Z N" draw:text-areas="?f3 ?f5 ?f4 ?f6" draw:glue-points="?f19 ?f5 ?f19 ?f26 ?f16 ?f6 ?f4 ?f15" draw:glue-point-leaving-directions="-360, -180, -180, -90" draw:modifiers="25000 25000 25000 4375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
            <draw:equation draw:name="f12" draw:formula="$0"/>
            <draw:equation draw:name="f13" draw:formula="$2"/>
            <draw:equation draw:name="f14" draw:formula="?f9 * ?f12 / 100000"/>
            <draw:equation draw:name="f15" draw:formula="?f9 * ?f11 / 100000"/>
            <draw:equation draw:name="f16" draw:formula="?f14 / 2"/>
            <draw:equation draw:name="f17" draw:formula="?f15 - ?f16"/>
            <draw:equation draw:name="f18" draw:formula="?f9 * ?f13 / 100000"/>
            <draw:equation draw:name="f19" draw:formula="?f4 - ?f18"/>
            <draw:equation draw:name="f20" draw:formula="$3"/>
            <draw:equation draw:name="f21" draw:formula="?f9 * ?f20 / 100000"/>
            <draw:equation draw:name="f22" draw:formula="?f21 - ?f14"/>
            <draw:equation draw:name="f23" draw:formula="max(?f22, 0)"/>
            <draw:equation draw:name="f24" draw:formula="?f14 + ?f23"/>
            <draw:equation draw:name="f25" draw:formula="?f17 + ?f14"/>
            <draw:equation draw:name="f26" draw:formula="?f25 + ?f17"/>
            <draw:equation draw:name="f27" draw:formula="?f17 + ?f21"/>
            <draw:equation draw:name="f28" draw:formula="21550000 - ?f2"/>
            <draw:equation draw:name="f29" draw:formula="if(?f28, ?f2, 21550000)"/>
            <draw:equation draw:name="f30" draw:formula="-21550000 - ?f29"/>
            <draw:equation draw:name="f31" draw:formula="if(?f30, -21550000, ?f29)"/>
            <draw:equation draw:name="f32" draw:formula="?f1 + ?f31"/>
            <draw:equation draw:name="f33" draw:formula="?f1 + ?f2"/>
            <draw:equation draw:name="f34" draw:formula="?f33 * ?f10 / ?f1"/>
            <draw:equation draw:name="f35" draw:formula="0 - ?f34"/>
            <draw:equation draw:name="f36" draw:formula="cos(?f35)"/>
            <draw:equation draw:name="f37" draw:formula="0 - ?f36"/>
            <draw:equation draw:name="f38" draw:formula="?f37 * ?f21"/>
            <draw:equation draw:name="f39" draw:formula="sin(?f35)"/>
            <draw:equation draw:name="f40" draw:formula="0 - ?f39"/>
            <draw:equation draw:name="f41" draw:formula="?f40 * ?f21"/>
            <draw:equation draw:name="f42" draw:formula="sqrt(?f38 * ?f38 + ?f41 * ?f41 + 0 * 0)"/>
            <draw:equation draw:name="f43" draw:formula="?f21 * ?f21 / ?f42"/>
            <draw:equation draw:name="f44" draw:formula="?f40 * ?f43"/>
            <draw:equation draw:name="f45" draw:formula="?f3 - ?f44"/>
            <draw:equation draw:name="f46" draw:formula="?f37 * ?f43"/>
            <draw:equation draw:name="f47" draw:formula="?f27 - ?f46"/>
            <draw:equation draw:name="f48" draw:formula="?f45 - ?f21"/>
            <draw:equation draw:name="f49" draw:formula="?f47 - ?f21"/>
            <draw:equation draw:name="f50" draw:formula="?f45 + ?f21"/>
            <draw:equation draw:name="f51" draw:formula="?f47 + ?f21"/>
            <draw:equation draw:name="f52" draw:formula="?f32 + ?f2"/>
            <draw:equation draw:name="f53" draw:formula="?f52 * ?f10 / ?f1"/>
            <draw:equation draw:name="f54" draw:formula="0 - ?f53"/>
            <draw:equation draw:name="f55" draw:formula="cos(?f54)"/>
            <draw:equation draw:name="f56" draw:formula="0 - ?f55"/>
            <draw:equation draw:name="f57" draw:formula="?f56 * ?f21"/>
            <draw:equation draw:name="f58" draw:formula="sin(?f54)"/>
            <draw:equation draw:name="f59" draw:formula="0 - ?f58"/>
            <draw:equation draw:name="f60" draw:formula="?f59 * ?f21"/>
            <draw:equation draw:name="f61" draw:formula="sqrt(?f57 * ?f57 + ?f60 * ?f60 + 0 * 0)"/>
            <draw:equation draw:name="f62" draw:formula="?f21 * ?f21 / ?f61"/>
            <draw:equation draw:name="f63" draw:formula="?f59 * ?f62"/>
            <draw:equation draw:name="f64" draw:formula="?f45 + ?f63"/>
            <draw:equation draw:name="f65" draw:formula="?f56 * ?f62"/>
            <draw:equation draw:name="f66" draw:formula="?f47 + ?f65"/>
            <draw:equation draw:name="f67" draw:formula="if(?f31, ?f3, ?f48)"/>
            <draw:equation draw:name="f68" draw:formula="if(?f31, ?f27, ?f49)"/>
            <draw:equation draw:name="f69" draw:formula="if(?f31, ?f3, ?f50)"/>
            <draw:equation draw:name="f70" draw:formula="if(?f31, ?f27, ?f51)"/>
            <draw:equation draw:name="f71" draw:formula="if(?f31, ?f48, ?f64)"/>
            <draw:equation draw:name="f72" draw:formula="if(?f31, ?f49, ?f66)"/>
            <draw:equation draw:name="f73" draw:formula="if(?f31, ?f50, ?f64)"/>
            <draw:equation draw:name="f74" draw:formula="if(?f31, ?f51, ?f66)"/>
            <draw:equation draw:name="f75" draw:formula="21550000 - -5400000"/>
            <draw:equation draw:name="f76" draw:formula="if(?f75, -5400000, 21550000)"/>
            <draw:equation draw:name="f77" draw:formula="-21550000 - ?f76"/>
            <draw:equation draw:name="f78" draw:formula="if(?f77, -21550000, ?f76)"/>
            <draw:equation draw:name="f79" draw:formula="?f0 + ?f78"/>
            <draw:equation draw:name="f80" draw:formula="?f0 + ?f2"/>
            <draw:equation draw:name="f81" draw:formula="?f80 * ?f10 / ?f1"/>
            <draw:equation draw:name="f82" draw:formula="0 - ?f81"/>
            <draw:equation draw:name="f83" draw:formula="cos(?f82)"/>
            <draw:equation draw:name="f84" draw:formula="0 - ?f83"/>
            <draw:equation draw:name="f85" draw:formula="?f84 * ?f23"/>
            <draw:equation draw:name="f86" draw:formula="sin(?f82)"/>
            <draw:equation draw:name="f87" draw:formula="0 - ?f86"/>
            <draw:equation draw:name="f88" draw:formula="?f87 * ?f23"/>
            <draw:equation draw:name="f89" draw:formula="sqrt(?f85 * ?f85 + ?f88 * ?f88 + 0 * 0)"/>
            <draw:equation draw:name="f90" draw:formula="?f23 * ?f23 / ?f89"/>
            <draw:equation draw:name="f91" draw:formula="?f87 * ?f90"/>
            <draw:equation draw:name="f92" draw:formula="?f24 - ?f91"/>
            <draw:equation draw:name="f93" draw:formula="?f84 * ?f90"/>
            <draw:equation draw:name="f94" draw:formula="?f25 - ?f93"/>
            <draw:equation draw:name="f95" draw:formula="?f92 - ?f23"/>
            <draw:equation draw:name="f96" draw:formula="?f94 - ?f23"/>
            <draw:equation draw:name="f97" draw:formula="?f92 + ?f23"/>
            <draw:equation draw:name="f98" draw:formula="?f94 + ?f23"/>
            <draw:equation draw:name="f99" draw:formula="?f79 + ?f2"/>
            <draw:equation draw:name="f100" draw:formula="?f99 * ?f10 / ?f1"/>
            <draw:equation draw:name="f101" draw:formula="0 - ?f100"/>
            <draw:equation draw:name="f102" draw:formula="cos(?f101)"/>
            <draw:equation draw:name="f103" draw:formula="0 - ?f102"/>
            <draw:equation draw:name="f104" draw:formula="?f103 * ?f23"/>
            <draw:equation draw:name="f105" draw:formula="sin(?f101)"/>
            <draw:equation draw:name="f106" draw:formula="0 - ?f105"/>
            <draw:equation draw:name="f107" draw:formula="?f106 * ?f23"/>
            <draw:equation draw:name="f108" draw:formula="sqrt(?f104 * ?f104 + ?f107 * ?f107 + 0 * 0)"/>
            <draw:equation draw:name="f109" draw:formula="?f23 * ?f23 / ?f108"/>
            <draw:equation draw:name="f110" draw:formula="?f106 * ?f109"/>
            <draw:equation draw:name="f111" draw:formula="?f92 + ?f110"/>
            <draw:equation draw:name="f112" draw:formula="?f103 * ?f109"/>
            <draw:equation draw:name="f113" draw:formula="?f94 + ?f112"/>
            <draw:equation draw:name="f114" draw:formula="if(?f78, ?f24, ?f95)"/>
            <draw:equation draw:name="f115" draw:formula="if(?f78, ?f25, ?f96)"/>
            <draw:equation draw:name="f116" draw:formula="if(?f78, ?f24, ?f97)"/>
            <draw:equation draw:name="f117" draw:formula="if(?f78, ?f25, ?f98)"/>
            <draw:equation draw:name="f118" draw:formula="if(?f78, ?f95, ?f111)"/>
            <draw:equation draw:name="f119" draw:formula="if(?f78, ?f96, ?f113)"/>
            <draw:equation draw:name="f120" draw:formula="if(?f78, ?f97, ?f111)"/>
            <draw:equation draw:name="f121" draw:formula="if(?f78, ?f98, ?f113)"/>
          </draw:enhanced-geometry>
        </draw:custom-shape>
        <draw:custom-shape svg:x="9.0973in" svg:y="5.05809in" svg:width="1.54875in" svg:height="0.93607in" draw:id="id116" draw:style-name="a1282" draw:name="矢印: 折線 26">
          <svg:title/>
          <svg:desc/>
          <text:p text:style-name="a1281" text:class-names="" text:cond-style-name=""><text:span text:style-name="a1280" text:class-names=""/></text:p>
          <draw:enhanced-geometry xmlns:dr3d="urn:oasis:names:tc:opendocument:xmlns:dr3d:1.0" draw:path-stretchpoint-x="21600" draw:path-stretchpoint-y="21600" draw:type="non-primitive" svg:viewBox="0 0 21600 21600" draw:enhanced-path="M ?f3 ?f6 L ?f3 ?f27 A ?f67 ?f68 ?f69 ?f70 ?f3 ?f27 ?f64 ?f66  W ?f71 ?f72 ?f73 ?f74 ?f3 ?f27 ?f64 ?f66 L ?f19 ?f17 ?f19 ?f5 ?f4 ?f15 ?f19 ?f26 ?f19 ?f25 ?f24 ?f25 A ?f114 ?f115 ?f116 ?f117 ?f24 ?f25 ?f111 ?f113  W ?f118 ?f119 ?f120 ?f121 ?f24 ?f25 ?f111 ?f113 L ?f14 ?f6 Z N" draw:text-areas="?f3 ?f5 ?f4 ?f6" draw:glue-points="?f19 ?f5 ?f19 ?f26 ?f16 ?f6 ?f4 ?f15" draw:glue-point-leaving-directions="-360, -180, -180, -90" draw:modifiers="25000 25000 25000 43750"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
            <draw:equation draw:name="f12" draw:formula="$0"/>
            <draw:equation draw:name="f13" draw:formula="$2"/>
            <draw:equation draw:name="f14" draw:formula="?f9 * ?f12 / 100000"/>
            <draw:equation draw:name="f15" draw:formula="?f9 * ?f11 / 100000"/>
            <draw:equation draw:name="f16" draw:formula="?f14 / 2"/>
            <draw:equation draw:name="f17" draw:formula="?f15 - ?f16"/>
            <draw:equation draw:name="f18" draw:formula="?f9 * ?f13 / 100000"/>
            <draw:equation draw:name="f19" draw:formula="?f4 - ?f18"/>
            <draw:equation draw:name="f20" draw:formula="$3"/>
            <draw:equation draw:name="f21" draw:formula="?f9 * ?f20 / 100000"/>
            <draw:equation draw:name="f22" draw:formula="?f21 - ?f14"/>
            <draw:equation draw:name="f23" draw:formula="max(?f22, 0)"/>
            <draw:equation draw:name="f24" draw:formula="?f14 + ?f23"/>
            <draw:equation draw:name="f25" draw:formula="?f17 + ?f14"/>
            <draw:equation draw:name="f26" draw:formula="?f25 + ?f17"/>
            <draw:equation draw:name="f27" draw:formula="?f17 + ?f21"/>
            <draw:equation draw:name="f28" draw:formula="21550000 - ?f2"/>
            <draw:equation draw:name="f29" draw:formula="if(?f28, ?f2, 21550000)"/>
            <draw:equation draw:name="f30" draw:formula="-21550000 - ?f29"/>
            <draw:equation draw:name="f31" draw:formula="if(?f30, -21550000, ?f29)"/>
            <draw:equation draw:name="f32" draw:formula="?f1 + ?f31"/>
            <draw:equation draw:name="f33" draw:formula="?f1 + ?f2"/>
            <draw:equation draw:name="f34" draw:formula="?f33 * ?f10 / ?f1"/>
            <draw:equation draw:name="f35" draw:formula="0 - ?f34"/>
            <draw:equation draw:name="f36" draw:formula="cos(?f35)"/>
            <draw:equation draw:name="f37" draw:formula="0 - ?f36"/>
            <draw:equation draw:name="f38" draw:formula="?f37 * ?f21"/>
            <draw:equation draw:name="f39" draw:formula="sin(?f35)"/>
            <draw:equation draw:name="f40" draw:formula="0 - ?f39"/>
            <draw:equation draw:name="f41" draw:formula="?f40 * ?f21"/>
            <draw:equation draw:name="f42" draw:formula="sqrt(?f38 * ?f38 + ?f41 * ?f41 + 0 * 0)"/>
            <draw:equation draw:name="f43" draw:formula="?f21 * ?f21 / ?f42"/>
            <draw:equation draw:name="f44" draw:formula="?f40 * ?f43"/>
            <draw:equation draw:name="f45" draw:formula="?f3 - ?f44"/>
            <draw:equation draw:name="f46" draw:formula="?f37 * ?f43"/>
            <draw:equation draw:name="f47" draw:formula="?f27 - ?f46"/>
            <draw:equation draw:name="f48" draw:formula="?f45 - ?f21"/>
            <draw:equation draw:name="f49" draw:formula="?f47 - ?f21"/>
            <draw:equation draw:name="f50" draw:formula="?f45 + ?f21"/>
            <draw:equation draw:name="f51" draw:formula="?f47 + ?f21"/>
            <draw:equation draw:name="f52" draw:formula="?f32 + ?f2"/>
            <draw:equation draw:name="f53" draw:formula="?f52 * ?f10 / ?f1"/>
            <draw:equation draw:name="f54" draw:formula="0 - ?f53"/>
            <draw:equation draw:name="f55" draw:formula="cos(?f54)"/>
            <draw:equation draw:name="f56" draw:formula="0 - ?f55"/>
            <draw:equation draw:name="f57" draw:formula="?f56 * ?f21"/>
            <draw:equation draw:name="f58" draw:formula="sin(?f54)"/>
            <draw:equation draw:name="f59" draw:formula="0 - ?f58"/>
            <draw:equation draw:name="f60" draw:formula="?f59 * ?f21"/>
            <draw:equation draw:name="f61" draw:formula="sqrt(?f57 * ?f57 + ?f60 * ?f60 + 0 * 0)"/>
            <draw:equation draw:name="f62" draw:formula="?f21 * ?f21 / ?f61"/>
            <draw:equation draw:name="f63" draw:formula="?f59 * ?f62"/>
            <draw:equation draw:name="f64" draw:formula="?f45 + ?f63"/>
            <draw:equation draw:name="f65" draw:formula="?f56 * ?f62"/>
            <draw:equation draw:name="f66" draw:formula="?f47 + ?f65"/>
            <draw:equation draw:name="f67" draw:formula="if(?f31, ?f3, ?f48)"/>
            <draw:equation draw:name="f68" draw:formula="if(?f31, ?f27, ?f49)"/>
            <draw:equation draw:name="f69" draw:formula="if(?f31, ?f3, ?f50)"/>
            <draw:equation draw:name="f70" draw:formula="if(?f31, ?f27, ?f51)"/>
            <draw:equation draw:name="f71" draw:formula="if(?f31, ?f48, ?f64)"/>
            <draw:equation draw:name="f72" draw:formula="if(?f31, ?f49, ?f66)"/>
            <draw:equation draw:name="f73" draw:formula="if(?f31, ?f50, ?f64)"/>
            <draw:equation draw:name="f74" draw:formula="if(?f31, ?f51, ?f66)"/>
            <draw:equation draw:name="f75" draw:formula="21550000 - -5400000"/>
            <draw:equation draw:name="f76" draw:formula="if(?f75, -5400000, 21550000)"/>
            <draw:equation draw:name="f77" draw:formula="-21550000 - ?f76"/>
            <draw:equation draw:name="f78" draw:formula="if(?f77, -21550000, ?f76)"/>
            <draw:equation draw:name="f79" draw:formula="?f0 + ?f78"/>
            <draw:equation draw:name="f80" draw:formula="?f0 + ?f2"/>
            <draw:equation draw:name="f81" draw:formula="?f80 * ?f10 / ?f1"/>
            <draw:equation draw:name="f82" draw:formula="0 - ?f81"/>
            <draw:equation draw:name="f83" draw:formula="cos(?f82)"/>
            <draw:equation draw:name="f84" draw:formula="0 - ?f83"/>
            <draw:equation draw:name="f85" draw:formula="?f84 * ?f23"/>
            <draw:equation draw:name="f86" draw:formula="sin(?f82)"/>
            <draw:equation draw:name="f87" draw:formula="0 - ?f86"/>
            <draw:equation draw:name="f88" draw:formula="?f87 * ?f23"/>
            <draw:equation draw:name="f89" draw:formula="sqrt(?f85 * ?f85 + ?f88 * ?f88 + 0 * 0)"/>
            <draw:equation draw:name="f90" draw:formula="?f23 * ?f23 / ?f89"/>
            <draw:equation draw:name="f91" draw:formula="?f87 * ?f90"/>
            <draw:equation draw:name="f92" draw:formula="?f24 - ?f91"/>
            <draw:equation draw:name="f93" draw:formula="?f84 * ?f90"/>
            <draw:equation draw:name="f94" draw:formula="?f25 - ?f93"/>
            <draw:equation draw:name="f95" draw:formula="?f92 - ?f23"/>
            <draw:equation draw:name="f96" draw:formula="?f94 - ?f23"/>
            <draw:equation draw:name="f97" draw:formula="?f92 + ?f23"/>
            <draw:equation draw:name="f98" draw:formula="?f94 + ?f23"/>
            <draw:equation draw:name="f99" draw:formula="?f79 + ?f2"/>
            <draw:equation draw:name="f100" draw:formula="?f99 * ?f10 / ?f1"/>
            <draw:equation draw:name="f101" draw:formula="0 - ?f100"/>
            <draw:equation draw:name="f102" draw:formula="cos(?f101)"/>
            <draw:equation draw:name="f103" draw:formula="0 - ?f102"/>
            <draw:equation draw:name="f104" draw:formula="?f103 * ?f23"/>
            <draw:equation draw:name="f105" draw:formula="sin(?f101)"/>
            <draw:equation draw:name="f106" draw:formula="0 - ?f105"/>
            <draw:equation draw:name="f107" draw:formula="?f106 * ?f23"/>
            <draw:equation draw:name="f108" draw:formula="sqrt(?f104 * ?f104 + ?f107 * ?f107 + 0 * 0)"/>
            <draw:equation draw:name="f109" draw:formula="?f23 * ?f23 / ?f108"/>
            <draw:equation draw:name="f110" draw:formula="?f106 * ?f109"/>
            <draw:equation draw:name="f111" draw:formula="?f92 + ?f110"/>
            <draw:equation draw:name="f112" draw:formula="?f103 * ?f109"/>
            <draw:equation draw:name="f113" draw:formula="?f94 + ?f112"/>
            <draw:equation draw:name="f114" draw:formula="if(?f78, ?f24, ?f95)"/>
            <draw:equation draw:name="f115" draw:formula="if(?f78, ?f25, ?f96)"/>
            <draw:equation draw:name="f116" draw:formula="if(?f78, ?f24, ?f97)"/>
            <draw:equation draw:name="f117" draw:formula="if(?f78, ?f25, ?f98)"/>
            <draw:equation draw:name="f118" draw:formula="if(?f78, ?f95, ?f111)"/>
            <draw:equation draw:name="f119" draw:formula="if(?f78, ?f96, ?f113)"/>
            <draw:equation draw:name="f120" draw:formula="if(?f78, ?f97, ?f111)"/>
            <draw:equation draw:name="f121" draw:formula="if(?f78, ?f98, ?f113)"/>
          </draw:enhanced-geometry>
        </draw:custom-shape>
        <draw:frame draw:id="id117" draw:style-name="a1286" draw:name="テキスト ボックス 27" svg:x="1.38793in" svg:y="4.76793in" svg:width="1.41772in" svg:height="0.40391in">
          <draw:text-box>
            <text:p text:style-name="a1285" text:class-names="" text:cond-style-name=""><text:span text:style-name="a1283" text:class-names="">依存(継承)</text:span><text:span text:style-name="a1284" text:class-names=""/></text:p>
          </draw:text-box>
          <svg:title/>
          <svg:desc/>
        </draw:frame>
        <draw:frame draw:id="id118" draw:style-name="a1290" draw:name="テキスト ボックス 28" svg:x="9.31868in" svg:y="4.76793in" svg:width="1.41772in" svg:height="0.40391in">
          <draw:text-box>
            <text:p text:style-name="a1289" text:class-names="" text:cond-style-name=""><text:span text:style-name="a1287" text:class-names="">依存(継承)</text:span><text:span text:style-name="a1288" text:class-names=""/></text:p>
          </draw:text-box>
          <svg:title/>
          <svg:desc/>
        </draw:frame>
        <draw:frame draw:id="id119" draw:style-name="a1293" draw:name="テキスト ボックス 7" svg:x="0.00405in" svg:y="5.9813in" svg:width="3in" svg:height="0.4in">
          <draw:text-box>
            <text:p text:style-name="a1292" text:class-names="" text:cond-style-name=""><text:span text:style-name="a1291" text:class-names="">下位モジュール</text:span></text:p>
          </draw:text-box>
          <svg:title/>
          <svg:desc/>
        </draw:frame>
      </draw:page>
      <draw:page draw:name="Slide12" draw:style-name="a1294" draw:master-page-name="Master1-Layout2-obj-タイトルとコンテンツ" presentation:presentation-page-layout-name="Master1-PPL2" draw:id="Slide-267">
        <draw:frame draw:id="id120" draw:style-name="a1297" draw:name="テキスト ボックス 4" svg:x="0.71108in" svg:y="1.40974in" svg:width="1.1751in" svg:height="0.4in">
          <draw:text-box>
            <text:p text:style-name="a1296" text:class-names="" text:cond-style-name=""><text:span text:style-name="a1295" text:class-names="">悪い例:</text:span></text:p>
          </draw:text-box>
          <svg:title/>
          <svg:desc/>
        </draw:frame>
        <draw:frame draw:id="id121" draw:style-name="a1346" draw:name="テキスト ボックス 10" svg:x="1.30591in" svg:y="2.21308in" svg:width="7.72574in" svg:height="2.52441in">
          <draw:text-box>
            <text:p text:style-name="a1304" text:class-names="" text:cond-style-name=""><text:span text:style-name="a1298" text:class-names="">class</text:span><text:span text:style-name="a1299" text:class-names=""><text:s text:c="1"/></text:span><text:span text:style-name="a1300" text:class-names="">Printer</text:span><text:span text:style-name="a1301" text:class-names="">(</text:span><text:span text:style-name="a1302" text:class-names="">ABC</text:span><text:span text:style-name="a1303" text:class-names="">):</text:span></text:p>
            <text:p text:style-name="a1307" text:class-names="" text:cond-style-name=""><text:span text:style-name="a1305" text:class-names="">   <text:s text:c="1"/></text:span><text:span text:style-name="a1306" text:class-names="">@abstractmethod</text:span></text:p>
            <text:p text:style-name="a1321" text:class-names="" text:cond-style-name=""><text:span text:style-name="a1308" text:class-names="">   <text:s text:c="1"/></text:span><text:span text:style-name="a1309" text:class-names="">def</text:span><text:span text:style-name="a1310" text:class-names=""><text:s text:c="1"/></text:span><text:span text:style-name="a1311" text:class-names="">print</text:span><text:span text:style-name="a1312" text:class-names="">(</text:span><text:span text:style-name="a1313" text:class-names="">self</text:span><text:span text:style-name="a1314" text:class-names="">,<text:s text:c="1"/></text:span><text:span text:style-name="a1315" text:class-names="">document</text:span><text:span text:style-name="a1316" text:class-names="">:<text:s text:c="1"/></text:span><text:span text:style-name="a1317" text:class-names="">str</text:span><text:span text:style-name="a1318" text:class-names="">) -&gt;<text:s text:c="1"/></text:span><text:span text:style-name="a1319" text:class-names="">None</text:span><text:span text:style-name="a1320" text:class-names="">:</text:span></text:p>
            <text:p text:style-name="a1324" text:class-names="" text:cond-style-name=""><text:span text:style-name="a1322" text:class-names="">       <text:s text:c="1"/></text:span><text:span text:style-name="a1323" text:class-names="">pass</text:span></text:p>
            <text:p text:style-name="a1328" text:class-names="" text:cond-style-name=""><text:span text:style-name="a1325" text:class-names=""><text:line-break/></text:span><text:span text:style-name="a1326" text:class-names="">   <text:s text:c="1"/></text:span><text:span text:style-name="a1327" text:class-names="">@abstractmethod</text:span></text:p>
            <text:p text:style-name="a1342" text:class-names="" text:cond-style-name=""><text:span text:style-name="a1329" text:class-names="">   <text:s text:c="1"/></text:span><text:span text:style-name="a1330" text:class-names="">def</text:span><text:span text:style-name="a1331" text:class-names=""><text:s text:c="1"/></text:span><text:span text:style-name="a1332" text:class-names="">scan</text:span><text:span text:style-name="a1333" text:class-names="">(</text:span><text:span text:style-name="a1334" text:class-names="">self</text:span><text:span text:style-name="a1335" text:class-names="">,<text:s text:c="1"/></text:span><text:span text:style-name="a1336" text:class-names="">document</text:span><text:span text:style-name="a1337" text:class-names="">:<text:s text:c="1"/></text:span><text:span text:style-name="a1338" text:class-names="">str</text:span><text:span text:style-name="a1339" text:class-names="">) -&gt;<text:s text:c="1"/></text:span><text:span text:style-name="a1340" text:class-names="">None</text:span><text:span text:style-name="a1341" text:class-names="">:</text:span></text:p>
            <text:p text:style-name="a1345" text:class-names="" text:cond-style-name=""><text:span text:style-name="a1343" text:class-names="">       <text:s text:c="1"/></text:span><text:span text:style-name="a1344" text:class-names="">pass</text:span></text:p>
          </draw:text-box>
          <svg:title/>
          <svg:desc/>
        </draw:frame>
        <draw:frame draw:id="id122" draw:style-name="a1366" draw:name="タイトル 1" svg:x="0.91667in" svg:y="0.04066in" svg:width="11.5in" svg:height="0.8218in">
          <draw:text-box>
            <text:p text:style-name="a1365" text:class-names="" text:cond-style-name=""><text:span text:style-name="a1347" text:class-names="">Interface</text:span><text:span text:style-name="a1348" text:class-names=""><text:s text:c="1"/></text:span><text:span text:style-name="a1349" text:class-names="">S</text:span><text:span text:style-name="a1350" text:class-names="">e</text:span><text:span text:style-name="a1351" text:class-names="">gregation</text:span><text:span text:style-name="a1352" text:class-names=""><text:s text:c="1"/></text:span><text:span text:style-name="a1353" text:class-names="">Pr</text:span><text:span text:style-name="a1354" text:class-names="">i</text:span><text:span text:style-name="a1355" text:class-names="">n</text:span><text:span text:style-name="a1356" text:class-names="">ci</text:span><text:span text:style-name="a1357" text:class-names="">p</text:span><text:span text:style-name="a1358" text:class-names="">l</text:span><text:span text:style-name="a1359" text:class-names="">e</text:span><text:span text:style-name="a1360" text:class-names="">:</text:span><text:span text:style-name="a1361" text:class-names=""><text:s text:c="1"/></text:span><text:span text:style-name="a1362" text:class-names="">インターフェース分離</text:span><text:span text:style-name="a1363" text:class-names="">原則</text:span><text:span text:style-name="a1364" text:class-names=""/></text:p>
          </draw:text-box>
          <svg:title/>
          <svg:desc/>
        </draw:frame>
        <draw:frame draw:id="id123" draw:style-name="a1373" draw:name="コンテンツ プレースホルダー 3" svg:x="0.91667in" svg:y="0.80252in" svg:width="11.5in" svg:height="0.57771in">
          <draw:text-box>
            <text:list text:style-name="a1372">
              <text:list-item>
                <text:p text:style-name="a1371" text:class-names="" text:cond-style-name=""><text:span text:style-name="a1367" text:class-names="">不要な</text:span><text:span text:style-name="a1368" text:class-names="">メソッドをインターフェースに入れな</text:span><text:span text:style-name="a1369" text:class-names="">い</text:span><text:span text:style-name="a1370" text:class-names=""/></text:p>
              </text:list-item>
            </text:list>
          </draw:text-box>
          <svg:title/>
          <svg:desc/>
        </draw:frame>
        <draw:frame draw:id="id124" draw:style-name="a1428" draw:name="テキスト ボックス 30" svg:x="1.30591in" svg:y="5.38819in" svg:width="10.4789in" svg:height="1.91855in">
          <draw:text-box>
            <text:p text:style-name="a1380" text:class-names="" text:cond-style-name=""><text:span text:style-name="a1374" text:class-names="">class</text:span><text:span text:style-name="a1375" text:class-names=""><text:s text:c="1"/></text:span><text:span text:style-name="a1376" text:class-names="">SimplePrinter</text:span><text:span text:style-name="a1377" text:class-names="">(</text:span><text:span text:style-name="a1378" text:class-names="">Printer</text:span><text:span text:style-name="a1379" text:class-names="">):</text:span></text:p>
            <text:p text:style-name="a1394" text:class-names="" text:cond-style-name=""><text:span text:style-name="a1381" text:class-names="">   <text:s text:c="1"/></text:span><text:span text:style-name="a1382" text:class-names="">def</text:span><text:span text:style-name="a1383" text:class-names=""><text:s text:c="1"/></text:span><text:span text:style-name="a1384" text:class-names="">print</text:span><text:span text:style-name="a1385" text:class-names="">(</text:span><text:span text:style-name="a1386" text:class-names="">self</text:span><text:span text:style-name="a1387" text:class-names="">,<text:s text:c="1"/></text:span><text:span text:style-name="a1388" text:class-names="">document</text:span><text:span text:style-name="a1389" text:class-names="">:<text:s text:c="1"/></text:span><text:span text:style-name="a1390" text:class-names="">str</text:span><text:span text:style-name="a1391" text:class-names="">) -&gt;<text:s text:c="1"/></text:span><text:span text:style-name="a1392" text:class-names="">None</text:span><text:span text:style-name="a1393" text:class-names="">:</text:span></text:p>
            <text:p text:style-name="a1402" text:class-names="" text:cond-style-name=""><text:span text:style-name="a1395" text:class-names="">       <text:s text:c="1"/></text:span><text:span text:style-name="a1396" text:class-names="">print</text:span><text:span text:style-name="a1397" text:class-names="">(</text:span><text:span text:style-name="a1398" text:class-names="">"</text:span><text:span text:style-name="a1399" text:class-names="">印刷処理</text:span><text:span text:style-name="a1400" text:class-names="">"</text:span><text:span text:style-name="a1401" text:class-names="">)</text:span></text:p>
            <text:p text:style-name="a1417" text:class-names="" text:cond-style-name=""><text:span text:style-name="a1403" text:class-names=""><text:line-break/></text:span><text:span text:style-name="a1404" text:class-names="">   <text:s text:c="1"/></text:span><text:span text:style-name="a1405" text:class-names="">def</text:span><text:span text:style-name="a1406" text:class-names=""><text:s text:c="1"/></text:span><text:span text:style-name="a1407" text:class-names="">scan</text:span><text:span text:style-name="a1408" text:class-names="">(</text:span><text:span text:style-name="a1409" text:class-names="">self</text:span><text:span text:style-name="a1410" text:class-names="">,<text:s text:c="1"/></text:span><text:span text:style-name="a1411" text:class-names="">document</text:span><text:span text:style-name="a1412" text:class-names="">:<text:s text:c="1"/></text:span><text:span text:style-name="a1413" text:class-names="">str</text:span><text:span text:style-name="a1414" text:class-names="">) -&gt;<text:s text:c="1"/></text:span><text:span text:style-name="a1415" text:class-names="">None</text:span><text:span text:style-name="a1416" text:class-names="">:</text:span></text:p>
            <text:p text:style-name="a1427" text:class-names="" text:cond-style-name=""><text:span text:style-name="a1418" text:class-names="">       <text:s text:c="1"/></text:span><text:span text:style-name="a1419" text:class-names="">raise</text:span><text:span text:style-name="a1420" text:class-names=""><text:s text:c="1"/></text:span><text:span text:style-name="a1421" text:class-names="">NotImplementedError</text:span><text:span text:style-name="a1422" text:class-names="">(</text:span><text:span text:style-name="a1423" text:class-names="">"</text:span><text:span text:style-name="a1424" text:class-names="">このプリンターにはスキャン機能がありません</text:span><text:span text:style-name="a1425" text:class-names="">"</text:span><text:span text:style-name="a1426" text:class-names="">)</text:span></text:p>
          </draw:text-box>
          <svg:title/>
          <svg:desc/>
        </draw:frame>
        <draw:custom-shape svg:width="0.4426in" svg:height="0.79591in" draw:id="id125" draw:style-name="a1431" draw:transform="translate(-0.2213in -0.39795in) rotate(-4.71239) translate(4.60927in 5.05802in)" draw:name="矢印: 右 7">
          <svg:title/>
          <svg:desc/>
          <text:p text:style-name="a1430" text:class-names="" text:cond-style-name=""><text:span text:style-name="a1429"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08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draw:frame draw:id="id126" draw:style-name="a1435" draw:name="テキスト ボックス 9" svg:x="5.16256in" svg:y="4.83802in" svg:width="1.74472in" svg:height="0.40391in">
          <draw:text-box>
            <text:p text:style-name="a1434" text:class-names="" text:cond-style-name=""><text:span text:style-name="a1432" text:class-names="">継承</text:span><text:span text:style-name="a1433" text:class-names=""/></text:p>
          </draw:text-box>
          <svg:title/>
          <svg:desc/>
        </draw:frame>
        <draw:frame draw:id="id127" draw:style-name="a1438" draw:name="テキスト ボックス 13" svg:x="1.3018in" svg:y="1.81059in" svg:width="1.98734in" svg:height="0.40391in">
          <draw:text-box>
            <text:p text:style-name="a1437" text:class-names="" text:cond-style-name=""><text:span text:style-name="a1436" text:class-names="">インターフェース</text:span></text:p>
          </draw:text-box>
          <svg:title/>
          <svg:desc/>
        </draw:frame>
        <draw:frame draw:id="id128" draw:style-name="a1442" draw:name="テキスト ボックス 15" svg:x="1.3018in" svg:y="4.98569in" svg:width="1.98734in" svg:height="0.40391in">
          <draw:text-box>
            <text:p text:style-name="a1441" text:class-names="" text:cond-style-name=""><text:span text:style-name="a1439" text:class-names="">下位モジュール</text:span><text:span text:style-name="a1440" text:class-names=""/></text:p>
          </draw:text-box>
          <svg:title/>
          <svg:desc/>
        </draw:frame>
      </draw:page>
      <draw:page draw:name="Slide14" draw:style-name="a1443" draw:master-page-name="Master1-Layout2-obj-タイトルとコンテンツ" presentation:presentation-page-layout-name="Master1-PPL2" draw:id="Slide-269">
        <draw:frame draw:id="id129" draw:style-name="a1446" draw:name="テキスト ボックス 4" svg:x="0.17311in" svg:y="1.49413in" svg:width="1.1751in" svg:height="0.4in">
          <draw:text-box>
            <text:p text:style-name="a1445" text:class-names="" text:cond-style-name=""><text:span text:style-name="a1444" text:class-names="">良い例:</text:span></text:p>
          </draw:text-box>
          <svg:title/>
          <svg:desc/>
        </draw:frame>
        <draw:frame draw:id="id130" draw:style-name="a1476" draw:name="テキスト ボックス 2" svg:x="0.02954in" svg:y="5.27822in" svg:width="6.13291in" svg:height="1.00977in">
          <draw:text-box>
            <text:p text:style-name="a1453" text:class-names="" text:cond-style-name=""><text:span text:style-name="a1447" text:class-names="">class</text:span><text:span text:style-name="a1448" text:class-names=""><text:s text:c="1"/></text:span><text:span text:style-name="a1449" text:class-names="">SimplePrinter</text:span><text:span text:style-name="a1450" text:class-names="">(</text:span><text:span text:style-name="a1451" text:class-names="">Printable</text:span><text:span text:style-name="a1452" text:class-names="">):</text:span></text:p>
            <text:p text:style-name="a1467" text:class-names="" text:cond-style-name=""><text:span text:style-name="a1454" text:class-names="">   <text:s text:c="1"/></text:span><text:span text:style-name="a1455" text:class-names="">def</text:span><text:span text:style-name="a1456" text:class-names=""><text:s text:c="1"/></text:span><text:span text:style-name="a1457" text:class-names="">print</text:span><text:span text:style-name="a1458" text:class-names="">(</text:span><text:span text:style-name="a1459" text:class-names="">self</text:span><text:span text:style-name="a1460" text:class-names="">,<text:s text:c="1"/></text:span><text:span text:style-name="a1461" text:class-names="">document</text:span><text:span text:style-name="a1462" text:class-names="">:<text:s text:c="1"/></text:span><text:span text:style-name="a1463" text:class-names="">str</text:span><text:span text:style-name="a1464" text:class-names="">) -&gt;<text:s text:c="1"/></text:span><text:span text:style-name="a1465" text:class-names="">None</text:span><text:span text:style-name="a1466" text:class-names="">:</text:span></text:p>
            <text:p text:style-name="a1475" text:class-names="" text:cond-style-name=""><text:span text:style-name="a1468" text:class-names="">       <text:s text:c="1"/></text:span><text:span text:style-name="a1469" text:class-names="">print</text:span><text:span text:style-name="a1470" text:class-names="">(</text:span><text:span text:style-name="a1471" text:class-names="">"</text:span><text:span text:style-name="a1472" text:class-names="">印刷処理</text:span><text:span text:style-name="a1473" text:class-names="">"</text:span><text:span text:style-name="a1474" text:class-names="">)</text:span></text:p>
          </draw:text-box>
          <svg:title/>
          <svg:desc/>
        </draw:frame>
        <draw:frame draw:id="id131" draw:style-name="a1504" draw:name="テキスト ボックス 5" svg:x="0.17721in" svg:y="2.29747in" svg:width="6.13291in" svg:height="1.3127in">
          <draw:text-box>
            <text:p text:style-name="a1483" text:class-names="" text:cond-style-name=""><text:span text:style-name="a1477" text:class-names="">class</text:span><text:span text:style-name="a1478" text:class-names=""><text:s text:c="1"/></text:span><text:span text:style-name="a1479" text:class-names="">Printable</text:span><text:span text:style-name="a1480" text:class-names="">(</text:span><text:span text:style-name="a1481" text:class-names="">ABC</text:span><text:span text:style-name="a1482" text:class-names="">):</text:span></text:p>
            <text:p text:style-name="a1486" text:class-names="" text:cond-style-name=""><text:span text:style-name="a1484" text:class-names="">   <text:s text:c="1"/></text:span><text:span text:style-name="a1485" text:class-names="">@abstractmethod</text:span></text:p>
            <text:p text:style-name="a1500" text:class-names="" text:cond-style-name=""><text:span text:style-name="a1487" text:class-names="">   <text:s text:c="1"/></text:span><text:span text:style-name="a1488" text:class-names="">def</text:span><text:span text:style-name="a1489" text:class-names=""><text:s text:c="1"/></text:span><text:span text:style-name="a1490" text:class-names="">print</text:span><text:span text:style-name="a1491" text:class-names="">(</text:span><text:span text:style-name="a1492" text:class-names="">self</text:span><text:span text:style-name="a1493" text:class-names="">,<text:s text:c="1"/></text:span><text:span text:style-name="a1494" text:class-names="">document</text:span><text:span text:style-name="a1495" text:class-names="">:<text:s text:c="1"/></text:span><text:span text:style-name="a1496" text:class-names="">str</text:span><text:span text:style-name="a1497" text:class-names="">) -&gt;<text:s text:c="1"/></text:span><text:span text:style-name="a1498" text:class-names="">None</text:span><text:span text:style-name="a1499" text:class-names="">:</text:span></text:p>
            <text:p text:style-name="a1503" text:class-names="" text:cond-style-name=""><text:span text:style-name="a1501" text:class-names="">       <text:s text:c="1"/></text:span><text:span text:style-name="a1502" text:class-names="">pass</text:span></text:p>
          </draw:text-box>
          <svg:title/>
          <svg:desc/>
        </draw:frame>
        <draw:frame draw:id="id132" draw:style-name="a1559" draw:name="テキスト ボックス 7" svg:x="6.3481in" svg:y="5.27822in" svg:width="6.96625in" svg:height="1.91855in">
          <draw:text-box>
            <text:p text:style-name="a1513" text:class-names="" text:cond-style-name=""><text:span text:style-name="a1505" text:class-names="">class</text:span><text:span text:style-name="a1506" text:class-names=""><text:s text:c="1"/></text:span><text:span text:style-name="a1507" text:class-names="">MultiFunctionPrinter</text:span><text:span text:style-name="a1508" text:class-names="">(</text:span><text:span text:style-name="a1509" text:class-names="">Printable</text:span><text:span text:style-name="a1510" text:class-names="">,<text:s text:c="1"/></text:span><text:span text:style-name="a1511" text:class-names="">Scannable</text:span><text:span text:style-name="a1512" text:class-names="">):</text:span></text:p>
            <text:p text:style-name="a1527" text:class-names="" text:cond-style-name=""><text:span text:style-name="a1514" text:class-names="">   <text:s text:c="1"/></text:span><text:span text:style-name="a1515" text:class-names="">def</text:span><text:span text:style-name="a1516" text:class-names=""><text:s text:c="1"/></text:span><text:span text:style-name="a1517" text:class-names="">print</text:span><text:span text:style-name="a1518" text:class-names="">(</text:span><text:span text:style-name="a1519" text:class-names="">self</text:span><text:span text:style-name="a1520" text:class-names="">,<text:s text:c="1"/></text:span><text:span text:style-name="a1521" text:class-names="">document</text:span><text:span text:style-name="a1522" text:class-names="">:<text:s text:c="1"/></text:span><text:span text:style-name="a1523" text:class-names="">str</text:span><text:span text:style-name="a1524" text:class-names="">) -&gt;<text:s text:c="1"/></text:span><text:span text:style-name="a1525" text:class-names="">None</text:span><text:span text:style-name="a1526" text:class-names="">:</text:span></text:p>
            <text:p text:style-name="a1535" text:class-names="" text:cond-style-name=""><text:span text:style-name="a1528" text:class-names="">       <text:s text:c="1"/></text:span><text:span text:style-name="a1529" text:class-names="">print</text:span><text:span text:style-name="a1530" text:class-names="">(</text:span><text:span text:style-name="a1531" text:class-names="">"</text:span><text:span text:style-name="a1532" text:class-names="">印刷処理</text:span><text:span text:style-name="a1533" text:class-names="">"</text:span><text:span text:style-name="a1534" text:class-names="">)</text:span></text:p>
            <text:p text:style-name="a1550" text:class-names="" text:cond-style-name=""><text:span text:style-name="a1536" text:class-names=""><text:line-break/></text:span><text:span text:style-name="a1537" text:class-names="">   <text:s text:c="1"/></text:span><text:span text:style-name="a1538" text:class-names="">def</text:span><text:span text:style-name="a1539" text:class-names=""><text:s text:c="1"/></text:span><text:span text:style-name="a1540" text:class-names="">scan</text:span><text:span text:style-name="a1541" text:class-names="">(</text:span><text:span text:style-name="a1542" text:class-names="">self</text:span><text:span text:style-name="a1543" text:class-names="">,<text:s text:c="1"/></text:span><text:span text:style-name="a1544" text:class-names="">document</text:span><text:span text:style-name="a1545" text:class-names="">:<text:s text:c="1"/></text:span><text:span text:style-name="a1546" text:class-names="">str</text:span><text:span text:style-name="a1547" text:class-names="">) -&gt;<text:s text:c="1"/></text:span><text:span text:style-name="a1548" text:class-names="">None</text:span><text:span text:style-name="a1549" text:class-names="">:</text:span></text:p>
            <text:p text:style-name="a1558" text:class-names="" text:cond-style-name=""><text:span text:style-name="a1551" text:class-names="">       <text:s text:c="1"/></text:span><text:span text:style-name="a1552" text:class-names="">print</text:span><text:span text:style-name="a1553" text:class-names="">(</text:span><text:span text:style-name="a1554" text:class-names="">"</text:span><text:span text:style-name="a1555" text:class-names="">スキャン処理</text:span><text:span text:style-name="a1556" text:class-names="">"</text:span><text:span text:style-name="a1557" text:class-names="">)</text:span></text:p>
          </draw:text-box>
          <svg:title/>
          <svg:desc/>
        </draw:frame>
        <draw:frame draw:id="id133" draw:style-name="a1588" draw:name="テキスト ボックス 8" svg:x="7.0443in" svg:y="2.29747in" svg:width="6.13291in" svg:height="1.3127in">
          <draw:text-box>
            <text:p text:style-name="a1567" text:class-names="" text:cond-style-name=""><text:span text:style-name="a1560" text:class-names="">class</text:span><text:span text:style-name="a1561" text:class-names=""><text:s text:c="1"/></text:span><text:span text:style-name="a1562" text:class-names="">Scannable</text:span><text:span text:style-name="a1563" text:class-names="">(</text:span><text:span text:style-name="a1564" text:class-names="">ABC</text:span><text:span text:style-name="a1565" text:class-names="">):</text:span><text:span text:style-name="a1566" text:class-names=""/></text:p>
            <text:p text:style-name="a1570" text:class-names="" text:cond-style-name=""><text:span text:style-name="a1568" text:class-names="">   <text:s text:c="1"/></text:span><text:span text:style-name="a1569" text:class-names="">@abstractmethod</text:span></text:p>
            <text:p text:style-name="a1584" text:class-names="" text:cond-style-name=""><text:span text:style-name="a1571" text:class-names="">   <text:s text:c="1"/></text:span><text:span text:style-name="a1572" text:class-names="">def</text:span><text:span text:style-name="a1573" text:class-names=""><text:s text:c="1"/></text:span><text:span text:style-name="a1574" text:class-names="">scan</text:span><text:span text:style-name="a1575" text:class-names="">(</text:span><text:span text:style-name="a1576" text:class-names="">self</text:span><text:span text:style-name="a1577" text:class-names="">,<text:s text:c="1"/></text:span><text:span text:style-name="a1578" text:class-names="">document</text:span><text:span text:style-name="a1579" text:class-names="">:<text:s text:c="1"/></text:span><text:span text:style-name="a1580" text:class-names="">str</text:span><text:span text:style-name="a1581" text:class-names="">) -&gt;<text:s text:c="1"/></text:span><text:span text:style-name="a1582" text:class-names="">None</text:span><text:span text:style-name="a1583" text:class-names="">:</text:span></text:p>
            <text:p text:style-name="a1587" text:class-names="" text:cond-style-name=""><text:span text:style-name="a1585" text:class-names="">       <text:s text:c="1"/></text:span><text:span text:style-name="a1586" text:class-names="">pass</text:span></text:p>
          </draw:text-box>
          <svg:title/>
          <svg:desc/>
        </draw:frame>
        <draw:custom-shape svg:width="0.92249in" svg:height="0.77886in" draw:id="id134" draw:style-name="a1591" draw:transform="translate(-0.46124in -0.38943in) rotate(-4.71239) translate(2.84839in 4.29137in)" draw:name="矢印: 右 9">
          <svg:title/>
          <svg:desc/>
          <text:p text:style-name="a1590" text:class-names="" text:cond-style-name=""><text:span text:style-name="a1589"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2482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draw:frame draw:id="id135" draw:style-name="a1611" draw:name="タイトル 1" svg:x="0.91667in" svg:y="0.04066in" svg:width="11.5in" svg:height="0.8218in">
          <draw:text-box>
            <text:p text:style-name="a1610" text:class-names="" text:cond-style-name=""><text:span text:style-name="a1592" text:class-names="">Interface</text:span><text:span text:style-name="a1593" text:class-names=""><text:s text:c="1"/></text:span><text:span text:style-name="a1594" text:class-names="">S</text:span><text:span text:style-name="a1595" text:class-names="">e</text:span><text:span text:style-name="a1596" text:class-names="">gregation</text:span><text:span text:style-name="a1597" text:class-names=""><text:s text:c="1"/></text:span><text:span text:style-name="a1598" text:class-names="">Pr</text:span><text:span text:style-name="a1599" text:class-names="">i</text:span><text:span text:style-name="a1600" text:class-names="">n</text:span><text:span text:style-name="a1601" text:class-names="">ci</text:span><text:span text:style-name="a1602" text:class-names="">p</text:span><text:span text:style-name="a1603" text:class-names="">l</text:span><text:span text:style-name="a1604" text:class-names="">e</text:span><text:span text:style-name="a1605" text:class-names="">:</text:span><text:span text:style-name="a1606" text:class-names=""><text:s text:c="1"/></text:span><text:span text:style-name="a1607" text:class-names="">インターフェース分離</text:span><text:span text:style-name="a1608" text:class-names="">原則</text:span><text:span text:style-name="a1609" text:class-names=""/></text:p>
          </draw:text-box>
          <svg:title/>
          <svg:desc/>
        </draw:frame>
        <draw:frame draw:id="id136" draw:style-name="a1618" draw:name="コンテンツ プレースホルダー 3" svg:x="0.91667in" svg:y="0.80252in" svg:width="11.5in" svg:height="0.57771in">
          <draw:text-box>
            <text:list text:style-name="a1617">
              <text:list-item>
                <text:p text:style-name="a1616" text:class-names="" text:cond-style-name=""><text:span text:style-name="a1612" text:class-names="">不要な</text:span><text:span text:style-name="a1613" text:class-names="">メソッドをインターフェースに入れな</text:span><text:span text:style-name="a1614" text:class-names="">い</text:span><text:span text:style-name="a1615" text:class-names=""/></text:p>
              </text:list-item>
            </text:list>
          </draw:text-box>
          <svg:title/>
          <svg:desc/>
        </draw:frame>
        <draw:frame draw:id="id137" draw:style-name="a1621" draw:name="テキスト ボックス 18" svg:x="0.17311in" svg:y="1.89498in" svg:width="1.98734in" svg:height="0.40391in">
          <draw:text-box>
            <text:p text:style-name="a1620" text:class-names="" text:cond-style-name=""><text:span text:style-name="a1619" text:class-names="">インターフェース</text:span></text:p>
          </draw:text-box>
          <svg:title/>
          <svg:desc/>
        </draw:frame>
        <draw:custom-shape svg:width="0.92249in" svg:height="0.77886in" draw:id="id138" draw:style-name="a1624" draw:transform="translate(-0.46124in -0.38943in) rotate(-4.71239) translate(9.71548in 4.29137in)" draw:name="矢印: 右 20">
          <svg:title/>
          <svg:desc/>
          <text:p text:style-name="a1623" text:class-names="" text:cond-style-name=""><text:span text:style-name="a1622"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2482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draw:custom-shape svg:width="1.37911in" svg:height="0.72178in" draw:id="id139" draw:style-name="a1627" draw:transform="translate(-0.68955in -0.36089in) rotate(-3.92699) translate(6.30439in 4.3383in)" draw:name="矢印: 右 22">
          <svg:title/>
          <svg:desc/>
          <text:p text:style-name="a1626" text:class-names="" text:cond-style-name=""><text:span text:style-name="a1625"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5948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draw:frame draw:id="id140" draw:style-name="a1631" draw:name="テキスト ボックス 23" svg:x="0.02543in" svg:y="4.87573in" svg:width="1.98734in" svg:height="0.40391in">
          <draw:text-box>
            <text:p text:style-name="a1630" text:class-names="" text:cond-style-name=""><text:span text:style-name="a1628" text:class-names="">下位モジュール</text:span><text:span text:style-name="a1629" text:class-names=""/></text:p>
          </draw:text-box>
          <svg:title/>
          <svg:desc/>
        </draw:frame>
        <draw:frame draw:id="id141" draw:style-name="a1635" draw:name="テキスト ボックス 25" svg:x="3.24476in" svg:y="4.09601in" svg:width="1.74472in" svg:height="0.40391in">
          <draw:text-box>
            <text:p text:style-name="a1634" text:class-names="" text:cond-style-name=""><text:span text:style-name="a1632" text:class-names="">継承</text:span><text:span text:style-name="a1633" text:class-names=""/></text:p>
          </draw:text-box>
          <svg:title/>
          <svg:desc/>
        </draw:frame>
        <draw:frame draw:id="id142" draw:style-name="a1639" draw:name="テキスト ボックス 26" svg:x="6.77215in" svg:y="4.09601in" svg:width="1.74472in" svg:height="0.40391in">
          <draw:text-box>
            <text:p text:style-name="a1638" text:class-names="" text:cond-style-name=""><text:span text:style-name="a1636" text:class-names="">継承</text:span><text:span text:style-name="a1637" text:class-names=""/></text:p>
          </draw:text-box>
          <svg:title/>
          <svg:desc/>
        </draw:frame>
        <draw:frame draw:id="id143" draw:style-name="a1643" draw:name="テキスト ボックス 27" svg:x="10.10548in" svg:y="4.09601in" svg:width="1.74472in" svg:height="0.40391in">
          <draw:text-box>
            <text:p text:style-name="a1642" text:class-names="" text:cond-style-name=""><text:span text:style-name="a1640" text:class-names="">継承</text:span><text:span text:style-name="a1641" text:class-names=""/></text:p>
          </draw:text-box>
          <svg:title/>
          <svg:desc/>
        </draw:frame>
      </draw:page>
      <draw:page draw:name="Slide13" draw:style-name="a1644" draw:master-page-name="Master1-Layout2-obj-タイトルとコンテンツ" presentation:presentation-page-layout-name="Master1-PPL2" draw:id="Slide-268">
        <draw:frame draw:id="id144" draw:style-name="a1647" draw:name="テキスト ボックス 4" svg:x="0.2127in" svg:y="1.95119in" svg:width="1.1751in" svg:height="0.4in">
          <draw:text-box>
            <text:p text:style-name="a1646" text:class-names="" text:cond-style-name=""><text:span text:style-name="a1645" text:class-names="">悪い例:</text:span></text:p>
          </draw:text-box>
          <svg:title/>
          <svg:desc/>
        </draw:frame>
        <draw:frame draw:id="id145" draw:style-name="a1666" draw:name="タイトル 1" svg:x="0.91667in" svg:y="0.02259in" svg:width="11.5in" svg:height="0.8218in">
          <draw:text-box>
            <text:p text:style-name="a1665" text:class-names="" text:cond-style-name=""><text:span text:style-name="a1648" text:class-names="">Lisko</text:span><text:span text:style-name="a1649" text:class-names="">v</text:span><text:span text:style-name="a1650" text:class-names=""><text:s text:c="1"/></text:span><text:span text:style-name="a1651" text:class-names="">Substituti</text:span><text:span text:style-name="a1652" text:class-names="">o</text:span><text:span text:style-name="a1653" text:class-names="">n</text:span><text:span text:style-name="a1654" text:class-names=""><text:s text:c="1"/></text:span><text:span text:style-name="a1655" text:class-names="">Pr</text:span><text:span text:style-name="a1656" text:class-names="">i</text:span><text:span text:style-name="a1657" text:class-names="">n</text:span><text:span text:style-name="a1658" text:class-names="">ci</text:span><text:span text:style-name="a1659" text:class-names="">p</text:span><text:span text:style-name="a1660" text:class-names="">l</text:span><text:span text:style-name="a1661" text:class-names="">e</text:span><text:span text:style-name="a1662" text:class-names="">:</text:span><text:span text:style-name="a1663" text:class-names=""><text:s text:c="1"/>リスコフの置換原則</text:span><text:span text:style-name="a1664" text:class-names=""/></text:p>
          </draw:text-box>
          <svg:title/>
          <svg:desc/>
        </draw:frame>
        <draw:frame draw:id="id146" draw:style-name="a1670" draw:name="コンテンツ プレースホルダー 3" svg:x="0.91667in" svg:y="0.84356in" svg:width="11.5in" svg:height="0.70429in">
          <draw:text-box>
            <text:list text:style-name="a1669">
              <text:list-item>
                <text:p text:style-name="a1668" text:class-names="" text:cond-style-name=""><text:span text:style-name="a1667" text:class-names="">派生クラスは基本クラスと置換可能でなければならない</text:span></text:p>
              </text:list-item>
            </text:list>
          </draw:text-box>
          <svg:title/>
          <svg:desc/>
        </draw:frame>
        <draw:frame draw:id="id147" draw:style-name="a1714" draw:name="テキスト ボックス 7" svg:x="6.39232in" svg:y="4.80758in" svg:width="6.79501in" svg:height="1.61563in">
          <draw:text-box>
            <text:p text:style-name="a1677" text:class-names="" text:cond-style-name=""><text:span text:style-name="a1671" text:class-names="">class</text:span><text:span text:style-name="a1672" text:class-names=""><text:s text:c="1"/></text:span><text:span text:style-name="a1673" text:class-names="">Train</text:span><text:span text:style-name="a1674" text:class-names="">(</text:span><text:span text:style-name="a1675" text:class-names="">Vehicle</text:span><text:span text:style-name="a1676" text:class-names="">):</text:span></text:p>
            <text:p text:style-name="a1685" text:class-names="" text:cond-style-name=""><text:span text:style-name="a1678" text:class-names="">   <text:s text:c="1"/></text:span><text:span text:style-name="a1679" text:class-names="">def</text:span><text:span text:style-name="a1680" text:class-names=""><text:s text:c="1"/></text:span><text:span text:style-name="a1681" text:class-names="">turn_left</text:span><text:span text:style-name="a1682" text:class-names="">(</text:span><text:span text:style-name="a1683" text:class-names="">self</text:span><text:span text:style-name="a1684" text:class-names="">):</text:span></text:p>
            <text:p text:style-name="a1695" text:class-names="" text:cond-style-name=""><text:span text:style-name="a1686" text:class-names="">       <text:s text:c="1"/></text:span><text:span text:style-name="a1687" text:class-names="">raise</text:span><text:span text:style-name="a1688" text:class-names=""><text:s text:c="1"/></text:span><text:span text:style-name="a1689" text:class-names="">Exception</text:span><text:span text:style-name="a1690" text:class-names="">(</text:span><text:span text:style-name="a1691" text:class-names="">"Train</text:span><text:span text:style-name="a1692" text:class-names="">は左折できません</text:span><text:span text:style-name="a1693" text:class-names="">"</text:span><text:span text:style-name="a1694" text:class-names="">)</text:span></text:p>
            <text:p text:style-name="a1703" text:class-names="" text:cond-style-name=""><text:span text:style-name="a1696" text:class-names="">   <text:s text:c="1"/></text:span><text:span text:style-name="a1697" text:class-names="">def</text:span><text:span text:style-name="a1698" text:class-names=""><text:s text:c="1"/></text:span><text:span text:style-name="a1699" text:class-names="">turn_right</text:span><text:span text:style-name="a1700" text:class-names="">(</text:span><text:span text:style-name="a1701" text:class-names="">self</text:span><text:span text:style-name="a1702" text:class-names="">):</text:span></text:p>
            <text:p text:style-name="a1713" text:class-names="" text:cond-style-name=""><text:span text:style-name="a1704" text:class-names="">       <text:s text:c="1"/></text:span><text:span text:style-name="a1705" text:class-names="">raise</text:span><text:span text:style-name="a1706" text:class-names=""><text:s text:c="1"/></text:span><text:span text:style-name="a1707" text:class-names="">Exception</text:span><text:span text:style-name="a1708" text:class-names="">(</text:span><text:span text:style-name="a1709" text:class-names="">"Train</text:span><text:span text:style-name="a1710" text:class-names="">は右折できません</text:span><text:span text:style-name="a1711" text:class-names="">"</text:span><text:span text:style-name="a1712" text:class-names="">)</text:span></text:p>
          </draw:text-box>
          <svg:title/>
          <svg:desc/>
        </draw:frame>
        <draw:frame draw:id="id148" draw:style-name="a1788" draw:name="テキスト ボックス 2" svg:x="0.20886in" svg:y="2.75105in" svg:width="4.32911in" svg:height="3.73613in">
          <draw:text-box>
            <text:p text:style-name="a1719" text:class-names="" text:cond-style-name=""><text:span text:style-name="a1715" text:class-names="">class</text:span><text:span text:style-name="a1716" text:class-names=""><text:s text:c="1"/></text:span><text:span text:style-name="a1717" text:class-names="">Vehicle</text:span><text:span text:style-name="a1718" text:class-names="">:</text:span></text:p>
            <text:p text:style-name="a1727" text:class-names="" text:cond-style-name=""><text:span text:style-name="a1720" text:class-names="">   <text:s text:c="1"/></text:span><text:span text:style-name="a1721" text:class-names="">def</text:span><text:span text:style-name="a1722" text:class-names=""><text:s text:c="1"/></text:span><text:span text:style-name="a1723" text:class-names="">move_forward</text:span><text:span text:style-name="a1724" text:class-names="">(</text:span><text:span text:style-name="a1725" text:class-names="">self</text:span><text:span text:style-name="a1726" text:class-names="">):</text:span></text:p>
            <text:p text:style-name="a1736" text:class-names="" text:cond-style-name=""><text:span text:style-name="a1728" text:class-names="">       <text:s text:c="1"/></text:span><text:span text:style-name="a1729" text:class-names="">print</text:span><text:span text:style-name="a1730" text:class-names="">(</text:span><text:span text:style-name="a1731" text:class-names="">"</text:span><text:span text:style-name="a1732" text:class-names="">前進</text:span><text:span text:style-name="a1733" text:class-names="">処理</text:span><text:span text:style-name="a1734" text:class-names="">"</text:span><text:span text:style-name="a1735" text:class-names="">)</text:span></text:p>
            <text:p text:style-name="a1745" text:class-names="" text:cond-style-name=""><text:span text:style-name="a1737" text:class-names=""><text:line-break/></text:span><text:span text:style-name="a1738" text:class-names="">   <text:s text:c="1"/></text:span><text:span text:style-name="a1739" text:class-names="">def</text:span><text:span text:style-name="a1740" text:class-names=""><text:s text:c="1"/></text:span><text:span text:style-name="a1741" text:class-names="">move_backward</text:span><text:span text:style-name="a1742" text:class-names="">(</text:span><text:span text:style-name="a1743" text:class-names="">self</text:span><text:span text:style-name="a1744" text:class-names="">):</text:span></text:p>
            <text:p text:style-name="a1753" text:class-names="" text:cond-style-name=""><text:span text:style-name="a1746" text:class-names="">       <text:s text:c="1"/></text:span><text:span text:style-name="a1747" text:class-names="">print</text:span><text:span text:style-name="a1748" text:class-names="">(</text:span><text:span text:style-name="a1749" text:class-names="">"</text:span><text:span text:style-name="a1750" text:class-names="">後退処理</text:span><text:span text:style-name="a1751" text:class-names="">"</text:span><text:span text:style-name="a1752" text:class-names="">)</text:span></text:p>
            <text:p text:style-name="a1762" text:class-names="" text:cond-style-name=""><text:span text:style-name="a1754" text:class-names=""><text:line-break/></text:span><text:span text:style-name="a1755" text:class-names="">   <text:s text:c="1"/></text:span><text:span text:style-name="a1756" text:class-names="">def</text:span><text:span text:style-name="a1757" text:class-names=""><text:s text:c="1"/></text:span><text:span text:style-name="a1758" text:class-names="">turn_left</text:span><text:span text:style-name="a1759" text:class-names="">(</text:span><text:span text:style-name="a1760" text:class-names="">self</text:span><text:span text:style-name="a1761" text:class-names="">):</text:span></text:p>
            <text:p text:style-name="a1770" text:class-names="" text:cond-style-name=""><text:span text:style-name="a1763" text:class-names="">       <text:s text:c="1"/></text:span><text:span text:style-name="a1764" text:class-names="">print</text:span><text:span text:style-name="a1765" text:class-names="">(</text:span><text:span text:style-name="a1766" text:class-names="">"</text:span><text:span text:style-name="a1767" text:class-names="">左折処理</text:span><text:span text:style-name="a1768" text:class-names="">"</text:span><text:span text:style-name="a1769" text:class-names="">)</text:span></text:p>
            <text:p text:style-name="a1779" text:class-names="" text:cond-style-name=""><text:span text:style-name="a1771" text:class-names=""><text:line-break/></text:span><text:span text:style-name="a1772" text:class-names="">   <text:s text:c="1"/></text:span><text:span text:style-name="a1773" text:class-names="">def</text:span><text:span text:style-name="a1774" text:class-names=""><text:s text:c="1"/></text:span><text:span text:style-name="a1775" text:class-names="">turn_right</text:span><text:span text:style-name="a1776" text:class-names="">(</text:span><text:span text:style-name="a1777" text:class-names="">self</text:span><text:span text:style-name="a1778" text:class-names="">):</text:span></text:p>
            <text:p text:style-name="a1787" text:class-names="" text:cond-style-name=""><text:span text:style-name="a1780" text:class-names="">       <text:s text:c="1"/></text:span><text:span text:style-name="a1781" text:class-names="">print</text:span><text:span text:style-name="a1782" text:class-names="">(</text:span><text:span text:style-name="a1783" text:class-names="">"</text:span><text:span text:style-name="a1784" text:class-names="">右折処理</text:span><text:span text:style-name="a1785" text:class-names="">"</text:span><text:span text:style-name="a1786" text:class-names="">)</text:span></text:p>
          </draw:text-box>
          <svg:title/>
          <svg:desc/>
        </draw:frame>
        <draw:frame draw:id="id149" draw:style-name="a1799" draw:name="テキスト ボックス 3" svg:x="6.3903in" svg:y="2.75106in" svg:width="6.55485in" svg:height="0.70684in">
          <draw:text-box>
            <text:p text:style-name="a1795" text:class-names="" text:cond-style-name=""><text:span text:style-name="a1789" text:class-names="">class</text:span><text:span text:style-name="a1790" text:class-names=""><text:s text:c="1"/></text:span><text:span text:style-name="a1791" text:class-names="">Truck</text:span><text:span text:style-name="a1792" text:class-names="">(</text:span><text:span text:style-name="a1793" text:class-names="">Vehicle</text:span><text:span text:style-name="a1794" text:class-names="">):</text:span></text:p>
            <text:p text:style-name="a1798" text:class-names="" text:cond-style-name=""><text:span text:style-name="a1796" text:class-names="">   <text:s text:c="1"/></text:span><text:span text:style-name="a1797" text:class-names="">pass</text:span></text:p>
          </draw:text-box>
          <svg:title/>
          <svg:desc/>
        </draw:frame>
        <draw:custom-shape svg:width="1.37911in" svg:height="0.72178in" draw:id="id150" draw:style-name="a1802" draw:transform="translate(-0.68955in -0.36089in) rotate(-2.84489) translate(5.40777in 3.66319in)" draw:name="矢印: 右 11">
          <svg:title/>
          <svg:desc/>
          <text:p text:style-name="a1801" text:class-names="" text:cond-style-name=""><text:span text:style-name="a1800"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5948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draw:frame draw:id="id151" draw:style-name="a1806" draw:name="テキスト ボックス 17" svg:x="5.20042in" svg:y="4.25423in" svg:width="1.74472in" svg:height="0.40391in">
          <draw:text-box>
            <text:p text:style-name="a1805" text:class-names="" text:cond-style-name=""><text:span text:style-name="a1803" text:class-names="">継承</text:span><text:span text:style-name="a1804" text:class-names=""/></text:p>
          </draw:text-box>
          <svg:title/>
          <svg:desc/>
        </draw:frame>
        <draw:custom-shape svg:width="1.37911in" svg:height="0.72178in" draw:id="id152" draw:style-name="a1809" draw:transform="translate(-0.68955in -0.36089in) rotate(-3.56047) translate(5.39722in 5.21382in)" draw:name="矢印: 右 18">
          <svg:title/>
          <svg:desc/>
          <text:p text:style-name="a1808" text:class-names="" text:cond-style-name=""><text:span text:style-name="a1807"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5948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draw:frame draw:id="id153" draw:style-name="a1812" draw:name="テキスト ボックス 21" svg:x="0.20476in" svg:y="2.34856in" svg:width="1.98734in" svg:height="0.40391in">
          <draw:text-box>
            <text:p text:style-name="a1811" text:class-names="" text:cond-style-name=""><text:span text:style-name="a1810" text:class-names="">基本クラス</text:span></text:p>
          </draw:text-box>
          <svg:title/>
          <svg:desc/>
        </draw:frame>
        <draw:frame draw:id="id154" draw:style-name="a1815" draw:name="テキスト ボックス 22" svg:x="6.39674in" svg:y="2.34856in" svg:width="1.98734in" svg:height="0.40391in">
          <draw:text-box>
            <text:p text:style-name="a1814" text:class-names="" text:cond-style-name=""><text:span text:style-name="a1813" text:class-names="">派生クラス</text:span></text:p>
          </draw:text-box>
          <svg:title/>
          <svg:desc/>
        </draw:frame>
      </draw:page>
      <draw:page draw:name="Slide15" draw:style-name="a1816" draw:master-page-name="Master1-Layout2-obj-タイトルとコンテンツ" presentation:presentation-page-layout-name="Master1-PPL2" draw:id="Slide-270">
        <draw:frame draw:id="id155" draw:style-name="a1819" draw:name="テキスト ボックス 4" svg:x="0.00173in" svg:y="1.24444in" svg:width="1.1751in" svg:height="0.4in">
          <draw:text-box>
            <text:p text:style-name="a1818" text:class-names="" text:cond-style-name=""><text:span text:style-name="a1817" text:class-names="">良い例:</text:span></text:p>
          </draw:text-box>
          <svg:title/>
          <svg:desc/>
        </draw:frame>
        <draw:frame draw:id="id156" draw:style-name="a1838" draw:name="タイトル 1" svg:x="0.91667in" svg:y="0.01204in" svg:width="11.5in" svg:height="0.8218in">
          <draw:text-box>
            <text:p text:style-name="a1837" text:class-names="" text:cond-style-name=""><text:span text:style-name="a1820" text:class-names="">Lisko</text:span><text:span text:style-name="a1821" text:class-names="">v</text:span><text:span text:style-name="a1822" text:class-names=""><text:s text:c="1"/></text:span><text:span text:style-name="a1823" text:class-names="">Substituti</text:span><text:span text:style-name="a1824" text:class-names="">o</text:span><text:span text:style-name="a1825" text:class-names="">n</text:span><text:span text:style-name="a1826" text:class-names=""><text:s text:c="1"/></text:span><text:span text:style-name="a1827" text:class-names="">Pr</text:span><text:span text:style-name="a1828" text:class-names="">i</text:span><text:span text:style-name="a1829" text:class-names="">n</text:span><text:span text:style-name="a1830" text:class-names="">ci</text:span><text:span text:style-name="a1831" text:class-names="">p</text:span><text:span text:style-name="a1832" text:class-names="">l</text:span><text:span text:style-name="a1833" text:class-names="">e</text:span><text:span text:style-name="a1834" text:class-names="">:</text:span><text:span text:style-name="a1835" text:class-names=""><text:s text:c="1"/>リスコフの置換原則</text:span><text:span text:style-name="a1836" text:class-names=""/></text:p>
          </draw:text-box>
          <svg:title/>
          <svg:desc/>
        </draw:frame>
        <draw:frame draw:id="id157" draw:style-name="a1843" draw:name="コンテンツ プレースホルダー 3" svg:x="0.91667in" svg:y="0.72753in" svg:width="11.5in" svg:height="0.57771in">
          <draw:text-box>
            <text:list text:style-name="a1842">
              <text:list-item>
                <text:p text:style-name="a1841" text:class-names="" text:cond-style-name=""><text:span text:style-name="a1839" text:class-names="">派生クラスは基本クラスと置換可能でなければならない</text:span><text:span text:style-name="a1840" text:class-names=""/></text:p>
              </text:list-item>
            </text:list>
          </draw:text-box>
          <svg:title/>
          <svg:desc/>
        </draw:frame>
        <draw:frame draw:id="id158" draw:style-name="a1880" draw:name="テキスト ボックス 5" svg:x="0.48312in" svg:y="4.85021in" svg:width="4.0865in" svg:height="2.52441in">
          <draw:text-box>
            <text:p text:style-name="a1850" text:class-names="" text:cond-style-name=""><text:span text:style-name="a1844" text:class-names="">class</text:span><text:span text:style-name="a1845" text:class-names=""><text:s text:c="1"/></text:span><text:span text:style-name="a1846" text:class-names="">Movable</text:span><text:span text:style-name="a1847" text:class-names="">(</text:span><text:span text:style-name="a1848" text:class-names="">ABC</text:span><text:span text:style-name="a1849" text:class-names="">):</text:span></text:p>
            <text:p text:style-name="a1853" text:class-names="" text:cond-style-name=""><text:span text:style-name="a1851" text:class-names="">   <text:s text:c="1"/></text:span><text:span text:style-name="a1852" text:class-names="">@abstractmethod</text:span></text:p>
            <text:p text:style-name="a1861" text:class-names="" text:cond-style-name=""><text:span text:style-name="a1854" text:class-names="">   <text:s text:c="1"/></text:span><text:span text:style-name="a1855" text:class-names="">def</text:span><text:span text:style-name="a1856" text:class-names=""><text:s text:c="1"/></text:span><text:span text:style-name="a1857" text:class-names="">move_forward</text:span><text:span text:style-name="a1858" text:class-names="">(</text:span><text:span text:style-name="a1859" text:class-names="">self</text:span><text:span text:style-name="a1860" text:class-names="">):</text:span></text:p>
            <text:p text:style-name="a1864" text:class-names="" text:cond-style-name=""><text:span text:style-name="a1862" text:class-names="">       <text:s text:c="1"/></text:span><text:span text:style-name="a1863" text:class-names="">pass</text:span></text:p>
            <text:p text:style-name="a1868" text:class-names="" text:cond-style-name=""><text:span text:style-name="a1865" text:class-names=""><text:line-break/></text:span><text:span text:style-name="a1866" text:class-names="">   <text:s text:c="1"/></text:span><text:span text:style-name="a1867" text:class-names="">@abstractmethod</text:span></text:p>
            <text:p text:style-name="a1876" text:class-names="" text:cond-style-name=""><text:span text:style-name="a1869" text:class-names="">   <text:s text:c="1"/></text:span><text:span text:style-name="a1870" text:class-names="">def</text:span><text:span text:style-name="a1871" text:class-names=""><text:s text:c="1"/></text:span><text:span text:style-name="a1872" text:class-names="">move_backward</text:span><text:span text:style-name="a1873" text:class-names="">(</text:span><text:span text:style-name="a1874" text:class-names="">self</text:span><text:span text:style-name="a1875" text:class-names="">):</text:span></text:p>
            <text:p text:style-name="a1879" text:class-names="" text:cond-style-name=""><text:span text:style-name="a1877" text:class-names="">       <text:s text:c="1"/></text:span><text:span text:style-name="a1878" text:class-names="">pass</text:span></text:p>
          </draw:text-box>
          <svg:title/>
          <svg:desc/>
        </draw:frame>
        <draw:frame draw:id="id159" draw:style-name="a1917" draw:name="テキスト ボックス 9" svg:x="0.48312in" svg:y="2.07595in" svg:width="4.0865in" svg:height="2.52441in">
          <draw:text-box>
            <text:p text:style-name="a1887" text:class-names="" text:cond-style-name=""><text:span text:style-name="a1881" text:class-names="">class</text:span><text:span text:style-name="a1882" text:class-names=""><text:s text:c="1"/></text:span><text:span text:style-name="a1883" text:class-names="">Turnable</text:span><text:span text:style-name="a1884" text:class-names="">(</text:span><text:span text:style-name="a1885" text:class-names="">ABC</text:span><text:span text:style-name="a1886" text:class-names="">):</text:span></text:p>
            <text:p text:style-name="a1890" text:class-names="" text:cond-style-name=""><text:span text:style-name="a1888" text:class-names="">   <text:s text:c="1"/></text:span><text:span text:style-name="a1889" text:class-names="">@abstractmethod</text:span></text:p>
            <text:p text:style-name="a1898" text:class-names="" text:cond-style-name=""><text:span text:style-name="a1891" text:class-names="">   <text:s text:c="1"/></text:span><text:span text:style-name="a1892" text:class-names="">def</text:span><text:span text:style-name="a1893" text:class-names=""><text:s text:c="1"/></text:span><text:span text:style-name="a1894" text:class-names="">turn_left</text:span><text:span text:style-name="a1895" text:class-names="">(</text:span><text:span text:style-name="a1896" text:class-names="">self</text:span><text:span text:style-name="a1897" text:class-names="">):</text:span></text:p>
            <text:p text:style-name="a1901" text:class-names="" text:cond-style-name=""><text:span text:style-name="a1899" text:class-names="">       <text:s text:c="1"/></text:span><text:span text:style-name="a1900" text:class-names="">pass</text:span></text:p>
            <text:p text:style-name="a1905" text:class-names="" text:cond-style-name=""><text:span text:style-name="a1902" text:class-names=""><text:line-break/></text:span><text:span text:style-name="a1903" text:class-names="">   <text:s text:c="1"/></text:span><text:span text:style-name="a1904" text:class-names="">@abstractmethod</text:span></text:p>
            <text:p text:style-name="a1913" text:class-names="" text:cond-style-name=""><text:span text:style-name="a1906" text:class-names="">   <text:s text:c="1"/></text:span><text:span text:style-name="a1907" text:class-names="">def</text:span><text:span text:style-name="a1908" text:class-names=""><text:s text:c="1"/></text:span><text:span text:style-name="a1909" text:class-names="">turn_right</text:span><text:span text:style-name="a1910" text:class-names="">(</text:span><text:span text:style-name="a1911" text:class-names="">self</text:span><text:span text:style-name="a1912" text:class-names="">):</text:span></text:p>
            <text:p text:style-name="a1916" text:class-names="" text:cond-style-name=""><text:span text:style-name="a1914" text:class-names="">       <text:s text:c="1"/></text:span><text:span text:style-name="a1915" text:class-names="">pass</text:span></text:p>
          </draw:text-box>
          <svg:title/>
          <svg:desc/>
        </draw:frame>
        <draw:frame draw:id="id160" draw:style-name="a2004" draw:name="テキスト ボックス 10" svg:x="6.45359in" svg:y="1.64346in" svg:width="6.43882in" svg:height="3.73613in">
          <draw:text-box>
            <text:p text:style-name="a1927" text:class-names="" text:cond-style-name=""><text:span text:style-name="a1918" text:class-names="">class</text:span><text:span text:style-name="a1919" text:class-names=""><text:s text:c="1"/></text:span><text:span text:style-name="a1920" text:class-names="">Truck</text:span><text:span text:style-name="a1921" text:class-names="">(</text:span><text:span text:style-name="a1922" text:class-names="">Turnable</text:span><text:span text:style-name="a1923" text:class-names="">,</text:span><text:span text:style-name="a1924" text:class-names=""><text:s text:c="1"/></text:span><text:span text:style-name="a1925" text:class-names="">Movable</text:span><text:span text:style-name="a1926" text:class-names="">):</text:span></text:p>
            <text:p text:style-name="a1936" text:class-names="" text:cond-style-name=""><text:span text:style-name="a1928" text:class-names="">   <text:s text:c="1"/></text:span><text:span text:style-name="a1929" text:class-names="">def</text:span><text:span text:style-name="a1930" text:class-names=""><text:s text:c="1"/></text:span><text:span text:style-name="a1931" text:class-names="">move_forward</text:span><text:span text:style-name="a1932" text:class-names="">(</text:span><text:span text:style-name="a1933" text:class-names="">self</text:span><text:span text:style-name="a1934" text:class-names="">):</text:span><text:span text:style-name="a1935" text:class-names=""/></text:p>
            <text:p text:style-name="a1946" text:class-names="" text:cond-style-name=""><text:span text:style-name="a1937" text:class-names="">       <text:s text:c="1"/></text:span><text:span text:style-name="a1938" text:class-names="">print</text:span><text:span text:style-name="a1939" text:class-names="">(</text:span><text:span text:style-name="a1940" text:class-names="">"</text:span><text:span text:style-name="a1941" text:class-names="">前進</text:span><text:span text:style-name="a1942" text:class-names="">処理</text:span><text:span text:style-name="a1943" text:class-names="">"</text:span><text:span text:style-name="a1944" text:class-names="">)</text:span><text:span text:style-name="a1945" text:class-names=""/></text:p>
            <text:p text:style-name="a1956" text:class-names="" text:cond-style-name=""><text:span text:style-name="a1947" text:class-names=""><text:line-break/></text:span><text:span text:style-name="a1948" text:class-names="">   <text:s text:c="1"/></text:span><text:span text:style-name="a1949" text:class-names="">def</text:span><text:span text:style-name="a1950" text:class-names=""><text:s text:c="1"/></text:span><text:span text:style-name="a1951" text:class-names="">move_backward</text:span><text:span text:style-name="a1952" text:class-names="">(</text:span><text:span text:style-name="a1953" text:class-names="">self</text:span><text:span text:style-name="a1954" text:class-names="">):</text:span><text:span text:style-name="a1955" text:class-names=""/></text:p>
            <text:p text:style-name="a1965" text:class-names="" text:cond-style-name=""><text:span text:style-name="a1957" text:class-names="">       <text:s text:c="1"/></text:span><text:span text:style-name="a1958" text:class-names="">print</text:span><text:span text:style-name="a1959" text:class-names="">(</text:span><text:span text:style-name="a1960" text:class-names="">"</text:span><text:span text:style-name="a1961" text:class-names="">後退処理</text:span><text:span text:style-name="a1962" text:class-names="">"</text:span><text:span text:style-name="a1963" text:class-names="">)</text:span><text:span text:style-name="a1964" text:class-names=""/></text:p>
            <text:p text:style-name="a1975" text:class-names="" text:cond-style-name=""><text:span text:style-name="a1966" text:class-names=""><text:line-break/></text:span><text:span text:style-name="a1967" text:class-names="">   <text:s text:c="1"/></text:span><text:span text:style-name="a1968" text:class-names="">def</text:span><text:span text:style-name="a1969" text:class-names=""><text:s text:c="1"/></text:span><text:span text:style-name="a1970" text:class-names="">turn_left</text:span><text:span text:style-name="a1971" text:class-names="">(</text:span><text:span text:style-name="a1972" text:class-names="">self</text:span><text:span text:style-name="a1973" text:class-names="">):</text:span><text:span text:style-name="a1974" text:class-names=""/></text:p>
            <text:p text:style-name="a1984" text:class-names="" text:cond-style-name=""><text:span text:style-name="a1976" text:class-names="">       <text:s text:c="1"/></text:span><text:span text:style-name="a1977" text:class-names="">print</text:span><text:span text:style-name="a1978" text:class-names="">(</text:span><text:span text:style-name="a1979" text:class-names="">"</text:span><text:span text:style-name="a1980" text:class-names="">左折処理</text:span><text:span text:style-name="a1981" text:class-names="">"</text:span><text:span text:style-name="a1982" text:class-names="">)</text:span><text:span text:style-name="a1983" text:class-names=""/></text:p>
            <text:p text:style-name="a1994" text:class-names="" text:cond-style-name=""><text:span text:style-name="a1985" text:class-names=""><text:line-break/></text:span><text:span text:style-name="a1986" text:class-names="">   <text:s text:c="1"/></text:span><text:span text:style-name="a1987" text:class-names="">def</text:span><text:span text:style-name="a1988" text:class-names=""><text:s text:c="1"/></text:span><text:span text:style-name="a1989" text:class-names="">turn_right</text:span><text:span text:style-name="a1990" text:class-names="">(</text:span><text:span text:style-name="a1991" text:class-names="">self</text:span><text:span text:style-name="a1992" text:class-names="">):</text:span><text:span text:style-name="a1993" text:class-names=""/></text:p>
            <text:p text:style-name="a2003" text:class-names="" text:cond-style-name=""><text:span text:style-name="a1995" text:class-names="">       <text:s text:c="1"/></text:span><text:span text:style-name="a1996" text:class-names="">print</text:span><text:span text:style-name="a1997" text:class-names="">(</text:span><text:span text:style-name="a1998" text:class-names="">"</text:span><text:span text:style-name="a1999" text:class-names="">右折処理</text:span><text:span text:style-name="a2000" text:class-names="">"</text:span><text:span text:style-name="a2001" text:class-names="">)</text:span><text:span text:style-name="a2002" text:class-names=""/></text:p>
          </draw:text-box>
          <svg:title/>
          <svg:desc/>
        </draw:frame>
        <draw:frame draw:id="id161" draw:style-name="a2041" draw:name="テキスト ボックス 11" svg:x="6.45359in" svg:y="5.51477in" svg:width="6.82911in" svg:height="1.91855in">
          <draw:text-box>
            <text:p text:style-name="a2011" text:class-names="" text:cond-style-name=""><text:span text:style-name="a2005" text:class-names="">class</text:span><text:span text:style-name="a2006" text:class-names=""><text:s text:c="1"/></text:span><text:span text:style-name="a2007" text:class-names="">Train</text:span><text:span text:style-name="a2008" text:class-names="">(</text:span><text:span text:style-name="a2009" text:class-names="">Movable</text:span><text:span text:style-name="a2010" text:class-names="">):</text:span></text:p>
            <text:p text:style-name="a2019" text:class-names="" text:cond-style-name=""><text:span text:style-name="a2012" text:class-names="">   <text:s text:c="1"/></text:span><text:span text:style-name="a2013" text:class-names="">def</text:span><text:span text:style-name="a2014" text:class-names=""><text:s text:c="1"/></text:span><text:span text:style-name="a2015" text:class-names="">move_forward</text:span><text:span text:style-name="a2016" text:class-names="">(</text:span><text:span text:style-name="a2017" text:class-names="">self</text:span><text:span text:style-name="a2018" text:class-names="">):</text:span></text:p>
            <text:p text:style-name="a2025" text:class-names="" text:cond-style-name=""><text:span text:style-name="a2020" text:class-names="">       <text:s text:c="1"/></text:span><text:span text:style-name="a2021" text:class-names="">print</text:span><text:span text:style-name="a2022" text:class-names="">(</text:span><text:span text:style-name="a2023" text:class-names="">"Train: Moving forward on track"</text:span><text:span text:style-name="a2024" text:class-names="">)</text:span></text:p>
            <text:p text:style-name="a2034" text:class-names="" text:cond-style-name=""><text:span text:style-name="a2026" text:class-names=""><text:line-break/></text:span><text:span text:style-name="a2027" text:class-names="">   <text:s text:c="1"/></text:span><text:span text:style-name="a2028" text:class-names="">def</text:span><text:span text:style-name="a2029" text:class-names=""><text:s text:c="1"/></text:span><text:span text:style-name="a2030" text:class-names="">move_backward</text:span><text:span text:style-name="a2031" text:class-names="">(</text:span><text:span text:style-name="a2032" text:class-names="">self</text:span><text:span text:style-name="a2033" text:class-names="">):</text:span></text:p>
            <text:p text:style-name="a2040" text:class-names="" text:cond-style-name=""><text:span text:style-name="a2035" text:class-names="">       <text:s text:c="1"/></text:span><text:span text:style-name="a2036" text:class-names="">print</text:span><text:span text:style-name="a2037" text:class-names="">(</text:span><text:span text:style-name="a2038" text:class-names="">"Train: Moving backward on track"</text:span><text:span text:style-name="a2039" text:class-names="">)</text:span></text:p>
          </draw:text-box>
          <svg:title/>
          <svg:desc/>
        </draw:frame>
        <draw:custom-shape svg:x="4.67516in" svg:y="2.63135in" svg:width="1.63126in" svg:height="0.47598in" draw:id="id162" draw:style-name="a2044" draw:name="矢印: 左 13">
          <svg:title/>
          <svg:desc/>
          <text:p text:style-name="a2043" text:class-names="" text:cond-style-name=""><text:span text:style-name="a2042" text:class-names=""/></text:p>
          <draw:enhanced-geometry xmlns:dr3d="urn:oasis:names:tc:opendocument:xmlns:dr3d:1.0" draw:type="non-primitive" svg:viewBox="0 0 21600 21600" draw:enhanced-path="M 21600 ?f0 L ?f1 ?f0 ?f1 0 0 10800 ?f1 21600 ?f1 ?f2 21600 ?f2 Z N" draw:text-areas="?f7 ?f0 21600 ?f2" draw:glue-points="?f1 0 ?f1 21600" draw:glue-point-leaving-directions="0, 180" draw:modifiers="3151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draw:custom-shape svg:width="2.22198in" svg:height="0.44434in" draw:id="id163" draw:style-name="a2047" draw:transform="translate(-1.11099in -0.22217in) rotate(-5.53269) translate(5.5285in 4.51847in)" draw:name="矢印: 左 15">
          <svg:title/>
          <svg:desc/>
          <text:p text:style-name="a2046" text:class-names="" text:cond-style-name=""><text:span text:style-name="a2045" text:class-names=""/></text:p>
          <draw:enhanced-geometry xmlns:dr3d="urn:oasis:names:tc:opendocument:xmlns:dr3d:1.0" draw:type="non-primitive" svg:viewBox="0 0 21600 21600" draw:enhanced-path="M 21600 ?f0 L ?f1 ?f0 ?f1 0 0 10800 ?f1 21600 ?f1 ?f2 21600 ?f2 Z N" draw:text-areas="?f7 ?f0 21600 ?f2" draw:glue-points="?f1 0 ?f1 21600" draw:glue-point-leaving-directions="0, 180" draw:modifiers="216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draw:custom-shape svg:x="4.70232in" svg:y="6.18449in" svg:width="1.65236in" svg:height="0.46543in" draw:id="id164" draw:style-name="a2050" draw:name="矢印: 左 16">
          <svg:title/>
          <svg:desc/>
          <text:p text:style-name="a2049" text:class-names="" text:cond-style-name=""><text:span text:style-name="a2048" text:class-names=""/></text:p>
          <draw:enhanced-geometry xmlns:dr3d="urn:oasis:names:tc:opendocument:xmlns:dr3d:1.0" draw:type="non-primitive" svg:viewBox="0 0 21600 21600" draw:enhanced-path="M 21600 ?f0 L ?f1 ?f0 ?f1 0 0 10800 ?f1 21600 ?f1 ?f2 21600 ?f2 Z N" draw:text-areas="?f7 ?f0 21600 ?f2" draw:glue-points="?f1 0 ?f1 21600" draw:glue-point-leaving-directions="0, 180" draw:modifiers="3042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draw:frame draw:id="id165" draw:style-name="a2054" draw:name="テキスト ボックス 18" svg:x="5.27426in" svg:y="5.8998in" svg:width="0.77426in" svg:height="0.40391in">
          <draw:text-box>
            <text:p text:style-name="a2053" text:class-names="" text:cond-style-name=""><text:span text:style-name="a2051" text:class-names="">継承</text:span><text:span text:style-name="a2052" text:class-names=""/></text:p>
          </draw:text-box>
          <svg:title/>
          <svg:desc/>
        </draw:frame>
        <draw:frame draw:id="id166" draw:style-name="a2058" draw:name="テキスト ボックス 19" svg:x="5.13713in" svg:y="3.85339in" svg:width="0.77426in" svg:height="0.40391in">
          <draw:text-box>
            <text:p text:style-name="a2057" text:class-names="" text:cond-style-name=""><text:span text:style-name="a2055" text:class-names="">継承</text:span><text:span text:style-name="a2056" text:class-names=""/></text:p>
          </draw:text-box>
          <svg:title/>
          <svg:desc/>
        </draw:frame>
        <draw:frame draw:id="id167" draw:style-name="a2062" draw:name="テキスト ボックス 20" svg:x="5.14768in" svg:y="2.3344in" svg:width="0.77426in" svg:height="0.40391in">
          <draw:text-box>
            <text:p text:style-name="a2061" text:class-names="" text:cond-style-name=""><text:span text:style-name="a2059" text:class-names="">継承</text:span><text:span text:style-name="a2060" text:class-names=""/></text:p>
          </draw:text-box>
          <svg:title/>
          <svg:desc/>
        </draw:frame>
        <draw:frame draw:id="id168" draw:style-name="a2065" draw:name="テキスト ボックス 22" svg:x="0.5845in" svg:y="1.67346in" svg:width="1.98734in" svg:height="0.40391in">
          <draw:text-box>
            <text:p text:style-name="a2064" text:class-names="" text:cond-style-name=""><text:span text:style-name="a2063" text:class-names="">基本クラス</text:span></text:p>
          </draw:text-box>
          <svg:title/>
          <svg:desc/>
        </draw:frame>
        <draw:frame draw:id="id169" draw:style-name="a2068" draw:name="テキスト ボックス 23" svg:x="6.44948in" svg:y="1.24097in" svg:width="1.98734in" svg:height="0.40391in">
          <draw:text-box>
            <text:p text:style-name="a2067" text:class-names="" text:cond-style-name=""><text:span text:style-name="a2066" text:class-names="">基本クラス</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タイトル スライド">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タイトルとコンテンツ">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セクション見出し">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2 つのコンテンツ">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比較">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タイトルのみ">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白紙">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タイトル付きの&#10;コンテンツ">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タイトル付きの図">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タイトルと&#10;縦書きテキスト">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縦書きタイトルと&#10;縦書きテキスト">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419">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2222in" style:font-size-asian="0.22222in" style:font-size-complex="0.2222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6">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Aptos Display" style:font-family-asian="ＭＳ Ｐゴシック" style:font-family-generic-asian="swiss" style:font-pitch-asian="variable" fo:font-size="0.83333in" style:font-size-asian="0.83333in" style:font-size-complex="0.8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7">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4">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Aptos Display" style:font-family-asian="ＭＳ Ｐゴシック" style:font-family-generic-asian="swiss" style:font-pitch-asian="variable"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5">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5">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2222in" style:font-size-asian="0.22222in" style:font-size-complex="0.2222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9">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Aptos Display" style:font-family-asian="ＭＳ Ｐゴシック" style:font-family-generic-asian="swiss" style:font-pitch-asian="variable" fo:font-size="0.61111in" style:font-size-asian="0.61111in" style:font-size-complex="0.6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47">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3">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Aptos Display" style:font-family-asian="ＭＳ Ｐゴシック" style:font-family-generic-asian="swiss" style:font-pitch-asian="variable" fo:font-size="0.61111in" style:font-size-asian="0.61111in" style:font-size-complex="0.6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ptos Display" style:font-family-asian="ＭＳ Ｐゴシック" style:font-family-generic-asian="swiss" style:font-pitch-asian="variable" fo:font-size="0.61111in" style:font-size-asian="0.61111in" style:font-size-complex="0.6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6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7">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79">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2">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7">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7">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6">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9">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Aptos Display" style:font-family-asian="ＭＳ Ｐゴシック" style:font-family-generic-asian="swiss" style:font-pitch-asian="variable"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Aptos Display" style:font-family-asian="ＭＳ Ｐゴシック" style:font-family-generic-asian="swiss" style:font-pitch-asian="variable" fo:font-size="0.61111in" style:font-size-asian="0.61111in" style:font-size-complex="0.6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Aptos Display" style:font-family-asian="ＭＳ Ｐゴシック" style:font-family-generic-asian="swiss" style:font-pitch-asian="variable" fo:font-size="0.61111in" style:font-size-asian="0.61111in" style:font-size-complex="0.6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6">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Aptos Display" style:font-family-asian="ＭＳ Ｐゴシック" style:font-family-generic-asian="swiss" style:font-pitch-asian="variable" fo:font-size="0.83333in" style:font-size-asian="0.83333in" style:font-size-complex="0.8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7">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style:font-family-asian="ＭＳ Ｐゴシック" style:font-family-generic-asian="swiss" style:font-pitch-asian="variable" fo:font-size="0.61111in" style:font-size-asian="0.61111in" style:font-size-complex="0.6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5">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767676"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ptos Display" style:font-family-asian="ＭＳ Ｐゴシック" style:font-family-generic-asian="swiss" style:font-pitch-asian="variable" fo:font-size="0.61111in" style:font-size-asian="0.61111in" style:font-size-complex="0.6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Aptos"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73"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340"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88"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420"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29"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172"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380"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244"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48"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108"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260"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317" number:transliteration-format="" number:transliteration-style="long">
      <number:year number:style="long" number:calendar="gregorian"/>
      <number:text>/</number:text>
      <number:month number:calendar="gregorian"/>
      <number:text>/</number:text>
      <number:day number:calendar="gregorian"/>
    </number:date-style>
  </office:automatic-styles>
  <office:master-styles>
    <draw:layer-set>
      <draw:layer draw:name="Master1-bg" draw:protected="true"/>
    </draw:layer-set>
    <style:master-page style:name="Master1-Office-テーマ" style:page-layout-name="pageLayout1" draw:style-name="a0">
      <draw:frame draw:id="id0" presentation:style-name="a3" draw:name="タイトル プレースホルダー 1" svg:x="0.91667in" svg:y="0.39931in" svg:width="11.5in" svg:height="1.44965in" presentation:class="title" presentation:placeholder="false">
        <draw:text-box>
          <text:p text:style-name="a2" text:class-names="" text:cond-style-name=""><text:span text:style-name="a1" text:class-names="">マスター タイトルの書式設定</text:span></text:p>
        </draw:text-box>
        <svg:title/>
        <svg:desc/>
      </draw:frame>
      <draw:frame draw:id="id1" presentation:style-name="a27" draw:name="テキスト プレースホルダー 2" svg:x="0.91667in" svg:y="1.99653in" svg:width="11.5in" svg:height="4.75868in" presentation:class="outline" presentation:placeholder="false">
        <draw:text-box>
          <text:list text:style-name="a6">
            <text:list-item>
              <text:p text:style-name="a5" text:class-names="" text:cond-style-name=""><text:span text:style-name="a4" text:class-names="">マスター テキストの書式設定</text:span></text:p>
            </text:list-item>
          </text:list>
          <text:list text:style-name="a11">
            <text:list-item>
              <text:list text:style-name="a11">
                <text:list-item>
                  <text:p text:style-name="a10" text:class-names="" text:cond-style-name=""><text:span text:style-name="a7" text:class-names="">第<text:s text:c="1"/></text:span><text:span text:style-name="a8" text:class-names="">2<text:s text:c="1"/></text:span><text:span text:style-name="a9" text:class-names="">レベル</text:span></text:p>
                </text:list-item>
              </text:list>
            </text:list-item>
          </text:list>
          <text:list text:style-name="a16">
            <text:list-item>
              <text:list text:style-name="a16">
                <text:list-item>
                  <text:list text:style-name="a16">
                    <text:list-item>
                      <text:p text:style-name="a15" text:class-names="" text:cond-style-name=""><text:span text:style-name="a12" text:class-names="">第<text:s text:c="1"/></text:span><text:span text:style-name="a13" text:class-names="">3<text:s text:c="1"/></text:span><text:span text:style-name="a14" text:class-names="">レベル</text:span></text:p>
                    </text:list-item>
                  </text:list>
                </text:list-item>
              </text:list>
            </text:list-item>
          </text:list>
          <text:list text:style-name="a21">
            <text:list-item>
              <text:list text:style-name="a21">
                <text:list-item>
                  <text:list text:style-name="a21">
                    <text:list-item>
                      <text:list text:style-name="a21">
                        <text:list-item>
                          <text:p text:style-name="a20" text:class-names="" text:cond-style-name=""><text:span text:style-name="a17" text:class-names="">第<text:s text:c="1"/></text:span><text:span text:style-name="a18" text:class-names="">4<text:s text:c="1"/></text:span><text:span text:style-name="a19" text:class-names="">レベル</text:span></text:p>
                        </text:list-item>
                      </text:list>
                    </text:list-item>
                  </text:list>
                </text:list-item>
              </text:list>
            </text:list-item>
          </text:list>
          <text:list text:style-name="a26">
            <text:list-item>
              <text:list text:style-name="a26">
                <text:list-item>
                  <text:list text:style-name="a26">
                    <text:list-item>
                      <text:list text:style-name="a26">
                        <text:list-item>
                          <text:list text:style-name="a26">
                            <text:list-item>
                              <text:p text:style-name="a25" text:class-names="" text:cond-style-name=""><text:span text:style-name="a22" text:class-names="">第<text:s text:c="1"/></text:span><text:span text:style-name="a23" text:class-names="">5<text:s text:c="1"/></text:span><text:span text:style-name="a24" text:class-names="">レベル</text:span></text:p>
                            </text:list-item>
                          </text:list>
                        </text:list-item>
                      </text:list>
                    </text:list-item>
                  </text:list>
                </text:list-item>
              </text:list>
            </text:list-item>
          </text:list>
        </draw:text-box>
        <svg:title/>
        <svg:desc/>
      </draw:frame>
      <draw:frame draw:id="id2" presentation:style-name="a32" draw:name="日付プレースホルダー 3" svg:x="0.91667in" svg:y="6.95139in" svg:width="3in" svg:height="0.39931in" presentation:class="date-time" presentation:placeholder="false">
        <draw:text-box>
          <text:p text:style-name="a31" text:class-names="" text:cond-style-name=""><text:span text:style-name="a28" text:class-names=""><text:date text:fixed="false" style:data-style-name="a29">2025/2/3</text:date></text:span><text:span text:style-name="a30" text:class-names=""/></text:p>
        </draw:text-box>
        <svg:title/>
        <svg:desc/>
      </draw:frame>
      <draw:frame draw:id="id3" presentation:style-name="a35" draw:name="フッター プレースホルダー 4" svg:x="4.41667in" svg:y="6.95139in" svg:width="4.5in" svg:height="0.39931in" presentation:class="footer" presentation:placeholder="false">
        <draw:text-box>
          <text:p text:style-name="a34" text:class-names="" text:cond-style-name=""><text:span text:style-name="a33" text:class-names=""/></text:p>
        </draw:text-box>
        <svg:title/>
        <svg:desc/>
      </draw:frame>
      <draw:frame draw:id="id4" presentation:style-name="a39" draw:name="スライド番号プレースホルダー 5" svg:x="9.41667in" svg:y="6.95139in" svg:width="3in" svg:height="0.39931in" presentation:class="page-number" presentation:placeholder="false">
        <draw:text-box>
          <text:p text:style-name="a38" text:class-names="" text:cond-style-name=""><text:span text:style-name="a36" text:class-names=""><text:page-number style:num-format="1" text:fixed="false">‹#›</text:page-number></text:span><text:span text:style-name="a37" text:class-names=""/></text:p>
        </draw:text-box>
        <svg:title/>
        <svg:desc/>
      </draw:frame>
    </style:master-page>
    <style:master-page style:name="Master1-Layout1-title-タイトル-スライド" style:page-layout-name="pageLayout1" draw:style-name="a40">
      <draw:frame draw:id="id5" presentation:style-name="a43" draw:name="タイトル 1" svg:x="1.66667in" svg:y="1.22743in" svg:width="10in" svg:height="2.61111in" presentation:class="title" presentation:placeholder="false">
        <draw:text-box>
          <text:p text:style-name="a42" text:class-names="" text:cond-style-name=""><text:span text:style-name="a41" text:class-names="">マスター タイトルの書式設定</text:span></text:p>
        </draw:text-box>
        <svg:title/>
        <svg:desc/>
      </draw:frame>
      <draw:frame draw:id="id6" presentation:style-name="a46" draw:name="サブタイトル 2" svg:x="1.66667in" svg:y="3.93924in" svg:width="10in" svg:height="1.81076in" presentation:class="subtitle" presentation:placeholder="false">
        <draw:text-box>
          <text:p text:style-name="a45" text:class-names="" text:cond-style-name=""><text:span text:style-name="a44" text:class-names="">マスター サブタイトルの書式設定</text:span></text:p>
        </draw:text-box>
        <svg:title/>
        <svg:desc/>
      </draw:frame>
      <draw:frame draw:id="id7" presentation:style-name="a51" draw:name="日付プレースホルダー 3" svg:x="0.91667in" svg:y="6.95139in" svg:width="3in" svg:height="0.39931in" presentation:class="date-time" presentation:placeholder="false">
        <draw:text-box>
          <text:p text:style-name="a50" text:class-names="" text:cond-style-name=""><text:span text:style-name="a47" text:class-names=""><text:date text:fixed="false" style:data-style-name="a48">2025/2/3</text:date></text:span><text:span text:style-name="a49" text:class-names=""/></text:p>
        </draw:text-box>
        <svg:title/>
        <svg:desc/>
      </draw:frame>
      <draw:frame draw:id="id8" presentation:style-name="a54" draw:name="フッター プレースホルダー 4" svg:x="4.41667in" svg:y="6.95139in" svg:width="4.5in" svg:height="0.39931in" presentation:class="footer" presentation:placeholder="false">
        <draw:text-box>
          <text:p text:style-name="a53" text:class-names="" text:cond-style-name=""><text:span text:style-name="a52" text:class-names=""/></text:p>
        </draw:text-box>
        <svg:title/>
        <svg:desc/>
      </draw:frame>
      <draw:frame draw:id="id9" presentation:style-name="a58" draw:name="スライド番号プレースホルダー 5" svg:x="9.41667in" svg:y="6.95139in" svg:width="3in" svg:height="0.39931in" presentation:class="page-number" presentation:placeholder="false">
        <draw:text-box>
          <text:p text:style-name="a57" text:class-names="" text:cond-style-name=""><text:span text:style-name="a55" text:class-names=""><text:page-number style:num-format="1" text:fixed="false">‹#›</text:page-number></text:span><text:span text:style-name="a56" text:class-names=""/></text:p>
        </draw:text-box>
        <svg:title/>
        <svg:desc/>
      </draw:frame>
    </style:master-page>
    <style:master-page style:name="Master1-Layout2-obj-タイトルとコンテンツ" style:page-layout-name="pageLayout1" draw:style-name="a59">
      <draw:frame draw:id="id10" presentation:style-name="a62" draw:name="タイトル 1" svg:x="0.91667in" svg:y="0.39931in" svg:width="11.5in" svg:height="1.44965in" presentation:class="title" presentation:placeholder="false">
        <draw:text-box>
          <text:p text:style-name="a61" text:class-names="" text:cond-style-name=""><text:span text:style-name="a60" text:class-names="">マスター タイトルの書式設定</text:span></text:p>
        </draw:text-box>
        <svg:title/>
        <svg:desc/>
      </draw:frame>
      <draw:frame draw:id="id11" presentation:style-name="a86" draw:name="コンテンツ プレースホルダー 2" svg:x="0.91667in" svg:y="1.99653in" svg:width="11.5in" svg:height="4.75868in" presentation:class="object" presentation:placeholder="false">
        <draw:text-box>
          <text:list text:style-name="a65">
            <text:list-item>
              <text:p text:style-name="a64" text:class-names="" text:cond-style-name=""><text:span text:style-name="a63" text:class-names="">マスター テキストの書式設定</text:span></text:p>
            </text:list-item>
          </text:list>
          <text:list text:style-name="a70">
            <text:list-item>
              <text:list text:style-name="a70">
                <text:list-item>
                  <text:p text:style-name="a69" text:class-names="" text:cond-style-name=""><text:span text:style-name="a66" text:class-names="">第<text:s text:c="1"/></text:span><text:span text:style-name="a67" text:class-names="">2<text:s text:c="1"/></text:span><text:span text:style-name="a68" text:class-names="">レベル</text:span></text:p>
                </text:list-item>
              </text:list>
            </text:list-item>
          </text:list>
          <text:list text:style-name="a75">
            <text:list-item>
              <text:list text:style-name="a75">
                <text:list-item>
                  <text:list text:style-name="a75">
                    <text:list-item>
                      <text:p text:style-name="a74" text:class-names="" text:cond-style-name=""><text:span text:style-name="a71" text:class-names="">第<text:s text:c="1"/></text:span><text:span text:style-name="a72" text:class-names="">3<text:s text:c="1"/></text:span><text:span text:style-name="a73" text:class-names="">レベル</text:span></text:p>
                    </text:list-item>
                  </text:list>
                </text:list-item>
              </text:list>
            </text:list-item>
          </text:list>
          <text:list text:style-name="a80">
            <text:list-item>
              <text:list text:style-name="a80">
                <text:list-item>
                  <text:list text:style-name="a80">
                    <text:list-item>
                      <text:list text:style-name="a80">
                        <text:list-item>
                          <text:p text:style-name="a79" text:class-names="" text:cond-style-name=""><text:span text:style-name="a76" text:class-names="">第<text:s text:c="1"/></text:span><text:span text:style-name="a77" text:class-names="">4<text:s text:c="1"/></text:span><text:span text:style-name="a78" text:class-names="">レベル</text:span></text:p>
                        </text:list-item>
                      </text:list>
                    </text:list-item>
                  </text:list>
                </text:list-item>
              </text:list>
            </text:list-item>
          </text:list>
          <text:list text:style-name="a85">
            <text:list-item>
              <text:list text:style-name="a85">
                <text:list-item>
                  <text:list text:style-name="a85">
                    <text:list-item>
                      <text:list text:style-name="a85">
                        <text:list-item>
                          <text:list text:style-name="a85">
                            <text:list-item>
                              <text:p text:style-name="a84" text:class-names="" text:cond-style-name=""><text:span text:style-name="a81" text:class-names="">第<text:s text:c="1"/></text:span><text:span text:style-name="a82" text:class-names="">5<text:s text:c="1"/></text:span><text:span text:style-name="a83" text:class-names="">レベル</text:span></text:p>
                            </text:list-item>
                          </text:list>
                        </text:list-item>
                      </text:list>
                    </text:list-item>
                  </text:list>
                </text:list-item>
              </text:list>
            </text:list-item>
          </text:list>
        </draw:text-box>
        <svg:title/>
        <svg:desc/>
      </draw:frame>
      <draw:frame draw:id="id12" presentation:style-name="a91" draw:name="日付プレースホルダー 3" svg:x="0.91667in" svg:y="6.95139in" svg:width="3in" svg:height="0.39931in" presentation:class="date-time" presentation:placeholder="false">
        <draw:text-box>
          <text:p text:style-name="a90" text:class-names="" text:cond-style-name=""><text:span text:style-name="a87" text:class-names=""><text:date text:fixed="false" style:data-style-name="a88">2025/2/3</text:date></text:span><text:span text:style-name="a89" text:class-names=""/></text:p>
        </draw:text-box>
        <svg:title/>
        <svg:desc/>
      </draw:frame>
      <draw:frame draw:id="id13" presentation:style-name="a94" draw:name="フッター プレースホルダー 4" svg:x="4.41667in" svg:y="6.95139in" svg:width="4.5in" svg:height="0.39931in" presentation:class="footer" presentation:placeholder="false">
        <draw:text-box>
          <text:p text:style-name="a93" text:class-names="" text:cond-style-name=""><text:span text:style-name="a92" text:class-names=""/></text:p>
        </draw:text-box>
        <svg:title/>
        <svg:desc/>
      </draw:frame>
      <draw:frame draw:id="id14" presentation:style-name="a98" draw:name="スライド番号プレースホルダー 5" svg:x="9.41667in" svg:y="6.95139in" svg:width="3in" svg:height="0.39931in" presentation:class="page-number" presentation:placeholder="false">
        <draw:text-box>
          <text:p text:style-name="a97" text:class-names="" text:cond-style-name=""><text:span text:style-name="a95" text:class-names=""><text:page-number style:num-format="1" text:fixed="false">‹#›</text:page-number></text:span><text:span text:style-name="a96" text:class-names=""/></text:p>
        </draw:text-box>
        <svg:title/>
        <svg:desc/>
      </draw:frame>
    </style:master-page>
    <style:master-page style:name="Master1-Layout3-secHead-セクション見出し" style:page-layout-name="pageLayout1" draw:style-name="a99">
      <draw:frame draw:id="id15" presentation:style-name="a102" draw:name="タイトル 1" svg:x="0.90972in" svg:y="1.86979in" svg:width="11.5in" svg:height="3.11979in" presentation:class="title" presentation:placeholder="false">
        <draw:text-box>
          <text:p text:style-name="a101" text:class-names="" text:cond-style-name=""><text:span text:style-name="a100" text:class-names="">マスター タイトルの書式設定</text:span></text:p>
        </draw:text-box>
        <svg:title/>
        <svg:desc/>
      </draw:frame>
      <draw:frame draw:id="id16" presentation:style-name="a106" draw:name="テキスト プレースホルダー 2" svg:x="0.90972in" svg:y="5.0191in" svg:width="11.5in" svg:height="1.64062in" presentation:class="outline" presentation:placeholder="false">
        <draw:text-box>
          <text:list text:style-name="a105">
            <text:list-item>
              <text:p text:style-name="a104" text:class-names="" text:cond-style-name=""><text:span text:style-name="a103" text:class-names="">マスター テキストの書式設定</text:span></text:p>
            </text:list-item>
          </text:list>
        </draw:text-box>
        <svg:title/>
        <svg:desc/>
      </draw:frame>
      <draw:frame draw:id="id17" presentation:style-name="a111" draw:name="日付プレースホルダー 3" svg:x="0.91667in" svg:y="6.95139in" svg:width="3in" svg:height="0.39931in" presentation:class="date-time" presentation:placeholder="false">
        <draw:text-box>
          <text:p text:style-name="a110" text:class-names="" text:cond-style-name=""><text:span text:style-name="a107" text:class-names=""><text:date text:fixed="false" style:data-style-name="a108">2025/2/3</text:date></text:span><text:span text:style-name="a109" text:class-names=""/></text:p>
        </draw:text-box>
        <svg:title/>
        <svg:desc/>
      </draw:frame>
      <draw:frame draw:id="id18" presentation:style-name="a114" draw:name="フッター プレースホルダー 4" svg:x="4.41667in" svg:y="6.95139in" svg:width="4.5in" svg:height="0.39931in" presentation:class="footer" presentation:placeholder="false">
        <draw:text-box>
          <text:p text:style-name="a113" text:class-names="" text:cond-style-name=""><text:span text:style-name="a112" text:class-names=""/></text:p>
        </draw:text-box>
        <svg:title/>
        <svg:desc/>
      </draw:frame>
      <draw:frame draw:id="id19" presentation:style-name="a118" draw:name="スライド番号プレースホルダー 5" svg:x="9.41667in" svg:y="6.95139in" svg:width="3in" svg:height="0.39931in" presentation:class="page-number" presentation:placeholder="false">
        <draw:text-box>
          <text:p text:style-name="a117" text:class-names="" text:cond-style-name=""><text:span text:style-name="a115" text:class-names=""><text:page-number style:num-format="1" text:fixed="false">‹#›</text:page-number></text:span><text:span text:style-name="a116" text:class-names=""/></text:p>
        </draw:text-box>
        <svg:title/>
        <svg:desc/>
      </draw:frame>
    </style:master-page>
    <style:master-page style:name="Master1-Layout4-twoObj-2-つのコンテンツ" style:page-layout-name="pageLayout1" draw:style-name="a119">
      <draw:frame draw:id="id20" presentation:style-name="a122" draw:name="タイトル 1" svg:x="0.91667in" svg:y="0.39931in" svg:width="11.5in" svg:height="1.44965in" presentation:class="title" presentation:placeholder="false">
        <draw:text-box>
          <text:p text:style-name="a121" text:class-names="" text:cond-style-name=""><text:span text:style-name="a120" text:class-names="">マスター タイトルの書式設定</text:span></text:p>
        </draw:text-box>
        <svg:title/>
        <svg:desc/>
      </draw:frame>
      <draw:frame draw:id="id21" presentation:style-name="a146" draw:name="コンテンツ プレースホルダー 2" svg:x="0.91667in" svg:y="1.99653in" svg:width="5.66667in" svg:height="4.75868in" presentation:class="object" presentation:placeholder="false">
        <draw:text-box>
          <text:list text:style-name="a125">
            <text:list-item>
              <text:p text:style-name="a124" text:class-names="" text:cond-style-name=""><text:span text:style-name="a123" text:class-names="">マスター テキストの書式設定</text:span></text:p>
            </text:list-item>
          </text:list>
          <text:list text:style-name="a130">
            <text:list-item>
              <text:list text:style-name="a130">
                <text:list-item>
                  <text:p text:style-name="a129" text:class-names="" text:cond-style-name=""><text:span text:style-name="a126" text:class-names="">第<text:s text:c="1"/></text:span><text:span text:style-name="a127" text:class-names="">2<text:s text:c="1"/></text:span><text:span text:style-name="a128" text:class-names="">レベル</text:span></text:p>
                </text:list-item>
              </text:list>
            </text:list-item>
          </text:list>
          <text:list text:style-name="a135">
            <text:list-item>
              <text:list text:style-name="a135">
                <text:list-item>
                  <text:list text:style-name="a135">
                    <text:list-item>
                      <text:p text:style-name="a134" text:class-names="" text:cond-style-name=""><text:span text:style-name="a131" text:class-names="">第<text:s text:c="1"/></text:span><text:span text:style-name="a132" text:class-names="">3<text:s text:c="1"/></text:span><text:span text:style-name="a133" text:class-names="">レベル</text:span></text:p>
                    </text:list-item>
                  </text:list>
                </text:list-item>
              </text:list>
            </text:list-item>
          </text:list>
          <text:list text:style-name="a140">
            <text:list-item>
              <text:list text:style-name="a140">
                <text:list-item>
                  <text:list text:style-name="a140">
                    <text:list-item>
                      <text:list text:style-name="a140">
                        <text:list-item>
                          <text:p text:style-name="a139" text:class-names="" text:cond-style-name=""><text:span text:style-name="a136" text:class-names="">第<text:s text:c="1"/></text:span><text:span text:style-name="a137" text:class-names="">4<text:s text:c="1"/></text:span><text:span text:style-name="a138" text:class-names="">レベル</text:span></text:p>
                        </text:list-item>
                      </text:list>
                    </text:list-item>
                  </text:list>
                </text:list-item>
              </text:list>
            </text:list-item>
          </text:list>
          <text:list text:style-name="a145">
            <text:list-item>
              <text:list text:style-name="a145">
                <text:list-item>
                  <text:list text:style-name="a145">
                    <text:list-item>
                      <text:list text:style-name="a145">
                        <text:list-item>
                          <text:list text:style-name="a145">
                            <text:list-item>
                              <text:p text:style-name="a144" text:class-names="" text:cond-style-name=""><text:span text:style-name="a141" text:class-names="">第<text:s text:c="1"/></text:span><text:span text:style-name="a142" text:class-names="">5<text:s text:c="1"/></text:span><text:span text:style-name="a143" text:class-names="">レベル</text:span></text:p>
                            </text:list-item>
                          </text:list>
                        </text:list-item>
                      </text:list>
                    </text:list-item>
                  </text:list>
                </text:list-item>
              </text:list>
            </text:list-item>
          </text:list>
        </draw:text-box>
        <svg:title/>
        <svg:desc/>
      </draw:frame>
      <draw:frame draw:id="id22" presentation:style-name="a170" draw:name="コンテンツ プレースホルダー 3" svg:x="6.75in" svg:y="1.99653in" svg:width="5.66667in" svg:height="4.75868in" presentation:class="object" presentation:placeholder="false">
        <draw:text-box>
          <text:list text:style-name="a149">
            <text:list-item>
              <text:p text:style-name="a148" text:class-names="" text:cond-style-name=""><text:span text:style-name="a147" text:class-names="">マスター テキストの書式設定</text:span></text:p>
            </text:list-item>
          </text:list>
          <text:list text:style-name="a154">
            <text:list-item>
              <text:list text:style-name="a154">
                <text:list-item>
                  <text:p text:style-name="a153" text:class-names="" text:cond-style-name=""><text:span text:style-name="a150" text:class-names="">第<text:s text:c="1"/></text:span><text:span text:style-name="a151" text:class-names="">2<text:s text:c="1"/></text:span><text:span text:style-name="a152" text:class-names="">レベル</text:span></text:p>
                </text:list-item>
              </text:list>
            </text:list-item>
          </text:list>
          <text:list text:style-name="a159">
            <text:list-item>
              <text:list text:style-name="a159">
                <text:list-item>
                  <text:list text:style-name="a159">
                    <text:list-item>
                      <text:p text:style-name="a158" text:class-names="" text:cond-style-name=""><text:span text:style-name="a155" text:class-names="">第<text:s text:c="1"/></text:span><text:span text:style-name="a156" text:class-names="">3<text:s text:c="1"/></text:span><text:span text:style-name="a157" text:class-names="">レベル</text:span></text:p>
                    </text:list-item>
                  </text:list>
                </text:list-item>
              </text:list>
            </text:list-item>
          </text:list>
          <text:list text:style-name="a164">
            <text:list-item>
              <text:list text:style-name="a164">
                <text:list-item>
                  <text:list text:style-name="a164">
                    <text:list-item>
                      <text:list text:style-name="a164">
                        <text:list-item>
                          <text:p text:style-name="a163" text:class-names="" text:cond-style-name=""><text:span text:style-name="a160" text:class-names="">第<text:s text:c="1"/></text:span><text:span text:style-name="a161" text:class-names="">4<text:s text:c="1"/></text:span><text:span text:style-name="a162" text:class-names="">レベル</text:span></text:p>
                        </text:list-item>
                      </text:list>
                    </text:list-item>
                  </text:list>
                </text:list-item>
              </text:list>
            </text:list-item>
          </text:list>
          <text:list text:style-name="a169">
            <text:list-item>
              <text:list text:style-name="a169">
                <text:list-item>
                  <text:list text:style-name="a169">
                    <text:list-item>
                      <text:list text:style-name="a169">
                        <text:list-item>
                          <text:list text:style-name="a169">
                            <text:list-item>
                              <text:p text:style-name="a168" text:class-names="" text:cond-style-name=""><text:span text:style-name="a165" text:class-names="">第<text:s text:c="1"/></text:span><text:span text:style-name="a166" text:class-names="">5<text:s text:c="1"/></text:span><text:span text:style-name="a167" text:class-names="">レベル</text:span></text:p>
                            </text:list-item>
                          </text:list>
                        </text:list-item>
                      </text:list>
                    </text:list-item>
                  </text:list>
                </text:list-item>
              </text:list>
            </text:list-item>
          </text:list>
        </draw:text-box>
        <svg:title/>
        <svg:desc/>
      </draw:frame>
      <draw:frame draw:id="id23" presentation:style-name="a175" draw:name="日付プレースホルダー 4" svg:x="0.91667in" svg:y="6.95139in" svg:width="3in" svg:height="0.39931in" presentation:class="date-time" presentation:placeholder="false">
        <draw:text-box>
          <text:p text:style-name="a174" text:class-names="" text:cond-style-name=""><text:span text:style-name="a171" text:class-names=""><text:date text:fixed="false" style:data-style-name="a172">2025/2/3</text:date></text:span><text:span text:style-name="a173" text:class-names=""/></text:p>
        </draw:text-box>
        <svg:title/>
        <svg:desc/>
      </draw:frame>
      <draw:frame draw:id="id24" presentation:style-name="a178" draw:name="フッター プレースホルダー 5" svg:x="4.41667in" svg:y="6.95139in" svg:width="4.5in" svg:height="0.39931in" presentation:class="footer" presentation:placeholder="false">
        <draw:text-box>
          <text:p text:style-name="a177" text:class-names="" text:cond-style-name=""><text:span text:style-name="a176" text:class-names=""/></text:p>
        </draw:text-box>
        <svg:title/>
        <svg:desc/>
      </draw:frame>
      <draw:frame draw:id="id25" presentation:style-name="a182" draw:name="スライド番号プレースホルダー 6" svg:x="9.41667in" svg:y="6.95139in" svg:width="3in" svg:height="0.39931in" presentation:class="page-number" presentation:placeholder="false">
        <draw:text-box>
          <text:p text:style-name="a181" text:class-names="" text:cond-style-name=""><text:span text:style-name="a179" text:class-names=""><text:page-number style:num-format="1" text:fixed="false">‹#›</text:page-number></text:span><text:span text:style-name="a180" text:class-names=""/></text:p>
        </draw:text-box>
        <svg:title/>
        <svg:desc/>
      </draw:frame>
    </style:master-page>
    <style:master-page style:name="Master1-Layout5-twoTxTwoObj-比較" style:page-layout-name="pageLayout1" draw:style-name="a183">
      <draw:frame draw:id="id26" presentation:style-name="a186" draw:name="タイトル 1" svg:x="0.9184in" svg:y="0.39931in" svg:width="11.5in" svg:height="1.44965in" presentation:class="title" presentation:placeholder="false">
        <draw:text-box>
          <text:p text:style-name="a185" text:class-names="" text:cond-style-name=""><text:span text:style-name="a184" text:class-names="">マスター タイトルの書式設定</text:span></text:p>
        </draw:text-box>
        <svg:title/>
        <svg:desc/>
      </draw:frame>
      <draw:frame draw:id="id27" presentation:style-name="a190" draw:name="テキスト プレースホルダー 2" svg:x="0.9184in" svg:y="1.83854in" svg:width="5.64062in" svg:height="0.90104in" presentation:class="outline" presentation:placeholder="false">
        <draw:text-box>
          <text:list text:style-name="a189">
            <text:list-item>
              <text:p text:style-name="a188" text:class-names="" text:cond-style-name=""><text:span text:style-name="a187" text:class-names="">マスター テキストの書式設定</text:span></text:p>
            </text:list-item>
          </text:list>
        </draw:text-box>
        <svg:title/>
        <svg:desc/>
      </draw:frame>
      <draw:frame draw:id="id28" presentation:style-name="a214" draw:name="コンテンツ プレースホルダー 3" svg:x="0.9184in" svg:y="2.73958in" svg:width="5.64062in" svg:height="4.02951in" presentation:class="object" presentation:placeholder="false">
        <draw:text-box>
          <text:list text:style-name="a193">
            <text:list-item>
              <text:p text:style-name="a192" text:class-names="" text:cond-style-name=""><text:span text:style-name="a191" text:class-names="">マスター テキストの書式設定</text:span></text:p>
            </text:list-item>
          </text:list>
          <text:list text:style-name="a198">
            <text:list-item>
              <text:list text:style-name="a198">
                <text:list-item>
                  <text:p text:style-name="a197" text:class-names="" text:cond-style-name=""><text:span text:style-name="a194" text:class-names="">第<text:s text:c="1"/></text:span><text:span text:style-name="a195" text:class-names="">2<text:s text:c="1"/></text:span><text:span text:style-name="a196" text:class-names="">レベル</text:span></text:p>
                </text:list-item>
              </text:list>
            </text:list-item>
          </text:list>
          <text:list text:style-name="a203">
            <text:list-item>
              <text:list text:style-name="a203">
                <text:list-item>
                  <text:list text:style-name="a203">
                    <text:list-item>
                      <text:p text:style-name="a202" text:class-names="" text:cond-style-name=""><text:span text:style-name="a199" text:class-names="">第<text:s text:c="1"/></text:span><text:span text:style-name="a200" text:class-names="">3<text:s text:c="1"/></text:span><text:span text:style-name="a201" text:class-names="">レベル</text:span></text:p>
                    </text:list-item>
                  </text:list>
                </text:list-item>
              </text:list>
            </text:list-item>
          </text:list>
          <text:list text:style-name="a208">
            <text:list-item>
              <text:list text:style-name="a208">
                <text:list-item>
                  <text:list text:style-name="a208">
                    <text:list-item>
                      <text:list text:style-name="a208">
                        <text:list-item>
                          <text:p text:style-name="a207" text:class-names="" text:cond-style-name=""><text:span text:style-name="a204" text:class-names="">第<text:s text:c="1"/></text:span><text:span text:style-name="a205" text:class-names="">4<text:s text:c="1"/></text:span><text:span text:style-name="a206" text:class-names="">レベル</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09" text:class-names="">第<text:s text:c="1"/></text:span><text:span text:style-name="a210" text:class-names="">5<text:s text:c="1"/></text:span><text:span text:style-name="a211" text:class-names="">レベル</text:span></text:p>
                            </text:list-item>
                          </text:list>
                        </text:list-item>
                      </text:list>
                    </text:list-item>
                  </text:list>
                </text:list-item>
              </text:list>
            </text:list-item>
          </text:list>
        </draw:text-box>
        <svg:title/>
        <svg:desc/>
      </draw:frame>
      <draw:frame draw:id="id29" presentation:style-name="a218" draw:name="テキスト プレースホルダー 4" svg:x="6.75in" svg:y="1.83854in" svg:width="5.6684in" svg:height="0.90104in" presentation:class="outline" presentation:placeholder="false">
        <draw:text-box>
          <text:list text:style-name="a217">
            <text:list-item>
              <text:p text:style-name="a216" text:class-names="" text:cond-style-name=""><text:span text:style-name="a215" text:class-names="">マスター テキストの書式設定</text:span></text:p>
            </text:list-item>
          </text:list>
        </draw:text-box>
        <svg:title/>
        <svg:desc/>
      </draw:frame>
      <draw:frame draw:id="id30" presentation:style-name="a242" draw:name="コンテンツ プレースホルダー 5" svg:x="6.75in" svg:y="2.73958in" svg:width="5.6684in" svg:height="4.02951in" presentation:class="object" presentation:placeholder="false">
        <draw:text-box>
          <text:list text:style-name="a221">
            <text:list-item>
              <text:p text:style-name="a220" text:class-names="" text:cond-style-name=""><text:span text:style-name="a219" text:class-names="">マスター テキストの書式設定</text:span></text:p>
            </text:list-item>
          </text:list>
          <text:list text:style-name="a226">
            <text:list-item>
              <text:list text:style-name="a226">
                <text:list-item>
                  <text:p text:style-name="a225" text:class-names="" text:cond-style-name=""><text:span text:style-name="a222" text:class-names="">第<text:s text:c="1"/></text:span><text:span text:style-name="a223" text:class-names="">2<text:s text:c="1"/></text:span><text:span text:style-name="a224" text:class-names="">レベル</text:span></text:p>
                </text:list-item>
              </text:list>
            </text:list-item>
          </text:list>
          <text:list text:style-name="a231">
            <text:list-item>
              <text:list text:style-name="a231">
                <text:list-item>
                  <text:list text:style-name="a231">
                    <text:list-item>
                      <text:p text:style-name="a230" text:class-names="" text:cond-style-name=""><text:span text:style-name="a227" text:class-names="">第<text:s text:c="1"/></text:span><text:span text:style-name="a228" text:class-names="">3<text:s text:c="1"/></text:span><text:span text:style-name="a229" text:class-names="">レベル</text:span></text:p>
                    </text:list-item>
                  </text:list>
                </text:list-item>
              </text:list>
            </text:list-item>
          </text:list>
          <text:list text:style-name="a236">
            <text:list-item>
              <text:list text:style-name="a236">
                <text:list-item>
                  <text:list text:style-name="a236">
                    <text:list-item>
                      <text:list text:style-name="a236">
                        <text:list-item>
                          <text:p text:style-name="a235" text:class-names="" text:cond-style-name=""><text:span text:style-name="a232" text:class-names="">第<text:s text:c="1"/></text:span><text:span text:style-name="a233" text:class-names="">4<text:s text:c="1"/></text:span><text:span text:style-name="a234" text:class-names="">レベル</text:span></text:p>
                        </text:list-item>
                      </text:list>
                    </text:list-item>
                  </text:list>
                </text:list-item>
              </text:list>
            </text:list-item>
          </text:list>
          <text:list text:style-name="a241">
            <text:list-item>
              <text:list text:style-name="a241">
                <text:list-item>
                  <text:list text:style-name="a241">
                    <text:list-item>
                      <text:list text:style-name="a241">
                        <text:list-item>
                          <text:list text:style-name="a241">
                            <text:list-item>
                              <text:p text:style-name="a240" text:class-names="" text:cond-style-name=""><text:span text:style-name="a237" text:class-names="">第<text:s text:c="1"/></text:span><text:span text:style-name="a238" text:class-names="">5<text:s text:c="1"/></text:span><text:span text:style-name="a239" text:class-names="">レベル</text:span></text:p>
                            </text:list-item>
                          </text:list>
                        </text:list-item>
                      </text:list>
                    </text:list-item>
                  </text:list>
                </text:list-item>
              </text:list>
            </text:list-item>
          </text:list>
        </draw:text-box>
        <svg:title/>
        <svg:desc/>
      </draw:frame>
      <draw:frame draw:id="id31" presentation:style-name="a247" draw:name="日付プレースホルダー 6" svg:x="0.91667in" svg:y="6.95139in" svg:width="3in" svg:height="0.39931in" presentation:class="date-time" presentation:placeholder="false">
        <draw:text-box>
          <text:p text:style-name="a246" text:class-names="" text:cond-style-name=""><text:span text:style-name="a243" text:class-names=""><text:date text:fixed="false" style:data-style-name="a244">2025/2/3</text:date></text:span><text:span text:style-name="a245" text:class-names=""/></text:p>
        </draw:text-box>
        <svg:title/>
        <svg:desc/>
      </draw:frame>
      <draw:frame draw:id="id32" presentation:style-name="a250" draw:name="フッター プレースホルダー 7"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33" presentation:style-name="a254" draw:name="スライド番号プレースホルダー 8" svg:x="9.41667in" svg:y="6.95139in" svg:width="3in" svg:height="0.39931in" presentation:class="page-number" presentation:placeholder="false">
        <draw:text-box>
          <text:p text:style-name="a253" text:class-names="" text:cond-style-name=""><text:span text:style-name="a251" text:class-names=""><text:page-number style:num-format="1" text:fixed="false">‹#›</text:page-number></text:span><text:span text:style-name="a252" text:class-names=""/></text:p>
        </draw:text-box>
        <svg:title/>
        <svg:desc/>
      </draw:frame>
    </style:master-page>
    <style:master-page style:name="Master1-Layout6-titleOnly-タイトルのみ" style:page-layout-name="pageLayout1" draw:style-name="a255">
      <draw:frame draw:id="id34" presentation:style-name="a258" draw:name="タイトル 1" svg:x="0.91667in" svg:y="0.39931in" svg:width="11.5in" svg:height="1.44965in" presentation:class="title" presentation:placeholder="false">
        <draw:text-box>
          <text:p text:style-name="a257" text:class-names="" text:cond-style-name=""><text:span text:style-name="a256" text:class-names="">マスター タイトルの書式設定</text:span></text:p>
        </draw:text-box>
        <svg:title/>
        <svg:desc/>
      </draw:frame>
      <draw:frame draw:id="id35" presentation:style-name="a263" draw:name="日付プレースホルダー 2" svg:x="0.91667in" svg:y="6.95139in" svg:width="3in" svg:height="0.39931in" presentation:class="date-time" presentation:placeholder="false">
        <draw:text-box>
          <text:p text:style-name="a262" text:class-names="" text:cond-style-name=""><text:span text:style-name="a259" text:class-names=""><text:date text:fixed="false" style:data-style-name="a260">2025/2/3</text:date></text:span><text:span text:style-name="a261" text:class-names=""/></text:p>
        </draw:text-box>
        <svg:title/>
        <svg:desc/>
      </draw:frame>
      <draw:frame draw:id="id36" presentation:style-name="a266" draw:name="フッター プレースホルダー 3" svg:x="4.41667in" svg:y="6.95139in" svg:width="4.5in" svg:height="0.39931in" presentation:class="footer" presentation:placeholder="false">
        <draw:text-box>
          <text:p text:style-name="a265" text:class-names="" text:cond-style-name=""><text:span text:style-name="a264" text:class-names=""/></text:p>
        </draw:text-box>
        <svg:title/>
        <svg:desc/>
      </draw:frame>
      <draw:frame draw:id="id37" presentation:style-name="a270" draw:name="スライド番号プレースホルダー 4" svg:x="9.41667in" svg:y="6.95139in" svg:width="3in" svg:height="0.39931in" presentation:class="page-number" presentation:placeholder="false">
        <draw:text-box>
          <text:p text:style-name="a269" text:class-names="" text:cond-style-name=""><text:span text:style-name="a267" text:class-names=""><text:page-number style:num-format="1" text:fixed="false">‹#›</text:page-number></text:span><text:span text:style-name="a268" text:class-names=""/></text:p>
        </draw:text-box>
        <svg:title/>
        <svg:desc/>
      </draw:frame>
    </style:master-page>
    <style:master-page style:name="Master1-Layout7-blank-白紙" style:page-layout-name="pageLayout1" draw:style-name="a271">
      <draw:frame draw:id="id38" presentation:style-name="a276" draw:name="日付プレースホルダー 1" svg:x="0.91667in" svg:y="6.95139in" svg:width="3in" svg:height="0.39931in" presentation:class="date-time" presentation:placeholder="false">
        <draw:text-box>
          <text:p text:style-name="a275" text:class-names="" text:cond-style-name=""><text:span text:style-name="a272" text:class-names=""><text:date text:fixed="false" style:data-style-name="a273">2025/2/3</text:date></text:span><text:span text:style-name="a274" text:class-names=""/></text:p>
        </draw:text-box>
        <svg:title/>
        <svg:desc/>
      </draw:frame>
      <draw:frame draw:id="id39" presentation:style-name="a279" draw:name="フッター プレースホルダー 2" svg:x="4.41667in" svg:y="6.95139in" svg:width="4.5in" svg:height="0.39931in" presentation:class="footer" presentation:placeholder="false">
        <draw:text-box>
          <text:p text:style-name="a278" text:class-names="" text:cond-style-name=""><text:span text:style-name="a277" text:class-names=""/></text:p>
        </draw:text-box>
        <svg:title/>
        <svg:desc/>
      </draw:frame>
      <draw:frame draw:id="id40" presentation:style-name="a283" draw:name="スライド番号プレースホルダー 3" svg:x="9.41667in" svg:y="6.95139in" svg:width="3in" svg:height="0.39931in" presentation:class="page-number" presentation:placeholder="false">
        <draw:text-box>
          <text:p text:style-name="a282" text:class-names="" text:cond-style-name=""><text:span text:style-name="a280" text:class-names=""><text:page-number style:num-format="1" text:fixed="false">‹#›</text:page-number></text:span><text:span text:style-name="a281" text:class-names=""/></text:p>
        </draw:text-box>
        <svg:title/>
        <svg:desc/>
      </draw:frame>
    </style:master-page>
    <style:master-page style:name="Master1-Layout8-objTx-タイトル付きの&#10;コンテンツ" style:page-layout-name="pageLayout1" draw:style-name="a284">
      <draw:frame draw:id="id41" presentation:style-name="a287" draw:name="タイトル 1" svg:x="0.9184in" svg:y="0.5in" svg:width="4.30035in" svg:height="1.75in" presentation:class="title" presentation:placeholder="false">
        <draw:text-box>
          <text:p text:style-name="a286" text:class-names="" text:cond-style-name=""><text:span text:style-name="a285" text:class-names="">マスター タイトルの書式設定</text:span></text:p>
        </draw:text-box>
        <svg:title/>
        <svg:desc/>
      </draw:frame>
      <draw:frame draw:id="id42" presentation:style-name="a311" draw:name="コンテンツ プレースホルダー 2" svg:x="5.6684in" svg:y="1.07986in" svg:width="6.75in" svg:height="5.32986in" presentation:class="object" presentation:placeholder="false">
        <draw:text-box>
          <text:list text:style-name="a290">
            <text:list-item>
              <text:p text:style-name="a289" text:class-names="" text:cond-style-name=""><text:span text:style-name="a288" text:class-names="">マスター テキストの書式設定</text:span></text:p>
            </text:list-item>
          </text:list>
          <text:list text:style-name="a295">
            <text:list-item>
              <text:list text:style-name="a295">
                <text:list-item>
                  <text:p text:style-name="a294" text:class-names="" text:cond-style-name=""><text:span text:style-name="a291" text:class-names="">第<text:s text:c="1"/></text:span><text:span text:style-name="a292" text:class-names="">2<text:s text:c="1"/></text:span><text:span text:style-name="a293" text:class-names="">レベル</text:span></text:p>
                </text:list-item>
              </text:list>
            </text:list-item>
          </text:list>
          <text:list text:style-name="a300">
            <text:list-item>
              <text:list text:style-name="a300">
                <text:list-item>
                  <text:list text:style-name="a300">
                    <text:list-item>
                      <text:p text:style-name="a299" text:class-names="" text:cond-style-name=""><text:span text:style-name="a296" text:class-names="">第<text:s text:c="1"/></text:span><text:span text:style-name="a297" text:class-names="">3<text:s text:c="1"/></text:span><text:span text:style-name="a298" text:class-names="">レベル</text:span></text:p>
                    </text:list-item>
                  </text:list>
                </text:list-item>
              </text:list>
            </text:list-item>
          </text:list>
          <text:list text:style-name="a305">
            <text:list-item>
              <text:list text:style-name="a305">
                <text:list-item>
                  <text:list text:style-name="a305">
                    <text:list-item>
                      <text:list text:style-name="a305">
                        <text:list-item>
                          <text:p text:style-name="a304" text:class-names="" text:cond-style-name=""><text:span text:style-name="a301" text:class-names="">第<text:s text:c="1"/></text:span><text:span text:style-name="a302" text:class-names="">4<text:s text:c="1"/></text:span><text:span text:style-name="a303" text:class-names="">レベル</text:span></text:p>
                        </text:list-item>
                      </text:list>
                    </text:list-item>
                  </text:list>
                </text:list-item>
              </text:list>
            </text:list-item>
          </text:list>
          <text:list text:style-name="a310">
            <text:list-item>
              <text:list text:style-name="a310">
                <text:list-item>
                  <text:list text:style-name="a310">
                    <text:list-item>
                      <text:list text:style-name="a310">
                        <text:list-item>
                          <text:list text:style-name="a310">
                            <text:list-item>
                              <text:p text:style-name="a309" text:class-names="" text:cond-style-name=""><text:span text:style-name="a306" text:class-names="">第<text:s text:c="1"/></text:span><text:span text:style-name="a307" text:class-names="">5<text:s text:c="1"/></text:span><text:span text:style-name="a308" text:class-names="">レベル</text:span></text:p>
                            </text:list-item>
                          </text:list>
                        </text:list-item>
                      </text:list>
                    </text:list-item>
                  </text:list>
                </text:list-item>
              </text:list>
            </text:list-item>
          </text:list>
        </draw:text-box>
        <svg:title/>
        <svg:desc/>
      </draw:frame>
      <draw:frame draw:id="id43" presentation:style-name="a315" draw:name="テキスト プレースホルダー 3" svg:x="0.9184in" svg:y="2.25in" svg:width="4.30035in" svg:height="4.1684in" presentation:class="outline" presentation:placeholder="false">
        <draw:text-box>
          <text:list text:style-name="a314">
            <text:list-item>
              <text:p text:style-name="a313" text:class-names="" text:cond-style-name=""><text:span text:style-name="a312" text:class-names="">マスター テキストの書式設定</text:span></text:p>
            </text:list-item>
          </text:list>
        </draw:text-box>
        <svg:title/>
        <svg:desc/>
      </draw:frame>
      <draw:frame draw:id="id44" presentation:style-name="a320" draw:name="日付プレースホルダー 4" svg:x="0.91667in" svg:y="6.95139in" svg:width="3in" svg:height="0.39931in" presentation:class="date-time" presentation:placeholder="false">
        <draw:text-box>
          <text:p text:style-name="a319" text:class-names="" text:cond-style-name=""><text:span text:style-name="a316" text:class-names=""><text:date text:fixed="false" style:data-style-name="a317">2025/2/3</text:date></text:span><text:span text:style-name="a318" text:class-names=""/></text:p>
        </draw:text-box>
        <svg:title/>
        <svg:desc/>
      </draw:frame>
      <draw:frame draw:id="id45" presentation:style-name="a323" draw:name="フッター プレースホルダー 5" svg:x="4.41667in" svg:y="6.95139in" svg:width="4.5in" svg:height="0.39931in" presentation:class="footer" presentation:placeholder="false">
        <draw:text-box>
          <text:p text:style-name="a322" text:class-names="" text:cond-style-name=""><text:span text:style-name="a321" text:class-names=""/></text:p>
        </draw:text-box>
        <svg:title/>
        <svg:desc/>
      </draw:frame>
      <draw:frame draw:id="id46" presentation:style-name="a327" draw:name="スライド番号プレースホルダー 6" svg:x="9.41667in" svg:y="6.95139in" svg:width="3in" svg:height="0.39931in" presentation:class="page-number" presentation:placeholder="false">
        <draw:text-box>
          <text:p text:style-name="a326" text:class-names="" text:cond-style-name=""><text:span text:style-name="a324" text:class-names=""><text:page-number style:num-format="1" text:fixed="false">‹#›</text:page-number></text:span><text:span text:style-name="a325" text:class-names=""/></text:p>
        </draw:text-box>
        <svg:title/>
        <svg:desc/>
      </draw:frame>
    </style:master-page>
    <style:master-page style:name="Master1-Layout9-picTx-タイトル付きの図" style:page-layout-name="pageLayout1" draw:style-name="a328">
      <draw:frame draw:id="id47" presentation:style-name="a331" draw:name="タイトル 1" svg:x="0.9184in" svg:y="0.5in" svg:width="4.30035in" svg:height="1.75in" presentation:class="title" presentation:placeholder="false">
        <draw:text-box>
          <text:p text:style-name="a330" text:class-names="" text:cond-style-name=""><text:span text:style-name="a329" text:class-names="">マスター タイトルの書式設定</text:span></text:p>
        </draw:text-box>
        <svg:title/>
        <svg:desc/>
      </draw:frame>
      <draw:frame draw:id="id48" presentation:style-name="a334" draw:name="図プレースホルダー 2" svg:x="5.6684in" svg:y="1.07986in" svg:width="6.75in" svg:height="5.32986in" presentation:class="graphic" presentation:placeholder="false">
        <draw:text-box>
          <text:p text:style-name="a333" text:class-names="" text:cond-style-name=""><text:span text:style-name="a332" text:class-names=""/></text:p>
        </draw:text-box>
        <svg:title/>
        <svg:desc/>
      </draw:frame>
      <draw:frame draw:id="id49" presentation:style-name="a338" draw:name="テキスト プレースホルダー 3" svg:x="0.9184in" svg:y="2.25in" svg:width="4.30035in" svg:height="4.1684in" presentation:class="outline" presentation:placeholder="false">
        <draw:text-box>
          <text:list text:style-name="a337">
            <text:list-item>
              <text:p text:style-name="a336" text:class-names="" text:cond-style-name=""><text:span text:style-name="a335" text:class-names="">マスター テキストの書式設定</text:span></text:p>
            </text:list-item>
          </text:list>
        </draw:text-box>
        <svg:title/>
        <svg:desc/>
      </draw:frame>
      <draw:frame draw:id="id50" presentation:style-name="a343" draw:name="日付プレースホルダー 4" svg:x="0.91667in" svg:y="6.95139in" svg:width="3in" svg:height="0.39931in" presentation:class="date-time" presentation:placeholder="false">
        <draw:text-box>
          <text:p text:style-name="a342" text:class-names="" text:cond-style-name=""><text:span text:style-name="a339" text:class-names=""><text:date text:fixed="false" style:data-style-name="a340">2025/2/3</text:date></text:span><text:span text:style-name="a341" text:class-names=""/></text:p>
        </draw:text-box>
        <svg:title/>
        <svg:desc/>
      </draw:frame>
      <draw:frame draw:id="id51" presentation:style-name="a346" draw:name="フッター プレースホルダー 5" svg:x="4.41667in" svg:y="6.95139in" svg:width="4.5in" svg:height="0.39931in" presentation:class="footer" presentation:placeholder="false">
        <draw:text-box>
          <text:p text:style-name="a345" text:class-names="" text:cond-style-name=""><text:span text:style-name="a344" text:class-names=""/></text:p>
        </draw:text-box>
        <svg:title/>
        <svg:desc/>
      </draw:frame>
      <draw:frame draw:id="id52" presentation:style-name="a350" draw:name="スライド番号プレースホルダー 6" svg:x="9.41667in" svg:y="6.95139in" svg:width="3in" svg:height="0.39931in" presentation:class="page-number" presentation:placeholder="false">
        <draw:text-box>
          <text:p text:style-name="a349" text:class-names="" text:cond-style-name=""><text:span text:style-name="a347" text:class-names=""><text:page-number style:num-format="1" text:fixed="false">‹#›</text:page-number></text:span><text:span text:style-name="a348" text:class-names=""/></text:p>
        </draw:text-box>
        <svg:title/>
        <svg:desc/>
      </draw:frame>
    </style:master-page>
    <style:master-page style:name="Master1-Layout10-vertTx-タイトルと&#10;縦書きテキスト" style:page-layout-name="pageLayout1" draw:style-name="a351">
      <draw:frame draw:id="id53" presentation:style-name="a354" draw:name="タイトル 1" svg:x="0.91667in" svg:y="0.39931in" svg:width="11.5in" svg:height="1.44965in" presentation:class="title" presentation:placeholder="false">
        <draw:text-box>
          <text:p text:style-name="a353" text:class-names="" text:cond-style-name=""><text:span text:style-name="a352" text:class-names="">マスター タイトルの書式設定</text:span></text:p>
        </draw:text-box>
        <svg:title/>
        <svg:desc/>
      </draw:frame>
      <draw:frame draw:id="id54" presentation:style-name="a378" draw:name="縦書きテキスト プレースホルダー 2" svg:x="0.91667in" svg:y="1.99653in" svg:width="11.5in" svg:height="4.75868in" presentation:class="outline" presentation:placeholder="false">
        <draw:text-box>
          <text:list text:style-name="a357">
            <text:list-item>
              <text:p text:style-name="a356" text:class-names="" text:cond-style-name=""><text:span text:style-name="a355" text:class-names="">マスター テキストの書式設定</text:span></text:p>
            </text:list-item>
          </text:list>
          <text:list text:style-name="a362">
            <text:list-item>
              <text:list text:style-name="a362">
                <text:list-item>
                  <text:p text:style-name="a361" text:class-names="" text:cond-style-name=""><text:span text:style-name="a358" text:class-names="">第<text:s text:c="1"/></text:span><text:span text:style-name="a359" text:class-names="">2<text:s text:c="1"/></text:span><text:span text:style-name="a360" text:class-names="">レベル</text:span></text:p>
                </text:list-item>
              </text:list>
            </text:list-item>
          </text:list>
          <text:list text:style-name="a367">
            <text:list-item>
              <text:list text:style-name="a367">
                <text:list-item>
                  <text:list text:style-name="a367">
                    <text:list-item>
                      <text:p text:style-name="a366" text:class-names="" text:cond-style-name=""><text:span text:style-name="a363" text:class-names="">第<text:s text:c="1"/></text:span><text:span text:style-name="a364" text:class-names="">3<text:s text:c="1"/></text:span><text:span text:style-name="a365" text:class-names="">レベル</text:span></text:p>
                    </text:list-item>
                  </text:list>
                </text:list-item>
              </text:list>
            </text:list-item>
          </text:list>
          <text:list text:style-name="a372">
            <text:list-item>
              <text:list text:style-name="a372">
                <text:list-item>
                  <text:list text:style-name="a372">
                    <text:list-item>
                      <text:list text:style-name="a372">
                        <text:list-item>
                          <text:p text:style-name="a371" text:class-names="" text:cond-style-name=""><text:span text:style-name="a368" text:class-names="">第<text:s text:c="1"/></text:span><text:span text:style-name="a369" text:class-names="">4<text:s text:c="1"/></text:span><text:span text:style-name="a370" text:class-names="">レベル</text:span></text:p>
                        </text:list-item>
                      </text:list>
                    </text:list-item>
                  </text:list>
                </text:list-item>
              </text:list>
            </text:list-item>
          </text:list>
          <text:list text:style-name="a377">
            <text:list-item>
              <text:list text:style-name="a377">
                <text:list-item>
                  <text:list text:style-name="a377">
                    <text:list-item>
                      <text:list text:style-name="a377">
                        <text:list-item>
                          <text:list text:style-name="a377">
                            <text:list-item>
                              <text:p text:style-name="a376" text:class-names="" text:cond-style-name=""><text:span text:style-name="a373" text:class-names="">第<text:s text:c="1"/></text:span><text:span text:style-name="a374" text:class-names="">5<text:s text:c="1"/></text:span><text:span text:style-name="a375" text:class-names="">レベル</text:span></text:p>
                            </text:list-item>
                          </text:list>
                        </text:list-item>
                      </text:list>
                    </text:list-item>
                  </text:list>
                </text:list-item>
              </text:list>
            </text:list-item>
          </text:list>
        </draw:text-box>
        <svg:title/>
        <svg:desc/>
      </draw:frame>
      <draw:frame draw:id="id55" presentation:style-name="a383" draw:name="日付プレースホルダー 3" svg:x="0.91667in" svg:y="6.95139in" svg:width="3in" svg:height="0.39931in" presentation:class="date-time" presentation:placeholder="false">
        <draw:text-box>
          <text:p text:style-name="a382" text:class-names="" text:cond-style-name=""><text:span text:style-name="a379" text:class-names=""><text:date text:fixed="false" style:data-style-name="a380">2025/2/3</text:date></text:span><text:span text:style-name="a381" text:class-names=""/></text:p>
        </draw:text-box>
        <svg:title/>
        <svg:desc/>
      </draw:frame>
      <draw:frame draw:id="id56" presentation:style-name="a386" draw:name="フッター プレースホルダー 4" svg:x="4.41667in" svg:y="6.95139in" svg:width="4.5in" svg:height="0.39931in" presentation:class="footer" presentation:placeholder="false">
        <draw:text-box>
          <text:p text:style-name="a385" text:class-names="" text:cond-style-name=""><text:span text:style-name="a384" text:class-names=""/></text:p>
        </draw:text-box>
        <svg:title/>
        <svg:desc/>
      </draw:frame>
      <draw:frame draw:id="id57" presentation:style-name="a390" draw:name="スライド番号プレースホルダー 5" svg:x="9.41667in" svg:y="6.95139in" svg:width="3in" svg:height="0.39931in" presentation:class="page-number" presentation:placeholder="false">
        <draw:text-box>
          <text:p text:style-name="a389" text:class-names="" text:cond-style-name=""><text:span text:style-name="a387" text:class-names=""><text:page-number style:num-format="1" text:fixed="false">‹#›</text:page-number></text:span><text:span text:style-name="a388" text:class-names=""/></text:p>
        </draw:text-box>
        <svg:title/>
        <svg:desc/>
      </draw:frame>
    </style:master-page>
    <style:master-page style:name="Master1-Layout11-vertTitleAndTx-縦書きタイトルと&#10;縦書きテキスト" style:page-layout-name="pageLayout1" draw:style-name="a391">
      <draw:frame draw:id="id58" presentation:style-name="a394" draw:name="縦書きタイトル 1" svg:x="9.54167in" svg:y="0.39931in" svg:width="2.875in" svg:height="6.3559in" presentation:class="title" presentation:placeholder="false">
        <draw:text-box>
          <text:p text:style-name="a393" text:class-names="" text:cond-style-name=""><text:span text:style-name="a392" text:class-names="">マスター タイトルの書式設定</text:span></text:p>
        </draw:text-box>
        <svg:title/>
        <svg:desc/>
      </draw:frame>
      <draw:frame draw:id="id59" presentation:style-name="a418" draw:name="縦書きテキスト プレースホルダー 2" svg:x="0.91667in" svg:y="0.39931in" svg:width="8.45833in" svg:height="6.3559in" presentation:class="outline" presentation:placeholder="false">
        <draw:text-box>
          <text:list text:style-name="a397">
            <text:list-item>
              <text:p text:style-name="a396" text:class-names="" text:cond-style-name=""><text:span text:style-name="a395" text:class-names="">マスター テキストの書式設定</text:span></text:p>
            </text:list-item>
          </text:list>
          <text:list text:style-name="a402">
            <text:list-item>
              <text:list text:style-name="a402">
                <text:list-item>
                  <text:p text:style-name="a401" text:class-names="" text:cond-style-name=""><text:span text:style-name="a398" text:class-names="">第<text:s text:c="1"/></text:span><text:span text:style-name="a399" text:class-names="">2<text:s text:c="1"/></text:span><text:span text:style-name="a400" text:class-names="">レベル</text:span></text:p>
                </text:list-item>
              </text:list>
            </text:list-item>
          </text:list>
          <text:list text:style-name="a407">
            <text:list-item>
              <text:list text:style-name="a407">
                <text:list-item>
                  <text:list text:style-name="a407">
                    <text:list-item>
                      <text:p text:style-name="a406" text:class-names="" text:cond-style-name=""><text:span text:style-name="a403" text:class-names="">第<text:s text:c="1"/></text:span><text:span text:style-name="a404" text:class-names="">3<text:s text:c="1"/></text:span><text:span text:style-name="a405" text:class-names="">レベル</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08" text:class-names="">第<text:s text:c="1"/></text:span><text:span text:style-name="a409" text:class-names="">4<text:s text:c="1"/></text:span><text:span text:style-name="a410" text:class-names="">レベル</text:span></text:p>
                        </text:list-item>
                      </text:list>
                    </text:list-item>
                  </text:list>
                </text:list-item>
              </text:list>
            </text:list-item>
          </text:list>
          <text:list text:style-name="a417">
            <text:list-item>
              <text:list text:style-name="a417">
                <text:list-item>
                  <text:list text:style-name="a417">
                    <text:list-item>
                      <text:list text:style-name="a417">
                        <text:list-item>
                          <text:list text:style-name="a417">
                            <text:list-item>
                              <text:p text:style-name="a416" text:class-names="" text:cond-style-name=""><text:span text:style-name="a413" text:class-names="">第<text:s text:c="1"/></text:span><text:span text:style-name="a414" text:class-names="">5<text:s text:c="1"/></text:span><text:span text:style-name="a415" text:class-names="">レベル</text:span></text:p>
                            </text:list-item>
                          </text:list>
                        </text:list-item>
                      </text:list>
                    </text:list-item>
                  </text:list>
                </text:list-item>
              </text:list>
            </text:list-item>
          </text:list>
        </draw:text-box>
        <svg:title/>
        <svg:desc/>
      </draw:frame>
      <draw:frame draw:id="id60" presentation:style-name="a423" draw:name="日付プレースホルダー 3" svg:x="0.91667in" svg:y="6.95139in" svg:width="3in" svg:height="0.39931in" presentation:class="date-time" presentation:placeholder="false">
        <draw:text-box>
          <text:p text:style-name="a422" text:class-names="" text:cond-style-name=""><text:span text:style-name="a419" text:class-names=""><text:date text:fixed="false" style:data-style-name="a420">2025/2/3</text:date></text:span><text:span text:style-name="a421" text:class-names=""/></text:p>
        </draw:text-box>
        <svg:title/>
        <svg:desc/>
      </draw:frame>
      <draw:frame draw:id="id61" presentation:style-name="a426" draw:name="フッター プレースホルダー 4" svg:x="4.41667in" svg:y="6.95139in" svg:width="4.5in" svg:height="0.39931in" presentation:class="footer" presentation:placeholder="false">
        <draw:text-box>
          <text:p text:style-name="a425" text:class-names="" text:cond-style-name=""><text:span text:style-name="a424" text:class-names=""/></text:p>
        </draw:text-box>
        <svg:title/>
        <svg:desc/>
      </draw:frame>
      <draw:frame draw:id="id62" presentation:style-name="a430" draw:name="スライド番号プレースホルダー 5" svg:x="9.41667in" svg:y="6.95139in" svg:width="3in" svg:height="0.39931in" presentation:class="page-number" presentation:placeholder="false">
        <draw:text-box>
          <text:p text:style-name="a429" text:class-names="" text:cond-style-name=""><text:span text:style-name="a427" text:class-names=""><text:page-number style:num-format="1" text:fixed="false">‹#›</text:page-number></text:span><text:span text:style-name="a428"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
    <dc:creator/>
    <meta:creation-date>2025-02-02T07:58:23Z</meta:creation-date>
    <dc:date>2025-02-03T12:54:43Z</dc:date>
    <meta:editing-cycles>728</meta:editing-cycles>
    <meta:editing-duration>PT0S</meta:editing-duration>
    <meta:document-statistic meta:paragraph-count="0" meta:word-count="0"/>
  </office:meta>
</office:document-meta>
</file>